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13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6.14mm"/>
    </style:style>
    <style:style style:name="co9" style:family="table-column">
      <style:table-column-properties fo:break-before="auto" style:column-width="23.95mm"/>
    </style:style>
    <style:style style:name="co10" style:family="table-column">
      <style:table-column-properties fo:break-before="auto" style:column-width="32.67mm"/>
    </style:style>
    <style:style style:name="co11" style:family="table-column">
      <style:table-column-properties fo:break-before="auto" style:column-width="15.52mm"/>
    </style:style>
    <style:style style:name="co12" style:family="table-column">
      <style:table-column-properties fo:break-before="auto" style:column-width="16.88mm"/>
    </style:style>
    <style:style style:name="co13" style:family="table-column">
      <style:table-column-properties fo:break-before="auto" style:column-width="17.15mm"/>
    </style:style>
    <style:style style:name="co14" style:family="table-column">
      <style:table-column-properties fo:break-before="auto" style:column-width="17.52mm"/>
    </style:style>
    <style:style style:name="co15" style:family="table-column">
      <style:table-column-properties fo:break-before="auto" style:column-width="17.43mm"/>
    </style:style>
    <style:style style:name="co16" style:family="table-column">
      <style:table-column-properties fo:break-before="auto" style:column-width="16.97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162.12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4.23mm"/>
    </style:style>
    <style:style style:name="co21" style:family="table-column">
      <style:table-column-properties fo:break-before="auto" style:column-width="147.41mm"/>
    </style:style>
    <style:style style:name="co22" style:family="table-column">
      <style:table-column-properties fo:break-before="auto" style:column-width="153.95mm"/>
    </style:style>
    <style:style style:name="co23" style:family="table-column">
      <style:table-column-properties fo:break-before="auto" style:column-width="11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36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4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33" style:family="table-cell" style:parent-style-name="Default">
      <style:table-cell-properties fo:border="0.06pt solid #000000"/>
    </style:style>
    <style:style style:name="ce70" style:family="table-cell" style:parent-style-name="Default">
      <style:table-cell-properties fo:border-bottom="none" fo:border-left="0.06pt solid #000000" fo:border-right="0.06pt solid #000000" fo:border-top="none"/>
    </style:style>
    <style:style style:name="ce7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1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102" style:family="table-cell" style:parent-style-name="Default">
      <style:table-cell-properties fo:border-bottom="none" fo:background-color="#77bc65" fo:border-left="0.06pt solid #000000" fo:border-right="0.06pt solid #000000" fo:border-top="none"/>
    </style:style>
    <style:style style:name="ce103" style:family="table-cell" style:parent-style-name="Default">
      <style:table-cell-properties fo:border-bottom="none" fo:background-color="#ffd7d7" fo:border-left="0.06pt solid #000000" fo:border-right="0.06pt solid #000000" fo:border-top="none"/>
    </style:style>
    <style:style style:name="ce104" style:family="table-cell" style:parent-style-name="Default">
      <style:table-cell-properties fo:border-bottom="0.06pt solid #000000" fo:background-color="#ff7b59" fo:border-left="0.06pt solid #000000" fo:border-right="0.06pt solid #000000" fo:border-top="none"/>
    </style:style>
    <style:style style:name="ce6" style:family="table-cell" style:parent-style-name="Default">
      <style:table-cell-properties fo:wrap-option="wrap" fo:border="0.06pt solid #000000"/>
    </style:style>
    <style:style style:name="ce106" style:family="table-cell" style:parent-style-name="Default">
      <style:table-cell-properties fo:border-bottom="0.06pt solid #000000" fo:background-color="#77bc65" fo:border-left="0.06pt solid #000000" fo:border-right="0.06pt solid #000000" fo:border-top="non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8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11" style:family="table-cell" style:parent-style-name="Default" style:data-style-name="N111">
      <style:table-cell-properties fo:border-bottom="none" fo:border-left="0.06pt solid #000000" fo:border-right="0.06pt solid #000000" fo:border-top="none"/>
    </style:style>
    <style:style style:name="ce12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3" style:family="table-cell" style:parent-style-name="Default" style:data-style-name="N111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16" style:family="table-cell" style:parent-style-name="Default" style:data-style-name="N111">
      <style:table-cell-properties fo:border-bottom="none" fo:border-left="0.06pt solid #000000" fo:border-right="0.06pt solid #000000" fo:border-top="0.06pt solid #000000"/>
    </style:style>
    <style:style style:name="ce9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1" style:family="table-cell" style:parent-style-name="Default">
      <style:table-cell-properties fo:border-bottom="none" fo:border-left="none" fo:border-right="0.06pt solid #000000" fo:border-top="none"/>
    </style:style>
    <style:style style:name="ce115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92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2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97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8" style:family="table-cell" style:parent-style-name="Default" style:data-style-name="N11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3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9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0" style:family="table-cell" style:parent-style-name="Default" style:data-style-name="N111">
      <style:table-cell-properties fo:border="0.06pt solid #000000"/>
    </style:style>
    <style:style style:name="ce3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9" style:family="table-cell" style:parent-style-name="Default" style:data-style-name="N111">
      <style:table-cell-properties fo:border-bottom="none" fo:wrap-option="wrap" fo:border-left="0.06pt solid #000000" fo:border-right="0.06pt solid #000000" fo:border-top="0.06pt solid #000000"/>
    </style:style>
    <style:style style:name="ce60" style:family="table-cell" style:parent-style-name="Default" style:data-style-name="N111">
      <style:table-cell-properties fo:border-bottom="none" fo:wrap-option="wrap" fo:border-left="0.06pt solid #000000" fo:border-right="0.06pt solid #000000" fo:border-top="none"/>
    </style:style>
    <style:style style:name="ce61" style:family="table-cell" style:parent-style-name="Default" style:data-style-name="N111">
      <style:table-cell-properties fo:border-bottom="0.06pt solid #000000" fo:wrap-option="wrap" fo:border-left="0.06pt solid #000000" fo:border-right="0.06pt solid #000000" fo:border-top="none"/>
    </style:style>
    <style:style style:name="ce68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69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72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77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124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80" style:family="table-cell" style:parent-style-name="Default" style:data-style-name="N100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1" style:family="table-cell" style:parent-style-name="Default" style:data-style-name="N100">
      <style:table-cell-properties fo:background-color="#dee6ef" style:text-align-source="fix" style:repeat-content="false" fo:wrap-option="wrap" fo:border="0.06pt solid #000000"/>
      <style:paragraph-properties fo:text-align="center" fo:margin-left="0mm"/>
    </style:style>
    <style:style style:name="ce82" style:family="table-cell" style:parent-style-name="Default">
      <style:table-cell-properties fo:border-bottom="none" fo:background-color="#729fc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0.06pt solid #000000" fo:background-color="#dee6ef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85" style:family="table-cell" style:parent-style-name="Default">
      <style:table-cell-properties fo:border-bottom="none" fo:background-color="#dee6ef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dee6e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87" style:family="table-cell" style:parent-style-name="Default">
      <style:table-cell-properties fo:border-bottom="0.06pt solid #000000" fo:background-color="#dee6e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88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40" style:family="table-cell" style:parent-style-name="Default" style:data-style-name="N111">
      <style:table-cell-properties fo:border-bottom="none" fo:wrap-option="wrap" fo:border-left="0.06pt solid #000000" fo:border-right="none" fo:border-top="none"/>
    </style:style>
    <style:style style:name="ce141" style:family="table-cell" style:parent-style-name="Default" style:data-style-name="N111">
      <style:table-cell-properties fo:border-bottom="0.06pt solid #000000" fo:wrap-option="wrap" fo:border-left="0.06pt solid #000000" fo:border-right="none" fo:border-top="none"/>
    </style:style>
    <style:style style:name="ce142" style:family="table-cell" style:parent-style-name="Default" style:data-style-name="N111">
      <style:table-cell-properties fo:border-bottom="none" fo:wrap-option="wrap" fo:border-left="none" fo:border-right="none" fo:border-top="0.06pt solid #000000"/>
    </style:style>
    <style:style style:name="ce143" style:family="table-cell" style:parent-style-name="Default" style:data-style-name="N111">
      <style:table-cell-properties fo:border="none"/>
    </style:style>
    <style:style style:name="ce144" style:family="table-cell" style:parent-style-name="Default" style:data-style-name="N111">
      <style:table-cell-properties fo:wrap-option="wrap" fo:border="none"/>
    </style:style>
    <style:style style:name="ce145" style:family="table-cell" style:parent-style-name="Default" style:data-style-name="N111">
      <style:table-cell-properties fo:border-bottom="0.06pt solid #000000" fo:wrap-option="wrap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mm"/>
    </style:style>
    <style:style style:name="ce148" style:family="table-cell" style:parent-style-name="Default">
      <style:table-cell-properties fo:border-bottom="none" fo:border-left="none" fo:border-right="0.06pt solid #000000" fo:border-top="0.06pt solid #000000"/>
    </style:style>
    <style:style style:name="ce149" style:family="table-cell" style:parent-style-name="Default">
      <style:table-cell-properties fo:border-bottom="0.06pt solid #000000" fo:border-left="none" fo:border-right="0.06pt solid #000000" fo:border-top="none"/>
    </style:style>
    <style:style style:name="ce15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100">
      <style:table-cell-properties fo:border="non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0">
      <style:table-cell-properties fo:border="0.06pt solid #000000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4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25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26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11"/>
    <style:style style:name="ce28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30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3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6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167" style:family="table-cell" style:parent-style-name="Default">
      <style:table-cell-properties fo:background-color="#dee6ef" style:text-align-source="fix" style:repeat-content="false"/>
      <style:paragraph-properties fo:text-align="center" fo:margin-left="0mm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3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</style:style>
    <style:style style:name="ce137" style:family="table-cell" style:parent-style-name="Default" style:data-style-name="N61"/>
    <style:style style:name="ce13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nal-wrap-up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3" table:default-cell-style-name="ce70"/>
        <table:table-column table:style-name="co4" table:default-cell-style-name="ce70"/>
        <table:table-column table:style-name="co5" table:default-cell-style-name="ce70"/>
        <table:table-column table:style-name="co1" table:default-cell-style-name="ce70"/>
        <table:table-column table:style-name="co1" table:default-cell-style-name="ce12"/>
        <table:table-column table:style-name="co6" table:default-cell-style-name="ce12"/>
        <table:table-column table:style-name="co1" table:default-cell-style-name="ce12"/>
        <table:table-column table:style-name="co1" table:default-cell-style-name="ce11"/>
        <table:table-column table:style-name="co1" table:default-cell-style-name="ce12"/>
        <table:table-column table:style-name="co1" table:number-columns-repeated="1012" table:default-cell-style-name="Default"/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Benchmark</text:p>
          </table:table-cell>
          <table:table-cell table:style-name="ce8" office:value-type="string" calcext:value-type="string" table:number-columns-spanned="1" table:number-rows-spanned="2">
            <text:p>Best ML Model</text:p>
          </table:table-cell>
          <table:table-cell table:style-name="ce8" office:value-type="string" calcext:value-type="string" table:number-columns-spanned="4" table:number-rows-spanned="1">
            <text:p>Loops number</text:p>
          </table:table-cell>
          <table:covered-table-cell table:number-columns-repeated="3" table:style-name="ce9"/>
          <table:table-cell table:style-name="ce8" office:value-type="string" calcext:value-type="string" table:number-columns-spanned="3" table:number-rows-spanned="1">
            <text:p>Running time (sec)</text:p>
          </table:table-cell>
          <table:covered-table-cell table:number-columns-repeated="2" table:style-name="ce9"/>
          <table:table-cell table:style-name="ce8" office:value-type="string" calcext:value-type="string" table:number-columns-spanned="3" table:number-rows-spanned="1">
            <text:p>Speedup (x times)</text:p>
          </table:table-cell>
          <table:covered-table-cell table:style-name="ce8"/>
          <table:covered-table-cell table:style-name="ce9"/>
          <table:table-cell table:number-columns-repeated="1011"/>
        </table:table-row>
        <table:table-row table:style-name="ro2">
          <table:table-cell table:style-name="ce1"/>
          <table:covered-table-cell table:number-columns-repeated="2" table:style-name="ce3"/>
          <table:table-cell table:style-name="ce6" office:value-type="string" calcext:value-type="string">
            <text:p>Runtime feedback (# loops)</text:p>
          </table:table-cell>
          <table:table-cell table:style-name="ce6" office:value-type="string" calcext:value-type="string">
            <text:p>PPar Filter Tool (# loops)</text:p>
          </table:table-cell>
          <table:table-cell table:style-name="ce6" office:value-type="string" calcext:value-type="string">
            <text:p>Critical loops num</text:p>
          </table:table-cell>
          <table:table-cell table:style-name="ce6" office:value-type="string" calcext:value-type="string">
            <text:p>Total OpenMP pragmas</text:p>
          </table:table-cell>
          <table:table-cell table:style-name="ce6" office:value-type="string" calcext:value-type="string">
            <text:p>Serial</text:p>
          </table:table-cell>
          <table:table-cell table:style-name="ce6" office:value-type="string" calcext:value-type="string">
            <text:p>OpenMP</text:p>
          </table:table-cell>
          <table:table-cell table:style-name="ce6" office:value-type="string" calcext:value-type="string">
            <text:p>Critical </text:p>
          </table:table-cell>
          <table:table-cell table:style-name="ce6" office:value-type="string" calcext:value-type="string">
            <text:p>Serial speedup</text:p>
          </table:table-cell>
          <table:table-cell table:style-name="ce6" office:value-type="string" calcext:value-type="string">
            <text:p>Maximum speedup</text:p>
          </table:table-cell>
          <table:table-cell table:style-name="ce6" office:value-type="string" calcext:value-type="string">
            <text:p>Archieved speedup</text:p>
          </table:table-cell>
          <table:table-cell table:style-name="ce1" table:number-columns-repeated="1011"/>
        </table:table-row>
        <table:table-row table:style-name="ro1">
          <table:table-cell/>
          <table:table-cell office:value-type="string" calcext:value-type="string">
            <text:p>BT</text:p>
          </table:table-cell>
          <table:table-cell office:value-type="string" calcext:value-type="string">
            <text:p>RFC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30" calcext:value-type="float">
            <text:p>30</text:p>
          </table:table-cell>
          <table:table-cell table:style-name="ce11" office:value-type="float" office:value="184.471333333333" calcext:value-type="float">
            <text:p>184.471</text:p>
          </table:table-cell>
          <table:table-cell table:style-name="ce15" office:value-type="float" office:value="57.362" calcext:value-type="float">
            <text:p>57.362</text:p>
          </table:table-cell>
          <table:table-cell table:style-name="ce15" office:value-type="float" office:value="56.2106666666667" calcext:value-type="float">
            <text:p>56.211</text:p>
          </table:table-cell>
          <table:table-cell table:style-name="ce16" table:formula="of:=[.H4]/[.H4]" office:value-type="float" office:value="1" calcext:value-type="float">
            <text:p>1.000</text:p>
          </table:table-cell>
          <table:table-cell table:formula="of:=[.H4]/[.I4]" office:value-type="float" office:value="3.21591529816486" calcext:value-type="float">
            <text:p>3.22</text:p>
          </table:table-cell>
          <table:table-cell table:style-name="ce12" table:formula="of:=[.H4]/[.J4]" office:value-type="float" office:value="3.28178518905071" calcext:value-type="float">
            <text:p>3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3.4183333333333" calcext:value-type="float">
            <text:p>73.42</text:p>
          </table:table-cell>
          <table:table-cell office:value-type="float" office:value="19.7696666666667" calcext:value-type="float">
            <text:p>19.77</text:p>
          </table:table-cell>
          <table:table-cell office:value-type="float" office:value="27.6493333333333" calcext:value-type="float">
            <text:p>27.65</text:p>
          </table:table-cell>
          <table:table-cell table:formula="of:=[.H5]/[.H5]" office:value-type="float" office:value="1" calcext:value-type="float">
            <text:p>1.000</text:p>
          </table:table-cell>
          <table:table-cell table:formula="of:=[.H5]/[.I5]" office:value-type="float" office:value="3.71368594985583" calcext:value-type="float">
            <text:p>3.71</text:p>
          </table:table-cell>
          <table:table-cell table:style-name="ce12" table:formula="of:=[.H5]/[.J5]" office:value-type="float" office:value="2.65533828422626" calcext:value-type="float">
            <text:p>2.6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string" calcext:value-type="string">
            <text:p>Non applicab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698.819333333333" calcext:value-type="float">
            <text:p>698.819</text:p>
          </table:table-cell>
          <table:table-cell table:style-name="ce15" office:value-type="float" office:value="254.294333333333" calcext:value-type="float">
            <text:p>254.294</text:p>
          </table:table-cell>
          <table:table-cell table:style-name="ce11" office:value-type="float" office:value="698.819333333333" calcext:value-type="float">
            <text:p>698.819</text:p>
          </table:table-cell>
          <table:table-cell table:formula="of:=[.H6]/[.H6]" office:value-type="float" office:value="1" calcext:value-type="float">
            <text:p>1.000</text:p>
          </table:table-cell>
          <table:table-cell table:formula="of:=[.H6]/[.I6]" office:value-type="float" office:value="2.74807277131618" calcext:value-type="float">
            <text:p>2.75</text:p>
          </table:table-cell>
          <table:table-cell table:style-name="ce12" table:formula="of:=[.H6]/[.J6]" office:value-type="float" office:value="1" calcext:value-type="float">
            <text:p>1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number-columns-repeated="10"/>
          <table:table-cell table:style-name="ce1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SVC / MLP / RFC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6.8096666666667" calcext:value-type="float">
            <text:p>36.81</text:p>
          </table:table-cell>
          <table:table-cell office:value-type="float" office:value="12.1333333333333" calcext:value-type="float">
            <text:p>12.13</text:p>
          </table:table-cell>
          <table:table-cell office:value-type="float" office:value="14.69" calcext:value-type="float">
            <text:p>14.69</text:p>
          </table:table-cell>
          <table:table-cell table:formula="of:=[.H8]/[.H8]" office:value-type="float" office:value="1" calcext:value-type="float">
            <text:p>1.000</text:p>
          </table:table-cell>
          <table:table-cell table:formula="of:=[.H8]/[.I8]" office:value-type="float" office:value="3.03376373626375" calcext:value-type="float">
            <text:p>3.03</text:p>
          </table:table-cell>
          <table:table-cell table:style-name="ce12" table:formula="of:=[.H8]/[.J8]" office:value-type="float" office:value="2.50576355797595" calcext:value-type="float">
            <text:p>2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4.74833333333333" calcext:value-type="float">
            <text:p>4.748</text:p>
          </table:table-cell>
          <table:table-cell table:style-name="ce15" office:value-type="float" office:value="1.34666666666667" calcext:value-type="float">
            <text:p>1.347</text:p>
          </table:table-cell>
          <table:table-cell table:style-name="ce15" office:value-type="float" office:value="2.695" calcext:value-type="float">
            <text:p>2.695</text:p>
          </table:table-cell>
          <table:table-cell table:formula="of:=[.H9]/[.H9]" office:value-type="float" office:value="1" calcext:value-type="float">
            <text:p>1.000</text:p>
          </table:table-cell>
          <table:table-cell table:formula="of:=[.H9]/[.I9]" office:value-type="float" office:value="3.52599009900989" calcext:value-type="float">
            <text:p>3.53</text:p>
          </table:table-cell>
          <table:table-cell table:style-name="ce12" table:formula="of:=[.H9]/[.J9]" office:value-type="float" office:value="1.76190476190476" calcext:value-type="float">
            <text:p>1.7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SVC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ML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.00833333333333" calcext:value-type="float">
            <text:p>5.01</text:p>
          </table:table-cell>
          <table:table-cell office:value-type="float" office:value="3.05233333333333" calcext:value-type="float">
            <text:p>3.05</text:p>
          </table:table-cell>
          <table:table-cell office:value-type="float" office:value="3.87566666666667" calcext:value-type="float">
            <text:p>3.88</text:p>
          </table:table-cell>
          <table:table-cell table:formula="of:=[.H11]/[.H11]" office:value-type="float" office:value="1" calcext:value-type="float">
            <text:p>1.000</text:p>
          </table:table-cell>
          <table:table-cell table:formula="of:=[.H11]/[.I11]" office:value-type="float" office:value="1.64082122966037" calcext:value-type="float">
            <text:p>1.64</text:p>
          </table:table-cell>
          <table:table-cell table:style-name="ce12" table:formula="of:=[.H11]/[.J11]" office:value-type="float" office:value="1.29225079556205" calcext:value-type="float">
            <text:p>1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number-columns-repeated="10"/>
          <table:table-cell table:style-name="ce12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UA</text:p>
          </table:table-cell>
          <table:table-cell table:style-name="ce5"/>
          <table:table-cell table:style-name="ce71" table:number-columns-repeated="4"/>
          <table:table-cell table:style-name="ce14" table:number-columns-repeated="3"/>
          <table:table-cell table:style-name="ce13"/>
          <table:table-cell table:style-name="ce14" table:number-columns-repeated="2"/>
          <table:table-cell table:number-columns-repeated="1011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ce33" office:value-type="string" calcext:value-type="string">
            <text:p>Model</text:p>
          </table:table-cell>
          <table:table-cell table:style-name="ce33" office:value-type="string" calcext:value-type="string">
            <text:p>BT</text:p>
          </table:table-cell>
          <table:table-cell table:style-name="ce33" office:value-type="string" calcext:value-type="string">
            <text:p>CG</text:p>
          </table:table-cell>
          <table:table-cell table:style-name="ce33" office:value-type="string" calcext:value-type="string">
            <text:p>DC</text:p>
          </table:table-cell>
          <table:table-cell table:style-name="ce33" office:value-type="string" calcext:value-type="string">
            <text:p>EP</text:p>
          </table:table-cell>
          <table:table-cell table:style-name="ce33" office:value-type="string" calcext:value-type="string">
            <text:p>FT</text:p>
          </table:table-cell>
          <table:table-cell table:style-name="ce33" office:value-type="string" calcext:value-type="string">
            <text:p>IS</text:p>
          </table:table-cell>
          <table:table-cell table:style-name="ce33" office:value-type="string" calcext:value-type="string">
            <text:p>LU</text:p>
          </table:table-cell>
          <table:table-cell table:style-name="ce33" office:value-type="string" calcext:value-type="string">
            <text:p>MG</text:p>
          </table:table-cell>
          <table:table-cell table:style-name="ce33" office:value-type="string" calcext:value-type="string">
            <text:p>SP</text:p>
          </table:table-cell>
          <table:table-cell table:style-name="ce90" office:value-type="string" calcext:value-type="string">
            <text:p>UA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AdaBoost</text:p>
          </table:table-cell>
          <table:table-cell table:style-name="ce101" office:value-type="string" calcext:value-type="string">
            <text:p>No Change</text:p>
          </table:table-cell>
          <table:table-cell table:style-name="ce102" office:value-type="string" calcext:value-type="string">
            <text:p>Improved</text:p>
          </table:table-cell>
          <table:table-cell table:number-columns-repeated="8" table:style-name="ce101" office:value-type="string" calcext:value-type="string">
            <text:p>No Change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DT</text:p>
          </table:table-cell>
          <table:table-cell table:number-columns-repeated="2" table:style-name="ce102" office:value-type="string" calcext:value-type="string">
            <text:p>Improved</text:p>
          </table:table-cell>
          <table:table-cell table:number-columns-repeated="2" table:style-name="ce101" office:value-type="string" calcext:value-type="string">
            <text:p>No Change</text:p>
          </table:table-cell>
          <table:table-cell table:number-columns-repeated="3" table:style-name="ce102" office:value-type="string" calcext:value-type="string">
            <text:p>Improved</text:p>
          </table:table-cell>
          <table:table-cell table:style-name="ce101" office:value-type="string" calcext:value-type="string">
            <text:p>No Change</text:p>
          </table:table-cell>
          <table:table-cell table:style-name="ce103" office:value-type="string" calcext:value-type="string">
            <text:p>Worsened</text:p>
          </table:table-cell>
          <table:table-cell table:style-name="ce91"/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MLP</text:p>
          </table:table-cell>
          <table:table-cell table:style-name="ce103" office:value-type="string" calcext:value-type="string">
            <text:p>Worsened</text:p>
          </table:table-cell>
          <table:table-cell table:style-name="ce102" office:value-type="string" calcext:value-type="string">
            <text:p>Improved</text:p>
          </table:table-cell>
          <table:table-cell table:number-columns-repeated="2" table:style-name="ce101" office:value-type="string" calcext:value-type="string">
            <text:p>No Change</text:p>
          </table:table-cell>
          <table:table-cell table:number-columns-repeated="3" table:style-name="ce102" office:value-type="string" calcext:value-type="string">
            <text:p>Improved</text:p>
          </table:table-cell>
          <table:table-cell table:style-name="ce101" office:value-type="string" calcext:value-type="string">
            <text:p>No Change</text:p>
          </table:table-cell>
          <table:table-cell table:style-name="ce104" office:value-type="string" calcext:value-type="string">
            <text:p>Ruined</text:p>
          </table:table-cell>
          <table:table-cell table:style-name="ce103" office:value-type="string" calcext:value-type="string">
            <text:p>Worsened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RFC</text:p>
          </table:table-cell>
          <table:table-cell table:number-columns-repeated="2" table:style-name="ce102" office:value-type="string" calcext:value-type="string">
            <text:p>Improved</text:p>
          </table:table-cell>
          <table:table-cell table:number-columns-repeated="2" table:style-name="ce101" office:value-type="string" calcext:value-type="string">
            <text:p>No Change</text:p>
          </table:table-cell>
          <table:table-cell table:style-name="ce102" office:value-type="string" calcext:value-type="string">
            <text:p>Improved</text:p>
          </table:table-cell>
          <table:table-cell table:style-name="ce101" office:value-type="string" calcext:value-type="string">
            <text:p>No Change</text:p>
          </table:table-cell>
          <table:table-cell table:style-name="ce102" office:value-type="string" calcext:value-type="string">
            <text:p>Improved</text:p>
          </table:table-cell>
          <table:table-cell table:style-name="ce101" office:value-type="string" calcext:value-type="string">
            <text:p>No Change</text:p>
          </table:table-cell>
          <table:table-cell table:style-name="ce102" office:value-type="string" calcext:value-type="string">
            <text:p>Improved</text:p>
          </table:table-cell>
          <table:table-cell table:style-name="ce103" office:value-type="string" calcext:value-type="string">
            <text:p>Worsened</text:p>
          </table:table-cell>
          <table:table-cell table:number-columns-repeated="1012"/>
        </table:table-row>
        <table:table-row table:style-name="ro1">
          <table:table-cell/>
          <table:table-cell table:style-name="ce71" office:value-type="string" calcext:value-type="string">
            <text:p>SVC</text:p>
          </table:table-cell>
          <table:table-cell table:style-name="ce104" office:value-type="string" calcext:value-type="string">
            <text:p>Ruined</text:p>
          </table:table-cell>
          <table:table-cell table:style-name="ce106" office:value-type="string" calcext:value-type="string">
            <text:p>Improved</text:p>
          </table:table-cell>
          <table:table-cell table:number-columns-repeated="2" table:style-name="ce108" office:value-type="string" calcext:value-type="string">
            <text:p>No Change</text:p>
          </table:table-cell>
          <table:table-cell table:number-columns-repeated="2" table:style-name="ce106" office:value-type="string" calcext:value-type="string">
            <text:p>Improved</text:p>
          </table:table-cell>
          <table:table-cell table:style-name="ce71" office:value-type="string" calcext:value-type="string">
            <text:p>Improved/Ruined</text:p>
          </table:table-cell>
          <table:table-cell table:style-name="ce108" office:value-type="string" calcext:value-type="string">
            <text:p>No Change</text:p>
          </table:table-cell>
          <table:table-cell table:style-name="ce106" office:value-type="string" calcext:value-type="string">
            <text:p>Improved</text:p>
          </table:table-cell>
          <table:table-cell table:style-name="ce115" office:value-type="string" calcext:value-type="string">
            <text:p>No Change</text:p>
          </table:table-cell>
          <table:table-cell table:number-columns-repeated="1012"/>
        </table:table-row>
      </table:table>
      <table:table table:name="first-K-plot-mlp" table:style-name="ta1">
        <table:table-column table:style-name="co1" table:default-cell-style-name="Default"/>
        <table:table-column table:style-name="co7" table:default-cell-style-name="ce32"/>
        <table:table-column table:style-name="co8" table:number-columns-repeated="2" table:default-cell-style-name="ce48"/>
        <table:table-column table:style-name="co9" table:default-cell-style-name="ce32"/>
        <table:table-column table:style-name="co10" table:default-cell-style-name="ce35"/>
        <table:table-column table:style-name="co11" table:default-cell-style-name="ce35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" table:number-columns-repeated="3" table:default-cell-style-name="ce60"/>
        <table:table-column table:style-name="co1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6" table:default-cell-style-name="Default"/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2">
            <text:p>Benchmark</text:p>
          </table:table-cell>
          <table:table-cell table:style-name="ce78" office:value-type="string" calcext:value-type="string" table:number-columns-spanned="3" table:number-rows-spanned="1">
            <text:p>Runtime</text:p>
          </table:table-cell>
          <table:covered-table-cell table:number-columns-repeated="2" table:style-name="ce78"/>
          <table:table-cell table:style-name="ce78" office:value-type="string" calcext:value-type="string" table:number-columns-spanned="1" table:number-rows-spanned="2">
            <text:p>Scheme</text:p>
          </table:table-cell>
          <table:table-cell table:style-name="ce78" office:value-type="string" calcext:value-type="string" table:number-columns-spanned="9" table:number-rows-spanned="1">
            <text:p>K</text:p>
          </table:table-cell>
          <table:covered-table-cell table:number-columns-repeated="8" table:style-name="ce56"/>
          <table:table-cell table:number-columns-repeated="6"/>
        </table:table-row>
        <table:table-row table:style-name="ro3">
          <table:table-cell/>
          <table:covered-table-cell table:style-name="ce78"/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Maximum speedup</text:p>
          </table:table-cell>
          <table:covered-table-cell table:style-name="ce78"/>
          <table:table-cell table:style-name="ce2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92" office:value-type="string" calcext:value-type="string" table:number-columns-spanned="1" table:number-rows-spanned="5">
            <text:p>BT</text:p>
          </table:table-cell>
          <table:table-cell table:style-name="ce97" office:value-type="float" office:value="184.471333333333" calcext:value-type="float" table:number-columns-spanned="1" table:number-rows-spanned="5">
            <text:p>184.471</text:p>
          </table:table-cell>
          <table:table-cell table:style-name="ce97" office:value-type="float" office:value="57.362" calcext:value-type="float" table:number-columns-spanned="1" table:number-rows-spanned="5">
            <text:p>57.362</text:p>
          </table:table-cell>
          <table:table-cell table:style-name="ce97" table:formula="of:=[.C4]/[.D4]" office:value-type="float" office:value="3.21591529816486" calcext:value-type="float" table:number-columns-spanned="1" table:number-rows-spanned="5">
            <text:p>3.216</text:p>
          </table:table-cell>
          <table:table-cell table:style-name="ce34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4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table:style-name="ce36" office:value-type="string" calcext:value-type="string">
            <text:p>Filter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table-cell table:style-name="ce92" office:value-type="string" calcext:value-type="string" table:number-columns-spanned="1" table:number-rows-spanned="5">
            <text:p>CG</text:p>
          </table:table-cell>
          <table:table-cell table:style-name="ce97" office:value-type="float" office:value="73.4183333333333" calcext:value-type="float" table:number-columns-spanned="1" table:number-rows-spanned="5">
            <text:p>73.418</text:p>
          </table:table-cell>
          <table:table-cell table:style-name="ce97" office:value-type="float" office:value="19.7696666666667" calcext:value-type="float" table:number-columns-spanned="1" table:number-rows-spanned="5">
            <text:p>19.770</text:p>
          </table:table-cell>
          <table:table-cell table:style-name="ce97" table:formula="of:=[.C9]/[.D9]" office:value-type="float" office:value="3.71368594985583" calcext:value-type="float" table:number-columns-spanned="1" table:number-rows-spanned="5">
            <text:p>3.714</text:p>
          </table:table-cell>
          <table:table-cell table:style-name="ce34" office:value-type="string" calcext:value-type="string">
            <text:p>Profile</text:p>
          </table:table-cell>
          <table:table-cell table:style-name="ce34"/>
          <table:table-cell table:style-name="ce59" table:number-columns-repeated="2"/>
          <table:table-cell/>
          <table:table-cell table:style-name="ce59" table:number-columns-repeated="5"/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4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92" office:value-type="string" calcext:value-type="string" table:number-columns-spanned="1" table:number-rows-spanned="5">
            <text:p>DC</text:p>
          </table:table-cell>
          <table:table-cell table:style-name="ce97" table:number-columns-spanned="1" table:number-rows-spanned="5"/>
          <table:table-cell table:style-name="ce97" table:number-columns-spanned="1" table:number-rows-spanned="5"/>
          <table:table-cell table:style-name="ce97" table:number-columns-spanned="1" table:number-rows-spanned="5"/>
          <table:table-cell table:style-name="ce37" office:value-type="string" calcext:value-type="string">
            <text:p>Profile</text:p>
          </table:table-cell>
          <table:table-cell table:style-name="ce37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Filter</text:p>
          </table:table-cell>
          <table:table-cell table:style-name="ce38"/>
          <table:table-cell table:number-columns-repeated="14"/>
        </table:table-row>
        <table:table-row table:style-name="ro4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Filter/Profile Speedup</text:p>
          </table:table-cell>
          <table:table-cell table:style-name="ce38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Profile/Serial</text:p>
          </table:table-cell>
          <table:table-cell table:style-name="ce38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9" office:value-type="string" calcext:value-type="string">
            <text:p>Filter/Serial</text:p>
          </table:table-cell>
          <table:table-cell table:style-name="ce39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92" office:value-type="string" calcext:value-type="string" table:number-columns-spanned="1" table:number-rows-spanned="5">
            <text:p>EP</text:p>
          </table:table-cell>
          <table:table-cell table:style-name="ce97" office:value-type="float" office:value="62.347" calcext:value-type="float" table:number-columns-spanned="1" table:number-rows-spanned="5">
            <text:p>62.347</text:p>
          </table:table-cell>
          <table:table-cell table:style-name="ce97" office:value-type="float" office:value="22.239" calcext:value-type="float" table:number-columns-spanned="1" table:number-rows-spanned="5">
            <text:p>22.239</text:p>
          </table:table-cell>
          <table:table-cell table:style-name="ce97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8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4">
          <table:table-cell/>
          <table:covered-table-cell table:number-columns-repeated="3"/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92" office:value-type="string" calcext:value-type="string" table:number-columns-spanned="1" table:number-rows-spanned="6">
            <text:p>FT</text:p>
          </table:table-cell>
          <table:table-cell table:style-name="ce43" office:value-type="float" office:value="36.8096666666667" calcext:value-type="float" table:number-columns-spanned="1" table:number-rows-spanned="6">
            <text:p>36.810</text:p>
          </table:table-cell>
          <table:table-cell table:style-name="ce43" office:value-type="float" office:value="12.1333333333333" calcext:value-type="float" table:number-columns-spanned="1" table:number-rows-spanned="6">
            <text:p>12.133</text:p>
          </table:table-cell>
          <table:table-cell table:style-name="ce43" table:formula="of:=[.C24]/[.D24]" office:value-type="float" office:value="3.03376373626375" calcext:value-type="float" table:number-columns-spanned="1" table:number-rows-spanned="6">
            <text:p>3.034</text:p>
          </table:table-cell>
          <table:table-cell table:style-name="ce34" office:value-type="string" calcext:value-type="string">
            <text:p>Profile</text:p>
          </table:table-cell>
          <table:table-cell table:style-name="ce34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97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4">
          <table:table-cell/>
          <table:covered-table-cell table:number-columns-repeated="3"/>
          <table:covered-table-cell table:style-name="ce97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97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97"/>
          <table:table-cell table:style-name="ce36" office:value-type="string" calcext:value-type="string">
            <text:p>Filter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97"/>
          <table:table-cell table:style-name="ce36" office:value-type="string" calcext:value-type="string">
            <text:p>Omp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table-cell table:style-name="ce92" office:value-type="string" calcext:value-type="string" table:number-columns-spanned="1" table:number-rows-spanned="5">
            <text:p>IS</text:p>
          </table:table-cell>
          <table:table-cell table:style-name="ce97" office:value-type="float" office:value="4.938" calcext:value-type="float" table:number-columns-spanned="1" table:number-rows-spanned="5">
            <text:p>4.938</text:p>
          </table:table-cell>
          <table:table-cell table:style-name="ce97" table:number-columns-spanned="1" table:number-rows-spanned="5"/>
          <table:table-cell table:style-name="ce97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34"/>
          <table:table-cell table:style-name="ce59" table:number-columns-repeated="2"/>
          <table:table-cell table:number-columns-repeated="3"/>
          <table:table-cell table:style-name="ce59" table:number-columns-repeated="3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7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4">
          <table:table-cell/>
          <table:covered-table-cell table:number-columns-repeated="3"/>
          <table:covered-table-cell table:style-name="ce97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97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97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92" office:value-type="string" calcext:value-type="string" table:number-columns-spanned="1" table:number-rows-spanned="5">
            <text:p>LU</text:p>
          </table:table-cell>
          <table:table-cell table:style-name="ce97" office:value-type="float" office:value="117.488333333333" calcext:value-type="float" table:number-columns-spanned="1" table:number-rows-spanned="5">
            <text:p>117.488</text:p>
          </table:table-cell>
          <table:table-cell table:style-name="ce97" table:number-columns-spanned="1" table:number-rows-spanned="5"/>
          <table:table-cell table:style-name="ce97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97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4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97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97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97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92" office:value-type="string" calcext:value-type="string" table:number-columns-spanned="1" table:number-rows-spanned="6">
            <text:p>MG</text:p>
          </table:table-cell>
          <table:table-cell table:style-name="ce49" office:value-type="float" office:value="5.00833333333333" calcext:value-type="float" table:number-columns-spanned="1" table:number-rows-spanned="6">
            <text:p>5.008</text:p>
          </table:table-cell>
          <table:table-cell table:style-name="ce43" office:value-type="float" office:value="3.05233333333333" calcext:value-type="float" table:number-columns-spanned="1" table:number-rows-spanned="6">
            <text:p>3.052</text:p>
          </table:table-cell>
          <table:table-cell table:style-name="ce43" table:formula="of:=[.C40]/[.D40]" office:value-type="float" office:value="1.64082122966037" calcext:value-type="float" table:number-columns-spanned="1" table:number-rows-spanned="6">
            <text:p>1.641</text:p>
          </table:table-cell>
          <table:table-cell table:style-name="ce34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7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4">
          <table:table-cell/>
          <table:covered-table-cell table:number-columns-repeated="3"/>
          <table:covered-table-cell table:style-name="ce97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97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97"/>
          <table:table-cell table:style-name="ce36" office:value-type="string" calcext:value-type="string">
            <text:p>Filter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97"/>
          <table:table-cell table:style-name="ce36" office:value-type="string" calcext:value-type="string">
            <text:p>OpenMP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92" office:value-type="string" calcext:value-type="string" table:number-columns-spanned="1" table:number-rows-spanned="6">
            <text:p>SP</text:p>
          </table:table-cell>
          <table:table-cell table:style-name="ce43" office:value-type="float" office:value="88.0363333333333" calcext:value-type="float" table:number-columns-spanned="1" table:number-rows-spanned="6">
            <text:p>88.036</text:p>
          </table:table-cell>
          <table:table-cell table:style-name="ce43" office:value-type="float" office:value="65.1893333333333" calcext:value-type="float" table:number-columns-spanned="1" table:number-rows-spanned="6">
            <text:p>65.189</text:p>
          </table:table-cell>
          <table:table-cell table:style-name="ce43" table:formula="of:=[.C46]/[.D46]" office:value-type="float" office:value="1.35047144727154" calcext:value-type="float" table:number-columns-spanned="1" table:number-rows-spanned="6">
            <text:p>1.350</text:p>
          </table:table-cell>
          <table:table-cell table:style-name="ce34" office:value-type="string" calcext:value-type="string">
            <text:p>Profile</text:p>
          </table:table-cell>
          <table:table-cell table:style-name="ce34"/>
          <table:table-cell table:number-columns-repeated="4"/>
          <table:table-cell table:style-name="ce59" table:number-columns-repeated="4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7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4">
          <table:table-cell/>
          <table:covered-table-cell table:number-columns-repeated="3"/>
          <table:covered-table-cell table:style-name="ce97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97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97"/>
          <table:table-cell table:style-name="ce36" office:value-type="string" calcext:value-type="string">
            <text:p>Filter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97"/>
          <table:table-cell table:style-name="ce36" office:value-type="string" calcext:value-type="string">
            <text:p>OpenMP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table-cell table:style-name="ce92" office:value-type="string" calcext:value-type="string" table:number-columns-spanned="1" table:number-rows-spanned="5">
            <text:p>UA</text:p>
          </table:table-cell>
          <table:table-cell table:style-name="ce97" office:value-type="float" office:value="71.822" calcext:value-type="float" table:number-columns-spanned="1" table:number-rows-spanned="5">
            <text:p>71.822</text:p>
          </table:table-cell>
          <table:table-cell table:style-name="ce97" office:value-type="string" calcext:value-type="string" table:number-columns-spanned="1" table:number-rows-spanned="5">
            <text:p>74.225</text:p>
          </table:table-cell>
          <table:table-cell table:style-name="ce97" table:formula="of:=[.C52]/[.D52]" office:value-type="float" office:value="0.967625463118895" calcext:value-type="float" table:number-columns-spanned="1" table:number-rows-spanned="5">
            <text:p>0.968</text:p>
          </table:table-cell>
          <table:table-cell table:style-name="ce34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Filter</text:p>
          </table:table-cell>
          <table:table-cell office:value-type="float" office:value="182.149" calcext:value-type="float">
            <text:p>182.149</text:p>
          </table:table-cell>
          <table:table-cell table:style-name="ce11" office:value-type="float" office:value="983.381" calcext:value-type="float">
            <text:p>983.381</text:p>
          </table:table-cell>
          <table:table-cell table:style-name="ce11" office:value-type="float" office:value="197.945" calcext:value-type="float">
            <text:p>197.945</text:p>
          </table:table-cell>
          <table:table-cell table:style-name="ce11" office:value-type="float" office:value="197.787" calcext:value-type="float">
            <text:p>197.787</text:p>
          </table:table-cell>
          <table:table-cell table:style-name="ce11" office:value-type="float" office:value="193.046" calcext:value-type="float">
            <text:p>193.046</text:p>
          </table:table-cell>
          <table:table-cell table:style-name="ce11" office:value-type="float" office:value="180.188" calcext:value-type="float">
            <text:p>180.188</text:p>
          </table:table-cell>
          <table:table-cell table:style-name="ce11" office:value-type="float" office:value="179.909" calcext:value-type="float">
            <text:p>179.909</text:p>
          </table:table-cell>
          <table:table-cell table:style-name="ce11" office:value-type="float" office:value="184.121" calcext:value-type="float">
            <text:p>184.121</text:p>
          </table:table-cell>
          <table:table-cell table:style-name="ce11" office:value-type="float" office:value="82.81" calcext:value-type="float">
            <text:p>82.810</text:p>
          </table:table-cell>
          <table:table-cell table:number-columns-repeated="6"/>
        </table:table-row>
        <table:table-row table:style-name="ro4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Filter/Profile Speedup</text:p>
          </table:table-cell>
          <table:table-cell/>
          <table:table-cell table:style-name="ce11" table:number-columns-repeated="8"/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Profile/Serial</text:p>
          </table:table-cell>
          <table:table-cell/>
          <table:table-cell table:style-name="ce11" table:number-columns-repeated="8"/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13" table:number-columns-repeated="8"/>
          <table:table-cell table:number-columns-repeated="6"/>
        </table:table-row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 table:number-rows-repeated="2">
          <table:table-cell/>
          <table:table-cell table:style-name="ce2" table:number-columns-repeated="6"/>
          <table:table-cell table:style-name="ce40" table:number-columns-repeated="8"/>
          <table:table-cell table:number-columns-repeated="6"/>
        </table:table-row>
        <table:table-row table:style-name="ro1">
          <table:table-cell/>
          <table:table-cell table:style-name="ce92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 table:number-columns-repeated="2"/>
          <table:table-cell table:style-name="ce32" table:number-columns-repeated="2"/>
          <table:table-cell/>
          <table:table-cell table:style-name="ce36" table:number-columns-repeated="2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92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92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92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92" table:number-columns-repeated="4"/>
          <table:table-cell table:style-name="ce34" table:number-columns-repeated="2"/>
          <table:table-cell table:style-name="ce69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92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92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92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92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92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2">
          <table:table-cell/>
          <table:table-cell table:style-name="ce33" table:number-columns-repeated="4"/>
          <table:table-cell table:number-columns-repeated="2"/>
          <table:table-cell table:style-name="ce70" table:number-columns-repeated="8"/>
          <table:table-cell table:number-columns-repeated="6"/>
        </table:table-row>
        <table:table-row table:style-name="ro1">
          <table:table-cell/>
          <table:table-cell table:style-name="ce33" table:number-columns-repeated="4"/>
          <table:table-cell table:style-name="ce36" table:number-columns-repeated="2"/>
          <table:table-cell table:style-name="ce71" table:number-columns-repeated="8"/>
          <table:table-cell table:number-columns-repeated="6"/>
        </table:table-row>
      </table:table>
      <table:table table:name="first-K-plot-svc" table:style-name="ta1">
        <table:shapes>
          <draw:frame draw:z-index="0" draw:style-name="gr1" draw:text-style-name="P1" svg:width="159.99mm" svg:height="89.99mm" svg:x="290.89mm" svg:y="7.63mm">
            <draw:object draw:notify-on-update-of-ranges="'first-K-plot-svc'.H3:'first-K-plot-svc'.O3 'first-K-plot-svc'.H52:'first-K-plot-svc'.O52 'first-K-plot-svc'.H3:'first-K-plot-svc'.O3 'first-K-plot-svc'.H53:'first-K-plot-svc'.O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89.9mm" svg:x="291.35mm" svg:y="210.22mm">
            <draw:object draw:notify-on-update-of-ranges="'first-K-plot-svc'.H3:'first-K-plot-svc'.O3 'first-K-plot-svc'.H3:'first-K-plot-svc'.O3 'first-K-plot-svc'.H40:'first-K-plot-svc'.O40 'first-K-plot-svc'.H3:'first-K-plot-svc'.O3 'first-K-plot-svc'.H41:'first-K-plot-svc'.O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9.97mm" svg:height="89.9mm" svg:x="92.36mm" svg:y="313.72mm">
            <draw:object draw:notify-on-update-of-ranges="'first-K-plot-svc'.H3:'first-K-plot-svc'.O3 'first-K-plot-svc'.H46:'first-K-plot-svc'.O46 'first-K-plot-svc'.H47:'first-K-plot-svc'.O4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9.97mm" svg:height="89.9mm" svg:x="269.37mm" svg:y="318.53mm">
            <draw:object draw:notify-on-update-of-ranges="'first-K-plot-svc'.H3:'first-K-plot-svc'.I3 'first-K-plot-svc'.K3:'first-K-plot-svc'.K3 'first-K-plot-svc'.M3:'first-K-plot-svc'.M3 'first-K-plot-svc'.O3:'first-K-plot-svc'.O3 'first-K-plot-svc'.H3:'first-K-plot-svc'.I3 'first-K-plot-svc'.K3:'first-K-plot-svc'.K3 'first-K-plot-svc'.M3:'first-K-plot-svc'.M3 'first-K-plot-svc'.O3:'first-K-plot-svc'.O3 'first-K-plot-svc'.H4:'first-K-plot-svc'.I4 'first-K-plot-svc'.K4:'first-K-plot-svc'.K4 'first-K-plot-svc'.M4:'first-K-plot-svc'.M4 'first-K-plot-svc'.O4:'first-K-plot-svc'.O4 'first-K-plot-svc'.H3:'first-K-plot-svc'.I3 'first-K-plot-svc'.K3:'first-K-plot-svc'.K3 'first-K-plot-svc'.M3:'first-K-plot-svc'.M3 'first-K-plot-svc'.O3:'first-K-plot-svc'.O3 'first-K-plot-svc'.H5:'first-K-plot-svc'.I5 'first-K-plot-svc'.K5:'first-K-plot-svc'.K5 'first-K-plot-svc'.M5:'first-K-plot-svc'.M5 'first-K-plot-svc'.O5:'first-K-plot-svc'.O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9.97mm" svg:height="89.91mm" svg:x="269.36mm" svg:y="422.29mm">
            <draw:object draw:notify-on-update-of-ranges="'first-K-plot-svc'.H3:'first-K-plot-svc'.O3 'first-K-plot-svc'.A1:'first-K-plot-svc'.A1 'first-K-plot-svc'.H35:'first-K-plot-svc'.O35 'first-K-plot-svc'.A1:'first-K-plot-svc'.A1 'first-K-plot-svc'.H36:'first-K-plot-svc'.O3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name="CG" draw:style-name="gr1" draw:text-style-name="P1" svg:width="160mm" svg:height="89.9mm" svg:x="96.87mm" svg:y="409.25mm">
            <draw:object draw:notify-on-update-of-ranges="'first-K-plot-svc'.G3:'first-K-plot-svc'.O3 'first-K-plot-svc'.G3:'first-K-plot-svc'.O3 'first-K-plot-mlp'.A1:'first-K-plot-mlp'.A1 'first-K-plot-svc'.G9:'first-K-plot-svc'.O9 'first-K-plot-svc'.G3:'first-K-plot-svc'.O3 'first-K-plot-mlp'.A1:'first-K-plot-mlp'.A1 'first-K-plot-svc'.G10:'first-K-plot-svc'.O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159.99mm" svg:height="89.99mm" svg:x="288.37mm" svg:y="107.67mm">
            <draw:object draw:notify-on-update-of-ranges="'first-K-plot-svc'.G3:'first-K-plot-svc'.O3 'first-K-plot-svc'.G3:'first-K-plot-svc'.O3 'first-K-plot-mlp'.A1:'first-K-plot-mlp'.A1 'first-K-plot-svc'.G24:'first-K-plot-svc'.O24 'first-K-plot-svc'.G3:'first-K-plot-svc'.O3 'first-K-plot-mlp'.A1:'first-K-plot-mlp'.A1 'first-K-plot-svc'.G25:'first-K-plot-svc'.O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7" draw:style-name="gr1" draw:text-style-name="P1" svg:width="159.99mm" svg:height="89.99mm" svg:x="101.54mm" svg:y="508.35mm">
            <draw:object draw:notify-on-update-of-ranges="'first-K-plot-svc'.G3:'first-K-plot-svc'.O3 'first-K-plot-svc'.G3:'first-K-plot-svc'.O3 'first-K-plot-mlp'.A1:'first-K-plot-mlp'.A1 'first-K-plot-svc'.G19:'first-K-plot-svc'.O19 'first-K-plot-svc'.G3:'first-K-plot-svc'.O3 'first-K-plot-mlp'.A1:'first-K-plot-mlp'.A1 'first-K-plot-svc'.G20:'first-K-plot-svc'.O2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ce32"/>
        <table:table-column table:style-name="co8" table:number-columns-repeated="2" table:default-cell-style-name="ce48"/>
        <table:table-column table:style-name="co9" table:default-cell-style-name="ce32"/>
        <table:table-column table:style-name="co10" table:default-cell-style-name="ce35"/>
        <table:table-column table:style-name="co11" table:default-cell-style-name="ce35"/>
        <table:table-column table:style-name="co11" table:default-cell-style-name="ce60"/>
        <table:table-column table:style-name="co17" table:number-columns-repeated="7" table:default-cell-style-name="ce60"/>
        <table:table-column table:style-name="co1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6" table:default-cell-style-name="Default"/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2">
            <text:p>Benchmark</text:p>
          </table:table-cell>
          <table:table-cell table:style-name="ce78" office:value-type="string" calcext:value-type="string" table:number-columns-spanned="3" table:number-rows-spanned="1">
            <text:p>Runtime</text:p>
          </table:table-cell>
          <table:covered-table-cell table:number-columns-repeated="2" table:style-name="ce78"/>
          <table:table-cell table:style-name="ce78" office:value-type="string" calcext:value-type="string" table:number-columns-spanned="1" table:number-rows-spanned="2">
            <text:p>Scheme</text:p>
          </table:table-cell>
          <table:table-cell table:style-name="ce78" office:value-type="string" calcext:value-type="string" table:number-columns-spanned="9" table:number-rows-spanned="1">
            <text:p>K</text:p>
          </table:table-cell>
          <table:covered-table-cell table:number-columns-repeated="8" table:style-name="ce56"/>
          <table:table-cell table:number-columns-repeated="6"/>
        </table:table-row>
        <table:table-row table:style-name="ro3">
          <table:table-cell/>
          <table:covered-table-cell table:style-name="ce78"/>
          <table:table-cell table:style-name="ce78" office:value-type="string" calcext:value-type="string">
            <text:p>Serial</text:p>
          </table:table-cell>
          <table:table-cell table:style-name="ce78" office:value-type="string" calcext:value-type="string">
            <text:p>OpenMP</text:p>
          </table:table-cell>
          <table:table-cell table:style-name="ce78" office:value-type="string" calcext:value-type="string">
            <text:p>Maximum speedup</text:p>
          </table:table-cell>
          <table:covered-table-cell table:style-name="ce78"/>
          <table:table-cell table:style-name="ce7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92" office:value-type="string" calcext:value-type="string" table:number-columns-spanned="1" table:number-rows-spanned="5">
            <text:p>BT</text:p>
          </table:table-cell>
          <table:table-cell table:style-name="ce97" office:value-type="float" office:value="184.471333333333" calcext:value-type="float" table:number-columns-spanned="1" table:number-rows-spanned="5">
            <text:p>184.471</text:p>
          </table:table-cell>
          <table:table-cell table:style-name="ce97" office:value-type="float" office:value="57.362" calcext:value-type="float" table:number-columns-spanned="1" table:number-rows-spanned="5">
            <text:p>57.362</text:p>
          </table:table-cell>
          <table:table-cell table:style-name="ce97" table:formula="of:=[.C4]/[.D4]" office:value-type="float" office:value="3.21591529816486" calcext:value-type="float" table:number-columns-spanned="1" table:number-rows-spanned="5">
            <text:p>3.216</text:p>
          </table:table-cell>
          <table:table-cell table:style-name="ce34" office:value-type="string" calcext:value-type="string">
            <text:p>Profile</text:p>
          </table:table-cell>
          <table:table-cell table:style-name="ce34" office:value-type="float" office:value="157.949" calcext:value-type="float">
            <text:p>157.949</text:p>
          </table:table-cell>
          <table:table-cell table:style-name="ce59" office:value-type="float" office:value="121.272" calcext:value-type="float">
            <text:p>121.272</text:p>
          </table:table-cell>
          <table:table-cell table:style-name="ce59" office:value-type="float" office:value="121.128" calcext:value-type="float">
            <text:p>121.128</text:p>
          </table:table-cell>
          <table:table-cell table:style-name="ce59" office:value-type="float" office:value="86.115" calcext:value-type="float">
            <text:p>86.115</text:p>
          </table:table-cell>
          <table:table-cell table:style-name="ce59" office:value-type="float" office:value="51.844" calcext:value-type="float">
            <text:p>51.844</text:p>
          </table:table-cell>
          <table:table-cell table:style-name="ce59" office:value-type="float" office:value="52.975" calcext:value-type="float">
            <text:p>52.975</text:p>
          </table:table-cell>
          <table:table-cell table:style-name="ce59" office:value-type="float" office:value="52.161" calcext:value-type="float">
            <text:p>52.161</text:p>
          </table:table-cell>
          <table:table-cell table:style-name="ce59" office:value-type="float" office:value="52.102" calcext:value-type="float">
            <text:p>52.102</text:p>
          </table:table-cell>
          <table:table-cell table:style-name="ce59" office:value-type="float" office:value="54.958" calcext:value-type="float">
            <text:p>54.958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office:value-type="string" calcext:value-type="string">
            <text:p>Filter</text:p>
          </table:table-cell>
          <table:table-cell office:value-type="float" office:value="165.992" calcext:value-type="float">
            <text:p>165.992</text:p>
          </table:table-cell>
          <table:table-cell office:value-type="float" office:value="167.689" calcext:value-type="float">
            <text:p>167.689</text:p>
          </table:table-cell>
          <table:table-cell office:value-type="float" office:value="169.108" calcext:value-type="float">
            <text:p>169.108</text:p>
          </table:table-cell>
          <table:table-cell office:value-type="float" office:value="162.433" calcext:value-type="float">
            <text:p>162.433</text:p>
          </table:table-cell>
          <table:table-cell table:style-name="ce59" office:value-type="float" office:value="121.458" calcext:value-type="float">
            <text:p>121.458</text:p>
          </table:table-cell>
          <table:table-cell table:style-name="ce59" office:value-type="float" office:value="51.844" calcext:value-type="float">
            <text:p>51.844</text:p>
          </table:table-cell>
          <table:table-cell table:style-name="ce59" office:value-type="float" office:value="52.102" calcext:value-type="float">
            <text:p>52.102</text:p>
          </table:table-cell>
          <table:table-cell table:style-name="ce59" office:value-type="float" office:value="52.975" calcext:value-type="float">
            <text:p>52.975</text:p>
          </table:table-cell>
          <table:table-cell table:style-name="ce59" office:value-type="float" office:value="52.161" calcext:value-type="float">
            <text:p>52.161</text:p>
          </table:table-cell>
          <table:table-cell table:number-columns-repeated="6"/>
        </table:table-row>
        <table:table-row table:style-name="ro4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table:style-name="ce36" office:value-type="string" calcext:value-type="string">
            <text:p>Filter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table-cell table:style-name="ce92" office:value-type="string" calcext:value-type="string" table:number-columns-spanned="1" table:number-rows-spanned="5">
            <text:p>CG</text:p>
          </table:table-cell>
          <table:table-cell table:style-name="ce97" office:value-type="float" office:value="73.4183333333333" calcext:value-type="float" table:number-columns-spanned="1" table:number-rows-spanned="5">
            <text:p>73.418</text:p>
          </table:table-cell>
          <table:table-cell table:style-name="ce97" office:value-type="float" office:value="19.7696666666667" calcext:value-type="float" table:number-columns-spanned="1" table:number-rows-spanned="5">
            <text:p>19.770</text:p>
          </table:table-cell>
          <table:table-cell table:style-name="ce97" table:formula="of:=[.C9]/[.D9]" office:value-type="float" office:value="3.71368594985583" calcext:value-type="float" table:number-columns-spanned="1" table:number-rows-spanned="5">
            <text:p>3.714</text:p>
          </table:table-cell>
          <table:table-cell table:style-name="ce34" office:value-type="string" calcext:value-type="string">
            <text:p>Profile</text:p>
          </table:table-cell>
          <table:table-cell table:style-name="ce34" office:value-type="float" office:value="67.377" calcext:value-type="float">
            <text:p>67.377</text:p>
          </table:table-cell>
          <table:table-cell table:style-name="ce72" office:value-type="float" office:value="70.014" calcext:value-type="float">
            <text:p>70.014</text:p>
          </table:table-cell>
          <table:table-cell table:style-name="ce72" office:value-type="float" office:value="69.691" calcext:value-type="float">
            <text:p>69.691</text:p>
          </table:table-cell>
          <table:table-cell table:style-name="ce77" office:value-type="float" office:value="26.255" calcext:value-type="float">
            <text:p>26.255</text:p>
          </table:table-cell>
          <table:table-cell table:style-name="ce72" office:value-type="float" office:value="24.449" calcext:value-type="float">
            <text:p>24.449</text:p>
          </table:table-cell>
          <table:table-cell table:style-name="ce72" office:value-type="float" office:value="24.905" calcext:value-type="float">
            <text:p>24.905</text:p>
          </table:table-cell>
          <table:table-cell table:style-name="ce72" office:value-type="float" office:value="23.912" calcext:value-type="float">
            <text:p>23.912</text:p>
          </table:table-cell>
          <table:table-cell table:style-name="ce72" office:value-type="float" office:value="24.914" calcext:value-type="float">
            <text:p>24.914</text:p>
          </table:table-cell>
          <table:table-cell table:style-name="ce72" office:value-type="float" office:value="23.257" calcext:value-type="float">
            <text:p>23.257</text:p>
          </table:table-cell>
          <table:table-cell table:style-name="ce59"/>
          <table:table-cell table:number-columns-repeated="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Filter</text:p>
          </table:table-cell>
          <table:table-cell office:value-type="float" office:value="69.842" calcext:value-type="float">
            <text:p>69.842</text:p>
          </table:table-cell>
          <table:table-cell table:style-name="ce35" office:value-type="float" office:value="69.842" calcext:value-type="float">
            <text:p>69.842</text:p>
          </table:table-cell>
          <table:table-cell table:style-name="ce77" office:value-type="float" office:value="26.255" calcext:value-type="float">
            <text:p>26.255</text:p>
          </table:table-cell>
          <table:table-cell table:number-columns-repeated="2" table:style-name="ce77" office:value-type="float" office:value="24.449" calcext:value-type="float">
            <text:p>24.449</text:p>
          </table:table-cell>
          <table:table-cell table:style-name="ce77" office:value-type="float" office:value="23.452" calcext:value-type="float">
            <text:p>23.452</text:p>
          </table:table-cell>
          <table:table-cell table:style-name="ce77" office:value-type="float" office:value="22.987" calcext:value-type="float">
            <text:p>22.987</text:p>
          </table:table-cell>
          <table:table-cell table:style-name="ce77" office:value-type="float" office:value="23.107" calcext:value-type="float">
            <text:p>23.107</text:p>
          </table:table-cell>
          <table:table-cell table:style-name="ce77" office:value-type="float" office:value="23.334" calcext:value-type="float">
            <text:p>23.334</text:p>
          </table:table-cell>
          <table:table-cell table:number-columns-repeated="6"/>
        </table:table-row>
        <table:table-row table:style-name="ro4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92" office:value-type="string" calcext:value-type="string" table:number-columns-spanned="1" table:number-rows-spanned="5">
            <text:p>DC</text:p>
          </table:table-cell>
          <table:table-cell table:style-name="ce97" table:number-columns-spanned="1" table:number-rows-spanned="5"/>
          <table:table-cell table:style-name="ce97" table:number-columns-spanned="1" table:number-rows-spanned="5"/>
          <table:table-cell table:style-name="ce97" table:number-columns-spanned="1" table:number-rows-spanned="5"/>
          <table:table-cell table:style-name="ce37" office:value-type="string" calcext:value-type="string">
            <text:p>Profile</text:p>
          </table:table-cell>
          <table:table-cell table:style-name="ce37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Filter</text:p>
          </table:table-cell>
          <table:table-cell table:style-name="ce38"/>
          <table:table-cell table:number-columns-repeated="14"/>
        </table:table-row>
        <table:table-row table:style-name="ro4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Filter/Profile Speedup</text:p>
          </table:table-cell>
          <table:table-cell table:style-name="ce38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Profile/Serial</text:p>
          </table:table-cell>
          <table:table-cell table:style-name="ce38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9" office:value-type="string" calcext:value-type="string">
            <text:p>Filter/Serial</text:p>
          </table:table-cell>
          <table:table-cell table:style-name="ce39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92" office:value-type="string" calcext:value-type="string" table:number-columns-spanned="1" table:number-rows-spanned="5">
            <text:p>EP</text:p>
          </table:table-cell>
          <table:table-cell table:style-name="ce97" office:value-type="float" office:value="62.347" calcext:value-type="float" table:number-columns-spanned="1" table:number-rows-spanned="5">
            <text:p>62.347</text:p>
          </table:table-cell>
          <table:table-cell table:style-name="ce97" office:value-type="float" office:value="22.239" calcext:value-type="float" table:number-columns-spanned="1" table:number-rows-spanned="5">
            <text:p>22.239</text:p>
          </table:table-cell>
          <table:table-cell table:style-name="ce97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34" office:value-type="float" office:value="60.821" calcext:value-type="float">
            <text:p>60.821</text:p>
          </table:table-cell>
          <table:table-cell table:style-name="ce59" office:value-type="float" office:value="16.223" calcext:value-type="float">
            <text:p>16.223</text:p>
          </table:table-cell>
          <table:table-cell table:style-name="ce59" office:value-type="float" office:value="16.118" calcext:value-type="float">
            <text:p>16.118</text:p>
          </table:table-cell>
          <table:table-cell table:style-name="ce59" office:value-type="float" office:value="16.379" calcext:value-type="float">
            <text:p>16.379</text:p>
          </table:table-cell>
          <table:table-cell table:style-name="ce59" office:value-type="float" office:value="16.808" calcext:value-type="float">
            <text:p>16.808</text:p>
          </table:table-cell>
          <table:table-cell office:value-type="float" office:value="17.035" calcext:value-type="float">
            <text:p>17.035</text:p>
          </table:table-cell>
          <table:table-cell table:style-name="ce59" office:value-type="float" office:value="16.424" calcext:value-type="float">
            <text:p>16.424</text:p>
          </table:table-cell>
          <table:table-cell table:style-name="ce59" office:value-type="float" office:value="16.393" calcext:value-type="float">
            <text:p>16.393</text:p>
          </table:table-cell>
          <table:table-cell table:style-name="ce59" office:value-type="float" office:value="16.281" calcext:value-type="float">
            <text:p>16.28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8"/>
          <table:table-cell office:value-type="string" calcext:value-type="string">
            <text:p>Filter</text:p>
          </table:table-cell>
          <table:table-cell office:value-type="float" office:value="61.294" calcext:value-type="float">
            <text:p>61.294</text:p>
          </table:table-cell>
          <table:table-cell table:style-name="ce59" office:value-type="float" office:value="16.118" calcext:value-type="float">
            <text:p>16.118</text:p>
          </table:table-cell>
          <table:table-cell office:value-type="float" office:value="16.323" calcext:value-type="float">
            <text:p>16.323</text:p>
          </table:table-cell>
          <table:table-cell office:value-type="float" office:value="16.401" calcext:value-type="float">
            <text:p>16.401</text:p>
          </table:table-cell>
          <table:table-cell office:value-type="float" office:value="16.326" calcext:value-type="float">
            <text:p>16.326</text:p>
          </table:table-cell>
          <table:table-cell office:value-type="float" office:value="16.277" calcext:value-type="float">
            <text:p>16.277</text:p>
          </table:table-cell>
          <table:table-cell office:value-type="float" office:value="16.508" calcext:value-type="float">
            <text:p>16.508</text:p>
          </table:table-cell>
          <table:table-cell office:value-type="float" office:value="16.349" calcext:value-type="float">
            <text:p>16.349</text:p>
          </table:table-cell>
          <table:table-cell office:value-type="float" office:value="16.391" calcext:value-type="float">
            <text:p>16.391</text:p>
          </table:table-cell>
          <table:table-cell table:number-columns-repeated="6"/>
        </table:table-row>
        <table:table-row table:style-name="ro4">
          <table:table-cell/>
          <table:covered-table-cell table:number-columns-repeated="3"/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92" office:value-type="string" calcext:value-type="string" table:number-columns-spanned="1" table:number-rows-spanned="6">
            <text:p>FT</text:p>
          </table:table-cell>
          <table:table-cell table:style-name="ce97" office:value-type="float" office:value="36.8096666666667" calcext:value-type="float" table:number-columns-spanned="1" table:number-rows-spanned="6">
            <text:p>36.810</text:p>
          </table:table-cell>
          <table:table-cell table:style-name="ce97" office:value-type="float" office:value="12.1333333333333" calcext:value-type="float" table:number-columns-spanned="1" table:number-rows-spanned="6">
            <text:p>12.133</text:p>
          </table:table-cell>
          <table:table-cell table:style-name="ce97" table:formula="of:=[.C24]/[.D24]" office:value-type="float" office:value="3.03376373626375" calcext:value-type="float" table:number-columns-spanned="1" table:number-rows-spanned="6">
            <text:p>3.034</text:p>
          </table:table-cell>
          <table:table-cell table:style-name="ce34" office:value-type="string" calcext:value-type="string">
            <text:p>Profile</text:p>
          </table:table-cell>
          <table:table-cell table:style-name="ce34" office:value-type="float" office:value="36.849" calcext:value-type="float">
            <text:p>36.849</text:p>
          </table:table-cell>
          <table:table-cell office:value-type="float" office:value="37.646" calcext:value-type="float">
            <text:p>37.646</text:p>
          </table:table-cell>
          <table:table-cell office:value-type="float" office:value="36.967" calcext:value-type="float">
            <text:p>36.967</text:p>
          </table:table-cell>
          <table:table-cell office:value-type="float" office:value="36.901266667" calcext:value-type="float">
            <text:p>36.901</text:p>
          </table:table-cell>
          <table:table-cell office:value-type="float" office:value="36.866" calcext:value-type="float">
            <text:p>36.866</text:p>
          </table:table-cell>
          <table:table-cell office:value-type="float" office:value="15.716" calcext:value-type="float">
            <text:p>15.716</text:p>
          </table:table-cell>
          <table:table-cell office:value-type="float" office:value="14.156" calcext:value-type="float">
            <text:p>14.156</text:p>
          </table:table-cell>
          <table:table-cell office:value-type="float" office:value="12.656" calcext:value-type="float">
            <text:p>12.656</text:p>
          </table:table-cell>
          <table:table-cell office:value-type="float" office:value="13.679" calcext:value-type="float">
            <text:p>13.679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7"/>
          <table:table-cell office:value-type="string" calcext:value-type="string">
            <text:p>Filter</text:p>
          </table:table-cell>
          <table:table-cell office:value-type="float" office:value="36.904" calcext:value-type="float">
            <text:p>36.904</text:p>
          </table:table-cell>
          <table:table-cell office:value-type="float" office:value="36.8096666666667" calcext:value-type="float">
            <text:p>36.810</text:p>
          </table:table-cell>
          <table:table-cell office:value-type="float" office:value="28.214" calcext:value-type="float">
            <text:p>28.214</text:p>
          </table:table-cell>
          <table:table-cell office:value-type="float" office:value="21.403" calcext:value-type="float">
            <text:p>21.403</text:p>
          </table:table-cell>
          <table:table-cell office:value-type="float" office:value="14.59" calcext:value-type="float">
            <text:p>14.590</text:p>
          </table:table-cell>
          <table:table-cell office:value-type="float" office:value="14.383" calcext:value-type="float">
            <text:p>14.383</text:p>
          </table:table-cell>
          <table:table-cell table:number-columns-repeated="2" office:value-type="float" office:value="12.865" calcext:value-type="float">
            <text:p>12.865</text:p>
          </table:table-cell>
          <table:table-cell office:value-type="float" office:value="12.265" calcext:value-type="float">
            <text:p>12.265</text:p>
          </table:table-cell>
          <table:table-cell table:number-columns-repeated="6"/>
        </table:table-row>
        <table:table-row table:style-name="ro4">
          <table:table-cell/>
          <table:covered-table-cell table:number-columns-repeated="3"/>
          <table:covered-table-cell table:style-name="ce97"/>
          <table:table-cell office:value-type="string" calcext:value-type="string">
            <text:p>Filter/Profile Speedup</text:p>
          </table:table-cell>
          <table:table-cell table:style-name="ce60" table:formula="of:=[.G24]/[.G25]" office:value-type="float" office:value="0.998509646650769" calcext:value-type="float">
            <text:p>0.999</text:p>
          </table:table-cell>
          <table:table-cell table:formula="of:=[.H24]/[.H25]" office:value-type="float" office:value="1.02272048103306" calcext:value-type="float">
            <text:p>1.023</text:p>
          </table:table-cell>
          <table:table-cell table:formula="of:=[.I24]/[.I25]" office:value-type="float" office:value="1.31023605302332" calcext:value-type="float">
            <text:p>1.310</text:p>
          </table:table-cell>
          <table:table-cell table:formula="of:=[.J24]/[.J25]" office:value-type="float" office:value="1.72411655688455" calcext:value-type="float">
            <text:p>1.724</text:p>
          </table:table-cell>
          <table:table-cell table:formula="of:=[.K24]/[.K25]" office:value-type="float" office:value="2.52679917751885" calcext:value-type="float">
            <text:p>2.527</text:p>
          </table:table-cell>
          <table:table-cell table:formula="of:=[.L24]/[.L25]" office:value-type="float" office:value="1.09267885698394" calcext:value-type="float">
            <text:p>1.093</text:p>
          </table:table-cell>
          <table:table-cell table:formula="of:=[.M24]/[.M25]" office:value-type="float" office:value="1.10034978624174" calcext:value-type="float">
            <text:p>1.100</text:p>
          </table:table-cell>
          <table:table-cell table:formula="of:=[.N24]/[.N25]" office:value-type="float" office:value="0.983754372328022" calcext:value-type="float">
            <text:p>0.984</text:p>
          </table:table-cell>
          <table:table-cell table:formula="of:=[.O24]/[.O25]" office:value-type="float" office:value="1.11528740317978" calcext:value-type="float">
            <text:p>1.115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7"/>
          <table:table-cell office:value-type="string" calcext:value-type="string">
            <text:p>Profile/Serial</text:p>
          </table:table-cell>
          <table:table-cell table:style-name="ce60" table:formula="of:=[.$C$24]/[.G24]" office:value-type="float" office:value="0.998932580712277" calcext:value-type="float">
            <text:p>0.999</text:p>
          </table:table-cell>
          <table:table-cell table:formula="of:=[.$C$24]/[.H24]" office:value-type="float" office:value="0.977784271015956" calcext:value-type="float">
            <text:p>0.978</text:p>
          </table:table-cell>
          <table:table-cell table:formula="of:=[.$C$24]/[.I24]" office:value-type="float" office:value="0.995743951812879" calcext:value-type="float">
            <text:p>0.996</text:p>
          </table:table-cell>
          <table:table-cell table:formula="of:=[.$C$24]/[.J24]" office:value-type="float" office:value="0.997517700377065" calcext:value-type="float">
            <text:p>0.998</text:p>
          </table:table-cell>
          <table:table-cell table:formula="of:=[.$C$24]/[.K24]" office:value-type="float" office:value="0.998471943434783" calcext:value-type="float">
            <text:p>0.998</text:p>
          </table:table-cell>
          <table:table-cell table:formula="of:=[.$C$24]/[.L24]" office:value-type="float" office:value="2.34217782302537" calcext:value-type="float">
            <text:p>2.342</text:p>
          </table:table-cell>
          <table:table-cell table:formula="of:=[.$C$24]/[.M24]" office:value-type="float" office:value="2.6002872751248" calcext:value-type="float">
            <text:p>2.600</text:p>
          </table:table-cell>
          <table:table-cell table:formula="of:=[.$C$24]/[.N24]" office:value-type="float" office:value="2.90847555836494" calcext:value-type="float">
            <text:p>2.908</text:p>
          </table:table-cell>
          <table:table-cell table:formula="of:=[.$C$24]/[.O24]" office:value-type="float" office:value="2.69096181494749" calcext:value-type="float">
            <text:p>2.69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7"/>
          <table:table-cell table:style-name="ce36" office:value-type="string" calcext:value-type="string">
            <text:p>Filter/Serial</text:p>
          </table:table-cell>
          <table:table-cell table:style-name="ce60" table:formula="of:=[.$C$24]/[.G25]" office:value-type="float" office:value="0.997443818194957" calcext:value-type="float">
            <text:p>0.997</text:p>
          </table:table-cell>
          <table:table-cell table:formula="of:=[.$C$24]/[.H25]" office:value-type="float" office:value="1" calcext:value-type="float">
            <text:p>1.000</text:p>
          </table:table-cell>
          <table:table-cell table:formula="of:=[.$C$24]/[.I25]" office:value-type="float" office:value="1.30465962524515" calcext:value-type="float">
            <text:p>1.305</text:p>
          </table:table-cell>
          <table:table-cell table:formula="of:=[.$C$24]/[.J25]" office:value-type="float" office:value="1.7198367830055" calcext:value-type="float">
            <text:p>1.720</text:p>
          </table:table-cell>
          <table:table-cell table:formula="of:=[.$C$24]/[.K25]" office:value-type="float" office:value="2.52293808544666" calcext:value-type="float">
            <text:p>2.523</text:p>
          </table:table-cell>
          <table:table-cell table:formula="of:=[.$C$24]/[.L25]" office:value-type="float" office:value="2.55924818651649" calcext:value-type="float">
            <text:p>2.559</text:p>
          </table:table-cell>
          <table:table-cell table:formula="of:=[.$C$24]/[.M25]" office:value-type="float" office:value="2.8612255473507" calcext:value-type="float">
            <text:p>2.861</text:p>
          </table:table-cell>
          <table:table-cell table:formula="of:=[.$C$24]/[.N25]" office:value-type="float" office:value="2.8612255473507" calcext:value-type="float">
            <text:p>2.861</text:p>
          </table:table-cell>
          <table:table-cell table:formula="of:=[.$C$24]/[.O25]" office:value-type="float" office:value="3.00119581464873" calcext:value-type="float">
            <text:p>3.00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7"/>
          <table:table-cell table:style-name="ce36" office:value-type="string" calcext:value-type="string">
            <text:p>Omp/Serial</text:p>
          </table:table-cell>
          <table:table-cell table:style-name="ce60"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number-columns-repeated="6"/>
        </table:table-row>
        <table:table-row table:style-name="ro1">
          <table:table-cell/>
          <table:table-cell table:style-name="ce92" office:value-type="string" calcext:value-type="string" table:number-columns-spanned="1" table:number-rows-spanned="5">
            <text:p>IS</text:p>
          </table:table-cell>
          <table:table-cell table:style-name="ce97" office:value-type="float" office:value="4.938" calcext:value-type="float" table:number-columns-spanned="1" table:number-rows-spanned="5">
            <text:p>4.938</text:p>
          </table:table-cell>
          <table:table-cell table:style-name="ce97" table:number-columns-spanned="1" table:number-rows-spanned="5"/>
          <table:table-cell table:style-name="ce97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34"/>
          <table:table-cell table:number-columns-repeated="2" table:style-name="ce59" office:value-type="float" office:value="4.938" calcext:value-type="float">
            <text:p>4.938</text:p>
          </table:table-cell>
          <table:table-cell table:number-columns-repeated="2" office:value-type="float" office:value="6.117" calcext:value-type="float">
            <text:p>6.117</text:p>
          </table:table-cell>
          <table:table-cell office:value-type="float" office:value="7.774" calcext:value-type="float">
            <text:p>7.774</text:p>
          </table:table-cell>
          <table:table-cell table:style-name="ce59" table:number-columns-repeated="3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7"/>
          <table:table-cell office:value-type="string" calcext:value-type="string">
            <text:p>Filter</text:p>
          </table:table-cell>
          <table:table-cell/>
          <table:table-cell table:number-columns-repeated="3" office:value-type="float" office:value="6.117" calcext:value-type="float">
            <text:p>6.117</text:p>
          </table:table-cell>
          <table:table-cell office:value-type="float" office:value="7.774" calcext:value-type="float">
            <text:p>7.774</text:p>
          </table:table-cell>
          <table:table-cell office:value-type="float" office:value="7.825" calcext:value-type="float">
            <text:p>7.825</text:p>
          </table:table-cell>
          <table:table-cell table:number-columns-repeated="9"/>
        </table:table-row>
        <table:table-row table:style-name="ro4">
          <table:table-cell/>
          <table:covered-table-cell table:number-columns-repeated="3"/>
          <table:covered-table-cell table:style-name="ce97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97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97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92" office:value-type="string" calcext:value-type="string" table:number-columns-spanned="1" table:number-rows-spanned="5">
            <text:p>LU</text:p>
          </table:table-cell>
          <table:table-cell table:style-name="ce97" office:value-type="float" office:value="117.488333333333" calcext:value-type="float" table:number-columns-spanned="1" table:number-rows-spanned="5">
            <text:p>117.488</text:p>
          </table:table-cell>
          <table:table-cell table:style-name="ce97" table:number-columns-spanned="1" table:number-rows-spanned="5"/>
          <table:table-cell table:style-name="ce97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34" office:value-type="float" office:value="110.858" calcext:value-type="float">
            <text:p>110.858</text:p>
          </table:table-cell>
          <table:table-cell table:style-name="ce59" office:value-type="float" office:value="111.376" calcext:value-type="float">
            <text:p>111.376</text:p>
          </table:table-cell>
          <table:table-cell table:style-name="ce59" office:value-type="float" office:value="110.093" calcext:value-type="float">
            <text:p>110.093</text:p>
          </table:table-cell>
          <table:table-cell table:style-name="ce59" office:value-type="float" office:value="106.043" calcext:value-type="float">
            <text:p>106.043</text:p>
          </table:table-cell>
          <table:table-cell table:style-name="ce59" office:value-type="float" office:value="186.423" calcext:value-type="float">
            <text:p>186.423</text:p>
          </table:table-cell>
          <table:table-cell table:style-name="ce59" office:value-type="float" office:value="278.009" calcext:value-type="float">
            <text:p>278.009</text:p>
          </table:table-cell>
          <table:table-cell table:style-name="ce59" office:value-type="float" office:value="269.858" calcext:value-type="float">
            <text:p>269.858</text:p>
          </table:table-cell>
          <table:table-cell table:style-name="ce59" office:value-type="float" office:value="270.339" calcext:value-type="float">
            <text:p>270.339</text:p>
          </table:table-cell>
          <table:table-cell table:style-name="ce59" office:value-type="float" office:value="270.367" calcext:value-type="float">
            <text:p>270.367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97"/>
          <table:table-cell office:value-type="string" calcext:value-type="string">
            <text:p>Filter</text:p>
          </table:table-cell>
          <table:table-cell office:value-type="float" office:value="116.773" calcext:value-type="float">
            <text:p>116.773</text:p>
          </table:table-cell>
          <table:table-cell office:value-type="float" office:value="110.421" calcext:value-type="float">
            <text:p>110.421</text:p>
          </table:table-cell>
          <table:table-cell office:value-type="float" office:value="115.786" calcext:value-type="float">
            <text:p>115.786</text:p>
          </table:table-cell>
          <table:table-cell office:value-type="float" office:value="110.183" calcext:value-type="float">
            <text:p>110.183</text:p>
          </table:table-cell>
          <table:table-cell office:value-type="float" office:value="102.326" calcext:value-type="float">
            <text:p>102.326</text:p>
          </table:table-cell>
          <table:table-cell office:value-type="float" office:value="182.193" calcext:value-type="float">
            <text:p>182.193</text:p>
          </table:table-cell>
          <table:table-cell office:value-type="float" office:value="185.968" calcext:value-type="float">
            <text:p>185.968</text:p>
          </table:table-cell>
          <table:table-cell office:value-type="float" office:value="186.452" calcext:value-type="float">
            <text:p>186.452</text:p>
          </table:table-cell>
          <table:table-cell office:value-type="float" office:value="181.795" calcext:value-type="float">
            <text:p>181.795</text:p>
          </table:table-cell>
          <table:table-cell table:number-columns-repeated="6"/>
        </table:table-row>
        <table:table-row table:style-name="ro4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97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97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97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92" office:value-type="string" calcext:value-type="string" table:number-columns-spanned="1" table:number-rows-spanned="6">
            <text:p>MG</text:p>
          </table:table-cell>
          <table:table-cell table:style-name="ce49" office:value-type="float" office:value="5.00833333333333" calcext:value-type="float" table:number-columns-spanned="1" table:number-rows-spanned="6">
            <text:p>5.008</text:p>
          </table:table-cell>
          <table:table-cell table:style-name="ce97" office:value-type="float" office:value="3.023" calcext:value-type="float" table:number-columns-spanned="1" table:number-rows-spanned="6">
            <text:p>3.023</text:p>
          </table:table-cell>
          <table:table-cell table:style-name="ce97" table:formula="of:=[.C40]/[.D40]" office:value-type="float" office:value="1.65674275002757" calcext:value-type="float" table:number-columns-spanned="1" table:number-rows-spanned="6">
            <text:p>1.657</text:p>
          </table:table-cell>
          <table:table-cell table:style-name="ce34" office:value-type="string" calcext:value-type="string">
            <text:p>Profile</text:p>
          </table:table-cell>
          <table:table-cell table:style-name="ce34" office:value-type="float" office:value="4.604" calcext:value-type="float">
            <text:p>4.604</text:p>
          </table:table-cell>
          <table:table-cell table:style-name="ce59" office:value-type="float" office:value="4.649" calcext:value-type="float">
            <text:p>4.649</text:p>
          </table:table-cell>
          <table:table-cell table:style-name="ce59" office:value-type="float" office:value="4.803" calcext:value-type="float">
            <text:p>4.803</text:p>
          </table:table-cell>
          <table:table-cell table:style-name="ce59" office:value-type="float" office:value="4.483" calcext:value-type="float">
            <text:p>4.483</text:p>
          </table:table-cell>
          <table:table-cell table:style-name="ce59" office:value-type="float" office:value="4.558" calcext:value-type="float">
            <text:p>4.558</text:p>
          </table:table-cell>
          <table:table-cell table:style-name="ce59" office:value-type="float" office:value="4.505" calcext:value-type="float">
            <text:p>4.505</text:p>
          </table:table-cell>
          <table:table-cell table:style-name="ce59" office:value-type="float" office:value="4.573" calcext:value-type="float">
            <text:p>4.573</text:p>
          </table:table-cell>
          <table:table-cell table:style-name="ce59" office:value-type="float" office:value="4.512" calcext:value-type="float">
            <text:p>4.512</text:p>
          </table:table-cell>
          <table:table-cell table:style-name="ce59" office:value-type="float" office:value="4.459" calcext:value-type="float">
            <text:p>4.459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7"/>
          <table:table-cell office:value-type="string" calcext:value-type="string">
            <text:p>Filter</text:p>
          </table:table-cell>
          <table:table-cell office:value-type="float" office:value="4.813" calcext:value-type="float">
            <text:p>4.813</text:p>
          </table:table-cell>
          <table:table-cell office:value-type="float" office:value="4.551" calcext:value-type="float">
            <text:p>4.551</text:p>
          </table:table-cell>
          <table:table-cell office:value-type="float" office:value="4.206" calcext:value-type="float">
            <text:p>4.206</text:p>
          </table:table-cell>
          <table:table-cell office:value-type="float" office:value="3.984" calcext:value-type="float">
            <text:p>3.984</text:p>
          </table:table-cell>
          <table:table-cell office:value-type="float" office:value="4.146" calcext:value-type="float">
            <text:p>4.146</text:p>
          </table:table-cell>
          <table:table-cell office:value-type="float" office:value="3.864" calcext:value-type="float">
            <text:p>3.864</text:p>
          </table:table-cell>
          <table:table-cell office:value-type="float" office:value="3.765" calcext:value-type="float">
            <text:p>3.765</text:p>
          </table:table-cell>
          <table:table-cell office:value-type="float" office:value="3.704" calcext:value-type="float">
            <text:p>3.704</text:p>
          </table:table-cell>
          <table:table-cell office:value-type="float" office:value="3.895" calcext:value-type="float">
            <text:p>3.895</text:p>
          </table:table-cell>
          <table:table-cell table:number-columns-repeated="6"/>
        </table:table-row>
        <table:table-row table:style-name="ro4">
          <table:table-cell/>
          <table:covered-table-cell table:number-columns-repeated="3"/>
          <table:covered-table-cell table:style-name="ce97"/>
          <table:table-cell office:value-type="string" calcext:value-type="string">
            <text:p>Filter/Profile Speedup</text:p>
          </table:table-cell>
          <table:table-cell table:style-name="ce60" table:formula="of:=[.G40]/[.G41]" office:value-type="float" office:value="0.956575940162061" calcext:value-type="float">
            <text:p>0.957</text:p>
          </table:table-cell>
          <table:table-cell table:formula="of:=[.H40]/[.H41]" office:value-type="float" office:value="1.0215337288508" calcext:value-type="float">
            <text:p>1.022</text:p>
          </table:table-cell>
          <table:table-cell table:formula="of:=[.I40]/[.I41]" office:value-type="float" office:value="1.14194008559201" calcext:value-type="float">
            <text:p>1.142</text:p>
          </table:table-cell>
          <table:table-cell table:formula="of:=[.J40]/[.J41]" office:value-type="float" office:value="1.12525100401606" calcext:value-type="float">
            <text:p>1.125</text:p>
          </table:table-cell>
          <table:table-cell table:formula="of:=[.K40]/[.K41]" office:value-type="float" office:value="1.09937288953208" calcext:value-type="float">
            <text:p>1.099</text:p>
          </table:table-cell>
          <table:table-cell table:formula="of:=[.L40]/[.L41]" office:value-type="float" office:value="1.16589026915114" calcext:value-type="float">
            <text:p>1.166</text:p>
          </table:table-cell>
          <table:table-cell table:formula="of:=[.M40]/[.M41]" office:value-type="float" office:value="1.21460823373174" calcext:value-type="float">
            <text:p>1.215</text:p>
          </table:table-cell>
          <table:table-cell table:formula="of:=[.N40]/[.N41]" office:value-type="float" office:value="1.21814254859611" calcext:value-type="float">
            <text:p>1.218</text:p>
          </table:table-cell>
          <table:table-cell table:formula="of:=[.O40]/[.O41]" office:value-type="float" office:value="1.14480102695764" calcext:value-type="float">
            <text:p>1.145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7"/>
          <table:table-cell office:value-type="string" calcext:value-type="string">
            <text:p>Profile/Serial</text:p>
          </table:table-cell>
          <table:table-cell table:style-name="ce60" table:formula="of:=[.$C$40]/[.G40]" office:value-type="float" office:value="1.08782218360846" calcext:value-type="float">
            <text:p>1.088</text:p>
          </table:table-cell>
          <table:table-cell table:formula="of:=[.$C$40]/[.H40]" office:value-type="float" office:value="1.07729260772926" calcext:value-type="float">
            <text:p>1.077</text:p>
          </table:table-cell>
          <table:table-cell table:formula="of:=[.$C$40]/[.I40]" office:value-type="float" office:value="1.0427510583663" calcext:value-type="float">
            <text:p>1.043</text:p>
          </table:table-cell>
          <table:table-cell table:formula="of:=[.$C$40]/[.J40]" office:value-type="float" office:value="1.11718343371254" calcext:value-type="float">
            <text:p>1.117</text:p>
          </table:table-cell>
          <table:table-cell table:formula="of:=[.$C$40]/[.K40]" office:value-type="float" office:value="1.09880064355712" calcext:value-type="float">
            <text:p>1.099</text:p>
          </table:table-cell>
          <table:table-cell table:formula="of:=[.$C$40]/[.L40]" office:value-type="float" office:value="1.1117277099519" calcext:value-type="float">
            <text:p>1.112</text:p>
          </table:table-cell>
          <table:table-cell table:formula="of:=[.$C$40]/[.M40]" office:value-type="float" office:value="1.09519644288942" calcext:value-type="float">
            <text:p>1.095</text:p>
          </table:table-cell>
          <table:table-cell table:formula="of:=[.$C$40]/[.N40]" office:value-type="float" office:value="1.11000295508274" calcext:value-type="float">
            <text:p>1.110</text:p>
          </table:table-cell>
          <table:table-cell table:formula="of:=[.$C$40]/[.O40]" office:value-type="float" office:value="1.1231965313598" calcext:value-type="float">
            <text:p>1.123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7"/>
          <table:table-cell table:style-name="ce36" office:value-type="string" calcext:value-type="string">
            <text:p>Filter/Serial</text:p>
          </table:table-cell>
          <table:table-cell table:style-name="ce60" table:formula="of:=[.$C$40]/[.G41]" office:value-type="float" office:value="1.0405845280144" calcext:value-type="float">
            <text:p>1.041</text:p>
          </table:table-cell>
          <table:table-cell table:formula="of:=[.$C$40]/[.H41]" office:value-type="float" office:value="1.10049073463708" calcext:value-type="float">
            <text:p>1.100</text:p>
          </table:table-cell>
          <table:table-cell table:formula="of:=[.$C$40]/[.I41]" office:value-type="float" office:value="1.19075923284197" calcext:value-type="float">
            <text:p>1.191</text:p>
          </table:table-cell>
          <table:table-cell table:formula="of:=[.$C$40]/[.J41]" office:value-type="float" office:value="1.25711178045515" calcext:value-type="float">
            <text:p>1.257</text:p>
          </table:table-cell>
          <table:table-cell table:formula="of:=[.$C$40]/[.K41]" office:value-type="float" office:value="1.20799163852709" calcext:value-type="float">
            <text:p>1.208</text:p>
          </table:table-cell>
          <table:table-cell table:formula="of:=[.$C$40]/[.L41]" office:value-type="float" office:value="1.29615251897861" calcext:value-type="float">
            <text:p>1.296</text:p>
          </table:table-cell>
          <table:table-cell table:formula="of:=[.$C$40]/[.M41]" office:value-type="float" office:value="1.33023461708721" calcext:value-type="float">
            <text:p>1.330</text:p>
          </table:table-cell>
          <table:table-cell table:formula="of:=[.$C$40]/[.N41]" office:value-type="float" office:value="1.35214182865371" calcext:value-type="float">
            <text:p>1.352</text:p>
          </table:table-cell>
          <table:table-cell table:formula="of:=[.$C$40]/[.O41]" office:value-type="float" office:value="1.28583654257595" calcext:value-type="float">
            <text:p>1.286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7"/>
          <table:table-cell table:style-name="ce36" office:value-type="string" calcext:value-type="string">
            <text:p>OpenMP/Serial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number-columns-repeated="6"/>
        </table:table-row>
        <table:table-row table:style-name="ro1">
          <table:table-cell/>
          <table:table-cell table:style-name="ce92" office:value-type="string" calcext:value-type="string" table:number-columns-spanned="1" table:number-rows-spanned="6">
            <text:p>SP</text:p>
          </table:table-cell>
          <table:table-cell table:style-name="ce97" office:value-type="float" office:value="88.0363333333333" calcext:value-type="float" table:number-columns-spanned="1" table:number-rows-spanned="6">
            <text:p>88.036</text:p>
          </table:table-cell>
          <table:table-cell table:style-name="ce97" office:value-type="float" office:value="65.1893333333333" calcext:value-type="float" table:number-columns-spanned="1" table:number-rows-spanned="6">
            <text:p>65.189</text:p>
          </table:table-cell>
          <table:table-cell table:style-name="ce97" table:formula="of:=[.C46]/[.D46]" office:value-type="float" office:value="1.35047144727154" calcext:value-type="float" table:number-columns-spanned="1" table:number-rows-spanned="6">
            <text:p>1.350</text:p>
          </table:table-cell>
          <table:table-cell table:style-name="ce34" office:value-type="string" calcext:value-type="string">
            <text:p>Profile</text:p>
          </table:table-cell>
          <table:table-cell table:style-name="ce34"/>
          <table:table-cell office:value-type="float" office:value="73.672" calcext:value-type="float">
            <text:p>73.672</text:p>
          </table:table-cell>
          <table:table-cell office:value-type="float" office:value="69.632" calcext:value-type="float">
            <text:p>69.632</text:p>
          </table:table-cell>
          <table:table-cell table:number-columns-repeated="2" office:value-type="float" office:value="54.069" calcext:value-type="float">
            <text:p>54.069</text:p>
          </table:table-cell>
          <table:table-cell table:style-name="ce59" office:value-type="float" office:value="55.701" calcext:value-type="float">
            <text:p>55.701</text:p>
          </table:table-cell>
          <table:table-cell table:style-name="ce59" office:value-type="float" office:value="55.489" calcext:value-type="float">
            <text:p>55.489</text:p>
          </table:table-cell>
          <table:table-cell table:style-name="ce59" office:value-type="float" office:value="56.187" calcext:value-type="float">
            <text:p>56.187</text:p>
          </table:table-cell>
          <table:table-cell table:style-name="ce59" office:value-type="float" office:value="55.701" calcext:value-type="float">
            <text:p>55.70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7"/>
          <table:table-cell office:value-type="string" calcext:value-type="string">
            <text:p>Filter</text:p>
          </table:table-cell>
          <table:table-cell/>
          <table:table-cell office:value-type="float" office:value="73.672" calcext:value-type="float">
            <text:p>73.672</text:p>
          </table:table-cell>
          <table:table-cell office:value-type="float" office:value="69.632" calcext:value-type="float">
            <text:p>69.632</text:p>
          </table:table-cell>
          <table:table-cell office:value-type="float" office:value="54.069" calcext:value-type="float">
            <text:p>54.069</text:p>
          </table:table-cell>
          <table:table-cell office:value-type="float" office:value="56.107" calcext:value-type="float">
            <text:p>56.107</text:p>
          </table:table-cell>
          <table:table-cell table:number-columns-repeated="2" office:value-type="float" office:value="57.728" calcext:value-type="float">
            <text:p>57.728</text:p>
          </table:table-cell>
          <table:table-cell table:number-columns-repeated="2" office:value-type="float" office:value="57.86" calcext:value-type="float">
            <text:p>57.860</text:p>
          </table:table-cell>
          <table:table-cell table:number-columns-repeated="6"/>
        </table:table-row>
        <table:table-row table:style-name="ro4">
          <table:table-cell/>
          <table:covered-table-cell table:number-columns-repeated="3"/>
          <table:covered-table-cell table:style-name="ce97"/>
          <table:table-cell office:value-type="string" calcext:value-type="string">
            <text:p>Filter/Profile Speedup</text:p>
          </table:table-cell>
          <table:table-cell/>
          <table:table-cell table:formula="of:=[.H46]/[.H47]" office:value-type="float" office:value="1" calcext:value-type="float">
            <text:p>1.000</text:p>
          </table:table-cell>
          <table:table-cell table:formula="of:=[.I46]/[.I47]" office:value-type="float" office:value="1" calcext:value-type="float">
            <text:p>1.000</text:p>
          </table:table-cell>
          <table:table-cell table:formula="of:=[.J46]/[.J47]" office:value-type="float" office:value="1" calcext:value-type="float">
            <text:p>1.000</text:p>
          </table:table-cell>
          <table:table-cell table:formula="of:=[.K46]/[.K47]" office:value-type="float" office:value="0.963676546598464" calcext:value-type="float">
            <text:p>0.964</text:p>
          </table:table-cell>
          <table:table-cell table:formula="of:=[.L46]/[.L47]" office:value-type="float" office:value="0.96488705654102" calcext:value-type="float">
            <text:p>0.965</text:p>
          </table:table-cell>
          <table:table-cell table:formula="of:=[.M46]/[.M47]" office:value-type="float" office:value="0.961214661862528" calcext:value-type="float">
            <text:p>0.961</text:p>
          </table:table-cell>
          <table:table-cell table:formula="of:=[.N46]/[.N47]" office:value-type="float" office:value="0.971085378499827" calcext:value-type="float">
            <text:p>0.971</text:p>
          </table:table-cell>
          <table:table-cell table:formula="of:=[.O46]/[.O47]" office:value-type="float" office:value="0.962685793294158" calcext:value-type="float">
            <text:p>0.963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7"/>
          <table:table-cell office:value-type="string" calcext:value-type="string">
            <text:p>Profile/Serial</text:p>
          </table:table-cell>
          <table:table-cell/>
          <table:table-cell table:formula="of:=[.$C$46]/[.H46]" office:value-type="float" office:value="1.19497683425634" calcext:value-type="float">
            <text:p>1.195</text:p>
          </table:table-cell>
          <table:table-cell table:formula="of:=[.$C$46]/[.I46]" office:value-type="float" office:value="1.26430855545343" calcext:value-type="float">
            <text:p>1.264</text:p>
          </table:table-cell>
          <table:table-cell table:formula="of:=[.$C$46]/[.J46]" office:value-type="float" office:value="1.62822196329382" calcext:value-type="float">
            <text:p>1.628</text:p>
          </table:table-cell>
          <table:table-cell table:formula="of:=[.$C$46]/[.K46]" office:value-type="float" office:value="1.62822196329382" calcext:value-type="float">
            <text:p>1.628</text:p>
          </table:table-cell>
          <table:table-cell table:formula="of:=[.$C$46]/[.L46]" office:value-type="float" office:value="1.58051620856597" calcext:value-type="float">
            <text:p>1.581</text:p>
          </table:table-cell>
          <table:table-cell table:formula="of:=[.$C$46]/[.M46]" office:value-type="float" office:value="1.58655469252164" calcext:value-type="float">
            <text:p>1.587</text:p>
          </table:table-cell>
          <table:table-cell table:formula="of:=[.$C$46]/[.N46]" office:value-type="float" office:value="1.56684523703585" calcext:value-type="float">
            <text:p>1.567</text:p>
          </table:table-cell>
          <table:table-cell table:formula="of:=[.$C$46]/[.O46]" office:value-type="float" office:value="1.58051620856597" calcext:value-type="float">
            <text:p>1.58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7"/>
          <table:table-cell table:style-name="ce36" office:value-type="string" calcext:value-type="string">
            <text:p>Filter/Serial</text:p>
          </table:table-cell>
          <table:table-cell table:style-name="ce36"/>
          <table:table-cell table:formula="of:=[.$C$46]/[.H47]" office:value-type="float" office:value="1.19497683425634" calcext:value-type="float">
            <text:p>1.195</text:p>
          </table:table-cell>
          <table:table-cell table:formula="of:=[.$C$46]/[.I47]" office:value-type="float" office:value="1.26430855545343" calcext:value-type="float">
            <text:p>1.264</text:p>
          </table:table-cell>
          <table:table-cell table:formula="of:=[.$C$46]/[.J47]" office:value-type="float" office:value="1.62822196329382" calcext:value-type="float">
            <text:p>1.628</text:p>
          </table:table-cell>
          <table:table-cell table:formula="of:=[.$C$46]/[.K47]" office:value-type="float" office:value="1.56907931868275" calcext:value-type="float">
            <text:p>1.569</text:p>
          </table:table-cell>
          <table:table-cell table:formula="of:=[.$C$46]/[.L47]" office:value-type="float" office:value="1.5250196322986" calcext:value-type="float">
            <text:p>1.525</text:p>
          </table:table-cell>
          <table:table-cell table:formula="of:=[.$C$46]/[.M47]" office:value-type="float" office:value="1.5250196322986" calcext:value-type="float">
            <text:p>1.525</text:p>
          </table:table-cell>
          <table:table-cell table:formula="of:=[.$C$46]/[.N47]" office:value-type="float" office:value="1.52154050005761" calcext:value-type="float">
            <text:p>1.522</text:p>
          </table:table-cell>
          <table:table-cell table:formula="of:=[.$C$46]/[.O47]" office:value-type="float" office:value="1.52154050005761" calcext:value-type="float">
            <text:p>1.522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7"/>
          <table:table-cell table:style-name="ce36" office:value-type="string" calcext:value-type="string">
            <text:p>OpenMP/Serial</text:p>
          </table:table-cell>
          <table:table-cell table:style-name="ce36"/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number-columns-repeated="6"/>
        </table:table-row>
        <table:table-row table:style-name="ro1">
          <table:table-cell/>
          <table:table-cell table:style-name="ce92" office:value-type="string" calcext:value-type="string" table:number-columns-spanned="1" table:number-rows-spanned="5">
            <text:p>UA</text:p>
          </table:table-cell>
          <table:table-cell table:style-name="ce97" office:value-type="float" office:value="71.822" calcext:value-type="float" table:number-columns-spanned="1" table:number-rows-spanned="5">
            <text:p>71.822</text:p>
          </table:table-cell>
          <table:table-cell table:style-name="ce97" office:value-type="string" calcext:value-type="string" table:number-columns-spanned="1" table:number-rows-spanned="5">
            <text:p>74.225</text:p>
          </table:table-cell>
          <table:table-cell table:style-name="ce97" table:formula="of:=[.C52]/[.D52]" office:value-type="float" office:value="0.967625463118895" calcext:value-type="float" table:number-columns-spanned="1" table:number-rows-spanned="5">
            <text:p>0.968</text:p>
          </table:table-cell>
          <table:table-cell table:style-name="ce34" office:value-type="string" calcext:value-type="string">
            <text:p>Profile</text:p>
          </table:table-cell>
          <table:table-cell table:style-name="ce34" office:value-type="float" office:value="182.183" calcext:value-type="float">
            <text:p>182.183</text:p>
          </table:table-cell>
          <table:table-cell table:style-name="ce59" office:value-type="float" office:value="178.752" calcext:value-type="float">
            <text:p>178.752</text:p>
          </table:table-cell>
          <table:table-cell table:style-name="ce59" office:value-type="float" office:value="170.043" calcext:value-type="float">
            <text:p>170.043</text:p>
          </table:table-cell>
          <table:table-cell table:style-name="ce59" office:value-type="float" office:value="434.588" calcext:value-type="float">
            <text:p>434.588</text:p>
          </table:table-cell>
          <table:table-cell table:number-columns-repeated="3" table:style-name="ce59" office:value-type="float" office:value="174.438" calcext:value-type="float">
            <text:p>174.438</text:p>
          </table:table-cell>
          <table:table-cell table:style-name="ce59" office:value-type="float" office:value="84.346" calcext:value-type="float">
            <text:p>84.346</text:p>
          </table:table-cell>
          <table:table-cell table:style-name="ce59" office:value-type="float" office:value="79.498" calcext:value-type="float">
            <text:p>79.498</text:p>
          </table:table-cell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Filter</text:p>
          </table:table-cell>
          <table:table-cell office:value-type="float" office:value="182.149" calcext:value-type="float">
            <text:p>182.149</text:p>
          </table:table-cell>
          <table:table-cell table:style-name="ce11" office:value-type="float" office:value="983.381" calcext:value-type="float">
            <text:p>983.381</text:p>
          </table:table-cell>
          <table:table-cell table:style-name="ce11" office:value-type="float" office:value="197.945" calcext:value-type="float">
            <text:p>197.945</text:p>
          </table:table-cell>
          <table:table-cell table:style-name="ce11" office:value-type="float" office:value="197.787" calcext:value-type="float">
            <text:p>197.787</text:p>
          </table:table-cell>
          <table:table-cell table:style-name="ce11" office:value-type="float" office:value="193.046" calcext:value-type="float">
            <text:p>193.046</text:p>
          </table:table-cell>
          <table:table-cell table:style-name="ce11" office:value-type="float" office:value="180.188" calcext:value-type="float">
            <text:p>180.188</text:p>
          </table:table-cell>
          <table:table-cell table:style-name="ce11" office:value-type="float" office:value="179.909" calcext:value-type="float">
            <text:p>179.909</text:p>
          </table:table-cell>
          <table:table-cell table:style-name="ce11" office:value-type="float" office:value="184.121" calcext:value-type="float">
            <text:p>184.121</text:p>
          </table:table-cell>
          <table:table-cell table:style-name="ce11" office:value-type="float" office:value="82.81" calcext:value-type="float">
            <text:p>82.810</text:p>
          </table:table-cell>
          <table:table-cell table:number-columns-repeated="6"/>
        </table:table-row>
        <table:table-row table:style-name="ro4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Filter/Profile Speedup</text:p>
          </table:table-cell>
          <table:table-cell/>
          <table:table-cell table:style-name="ce11" table:formula="of:=[.H52]/[.H53]" office:value-type="float" office:value="0.181772883551746" calcext:value-type="float">
            <text:p>0.182</text:p>
          </table:table-cell>
          <table:table-cell table:style-name="ce11" table:formula="of:=[.I52]/[.I53]" office:value-type="float" office:value="0.859041652984415" calcext:value-type="float">
            <text:p>0.859</text:p>
          </table:table-cell>
          <table:table-cell table:style-name="ce11" table:formula="of:=[.J52]/[.J53]" office:value-type="float" office:value="2.19725260001921" calcext:value-type="float">
            <text:p>2.197</text:p>
          </table:table-cell>
          <table:table-cell table:style-name="ce11" table:formula="of:=[.K52]/[.K53]" office:value-type="float" office:value="0.90360846637589" calcext:value-type="float">
            <text:p>0.904</text:p>
          </table:table-cell>
          <table:table-cell table:style-name="ce11" table:formula="of:=[.L52]/[.L53]" office:value-type="float" office:value="0.968088884942394" calcext:value-type="float">
            <text:p>0.968</text:p>
          </table:table-cell>
          <table:table-cell table:style-name="ce11" table:formula="of:=[.M52]/[.M53]" office:value-type="float" office:value="0.969590181702972" calcext:value-type="float">
            <text:p>0.970</text:p>
          </table:table-cell>
          <table:table-cell table:style-name="ce11" table:formula="of:=[.N52]/[.N53]" office:value-type="float" office:value="0.458100922762748" calcext:value-type="float">
            <text:p>0.458</text:p>
          </table:table-cell>
          <table:table-cell table:style-name="ce11"/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Profile/Serial</text:p>
          </table:table-cell>
          <table:table-cell/>
          <table:table-cell table:style-name="ce11" table:formula="of:=[.$C$52]/[.H52]" office:value-type="float" office:value="0.401796902971715" calcext:value-type="float">
            <text:p>0.402</text:p>
          </table:table-cell>
          <table:table-cell table:style-name="ce11" table:formula="of:=[.$C$52]/[.I52]" office:value-type="float" office:value="0.42237551678105" calcext:value-type="float">
            <text:p>0.422</text:p>
          </table:table-cell>
          <table:table-cell table:style-name="ce11" table:formula="of:=[.$C$52]/[.J52]" office:value-type="float" office:value="0.165264572422616" calcext:value-type="float">
            <text:p>0.165</text:p>
          </table:table-cell>
          <table:table-cell table:style-name="ce11" table:formula="of:=[.$C$52]/[.K52]" office:value-type="float" office:value="0.411733681881242" calcext:value-type="float">
            <text:p>0.412</text:p>
          </table:table-cell>
          <table:table-cell table:style-name="ce11" table:formula="of:=[.$C$52]/[.L52]" office:value-type="float" office:value="0.411733681881242" calcext:value-type="float">
            <text:p>0.412</text:p>
          </table:table-cell>
          <table:table-cell table:style-name="ce11" table:formula="of:=[.$C$52]/[.M52]" office:value-type="float" office:value="0.411733681881242" calcext:value-type="float">
            <text:p>0.412</text:p>
          </table:table-cell>
          <table:table-cell table:style-name="ce11" table:formula="of:=[.$C$52]/[.N52]" office:value-type="float" office:value="0.85151637303488" calcext:value-type="float">
            <text:p>0.852</text:p>
          </table:table-cell>
          <table:table-cell table:style-name="ce11" table:formula="of:=[.$C$52]/[.O52]" office:value-type="float" office:value="0.903444111801555" calcext:value-type="float">
            <text:p>0.903</text:p>
          </table:table-cell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13" table:formula="of:=[.$C$52]/[.H53]" office:value-type="float" office:value="0.0730357816553299" calcext:value-type="float">
            <text:p>0.073</text:p>
          </table:table-cell>
          <table:table-cell table:style-name="ce13" table:formula="of:=[.$C$52]/[.I53]" office:value-type="float" office:value="0.362838162115739" calcext:value-type="float">
            <text:p>0.363</text:p>
          </table:table-cell>
          <table:table-cell table:style-name="ce13" table:formula="of:=[.$C$52]/[.J53]" office:value-type="float" office:value="0.363128011446657" calcext:value-type="float">
            <text:p>0.363</text:p>
          </table:table-cell>
          <table:table-cell table:style-name="ce13" table:formula="of:=[.$C$52]/[.K53]" office:value-type="float" office:value="0.372046040840007" calcext:value-type="float">
            <text:p>0.372</text:p>
          </table:table-cell>
          <table:table-cell table:style-name="ce13" table:formula="of:=[.$C$52]/[.L53]" office:value-type="float" office:value="0.398594800985637" calcext:value-type="float">
            <text:p>0.399</text:p>
          </table:table-cell>
          <table:table-cell table:style-name="ce13" table:formula="of:=[.$C$52]/[.M53]" office:value-type="float" office:value="0.399212935428467" calcext:value-type="float">
            <text:p>0.399</text:p>
          </table:table-cell>
          <table:table-cell table:style-name="ce13" table:formula="of:=[.$C$52]/[.N53]" office:value-type="float" office:value="0.390080436234867" calcext:value-type="float">
            <text:p>0.390</text:p>
          </table:table-cell>
          <table:table-cell table:style-name="ce13" table:formula="of:=[.$C$52]/[.O53]" office:value-type="float" office:value="0.867310711266755" calcext:value-type="float">
            <text:p>0.867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2">
            <text:p>Benchmark</text:p>
          </table:table-cell>
          <table:table-cell table:style-name="ce78" office:value-type="string" calcext:value-type="string" table:number-columns-spanned="3" table:number-rows-spanned="1">
            <text:p>Runtime</text:p>
          </table:table-cell>
          <table:covered-table-cell table:number-columns-repeated="2" table:style-name="ce78"/>
          <table:table-cell table:style-name="ce78" office:value-type="string" calcext:value-type="string" table:number-columns-spanned="1" table:number-rows-spanned="2">
            <text:p>Scheme</text:p>
          </table:table-cell>
          <table:table-cell table:style-name="ce78"/>
          <table:table-cell table:style-name="ce56" office:value-type="string" calcext:value-type="string" table:number-columns-spanned="8" table:number-rows-spanned="1">
            <text:p>K</text:p>
          </table:table-cell>
          <table:covered-table-cell table:number-columns-repeated="7" table:style-name="ce56"/>
          <table:table-cell table:number-columns-repeated="6"/>
        </table:table-row>
        <table:table-row table:style-name="ro4">
          <table:table-cell/>
          <table:covered-table-cell table:style-name="ce78"/>
          <table:table-cell table:style-name="ce78" office:value-type="string" calcext:value-type="string">
            <text:p>Serial</text:p>
          </table:table-cell>
          <table:table-cell table:style-name="ce78" office:value-type="string" calcext:value-type="string">
            <text:p>OpenMP</text:p>
          </table:table-cell>
          <table:table-cell table:style-name="ce78" office:value-type="string" calcext:value-type="string">
            <text:p>Maximum speedup</text:p>
          </table:table-cell>
          <table:covered-table-cell table:style-name="ce78"/>
          <table:table-cell table:style-name="ce78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92" office:value-type="string" calcext:value-type="string" table:number-columns-spanned="1" table:number-rows-spanned="4">
            <text:p>BT</text:p>
          </table:table-cell>
          <table:table-cell table:style-name="ce92" table:number-columns-spanned="1" table:number-rows-spanned="4"/>
          <table:table-cell table:style-name="ce92" table:number-columns-spanned="1" table:number-rows-spanned="4"/>
          <table:table-cell table:style-name="ce92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table:style-name="ce36" office:value-type="string" calcext:value-type="string">
            <text:p>average</text:p>
          </table:table-cell>
          <table:table-cell table:style-name="ce36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92" office:value-type="string" calcext:value-type="string" table:number-columns-spanned="1" table:number-rows-spanned="4">
            <text:p>CG</text:p>
          </table:table-cell>
          <table:table-cell table:style-name="ce92" table:number-columns-spanned="1" table:number-rows-spanned="4"/>
          <table:table-cell table:style-name="ce92" table:number-columns-spanned="1" table:number-rows-spanned="4"/>
          <table:table-cell table:style-name="ce92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92" office:value-type="string" calcext:value-type="string" table:number-columns-spanned="1" table:number-rows-spanned="4">
            <text:p>DC</text:p>
          </table:table-cell>
          <table:table-cell table:style-name="ce92" table:number-columns-spanned="1" table:number-rows-spanned="4"/>
          <table:table-cell table:style-name="ce92" table:number-columns-spanned="1" table:number-rows-spanned="4"/>
          <table:table-cell table:style-name="ce92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92" office:value-type="string" calcext:value-type="string" table:number-columns-spanned="1" table:number-rows-spanned="4">
            <text:p>EP</text:p>
          </table:table-cell>
          <table:table-cell table:style-name="ce92" table:number-columns-spanned="1" table:number-rows-spanned="4"/>
          <table:table-cell table:style-name="ce92" table:number-columns-spanned="1" table:number-rows-spanned="4"/>
          <table:table-cell table:style-name="ce92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92" office:value-type="string" calcext:value-type="string" table:number-columns-spanned="1" table:number-rows-spanned="4">
            <text:p>FT</text:p>
          </table:table-cell>
          <table:table-cell table:style-name="ce92" table:number-columns-spanned="1" table:number-rows-spanned="4"/>
          <table:table-cell table:style-name="ce92" table:number-columns-spanned="1" table:number-rows-spanned="4"/>
          <table:table-cell table:style-name="ce92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92" office:value-type="string" calcext:value-type="string" table:number-columns-spanned="1" table:number-rows-spanned="4">
            <text:p>IS</text:p>
          </table:table-cell>
          <table:table-cell table:style-name="ce92" table:number-columns-spanned="1" table:number-rows-spanned="4"/>
          <table:table-cell table:style-name="ce92" table:number-columns-spanned="1" table:number-rows-spanned="4"/>
          <table:table-cell table:style-name="ce92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92" office:value-type="string" calcext:value-type="string" table:number-columns-spanned="1" table:number-rows-spanned="4">
            <text:p>LU</text:p>
          </table:table-cell>
          <table:table-cell table:style-name="ce92" table:number-columns-spanned="1" table:number-rows-spanned="4"/>
          <table:table-cell table:style-name="ce92" table:number-columns-spanned="1" table:number-rows-spanned="4"/>
          <table:table-cell table:style-name="ce92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92" office:value-type="string" calcext:value-type="string" table:number-columns-spanned="1" table:number-rows-spanned="4">
            <text:p>MG</text:p>
          </table:table-cell>
          <table:table-cell table:style-name="ce92" table:number-columns-spanned="1" table:number-rows-spanned="4"/>
          <table:table-cell table:style-name="ce92" table:number-columns-spanned="1" table:number-rows-spanned="4"/>
          <table:table-cell table:style-name="ce92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92" office:value-type="string" calcext:value-type="string" table:number-columns-spanned="1" table:number-rows-spanned="4">
            <text:p>SP</text:p>
          </table:table-cell>
          <table:table-cell table:style-name="ce92" table:number-columns-spanned="1" table:number-rows-spanned="4"/>
          <table:table-cell table:style-name="ce92" table:number-columns-spanned="1" table:number-rows-spanned="4"/>
          <table:table-cell table:style-name="ce92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92" office:value-type="string" calcext:value-type="string" table:number-columns-spanned="1" table:number-rows-spanned="4">
            <text:p>UA</text:p>
          </table:table-cell>
          <table:table-cell table:style-name="ce92" table:number-columns-spanned="1" table:number-rows-spanned="4"/>
          <table:table-cell table:style-name="ce92" table:number-columns-spanned="1" table:number-rows-spanned="4"/>
          <table:table-cell table:style-name="ce92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8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33"/>
          <table:table-cell office:value-type="string" calcext:value-type="string">
            <text:p>#2</text:p>
          </table:table-cell>
          <table:table-cell/>
          <table:table-cell table:style-name="ce70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33"/>
          <table:table-cell office:value-type="string" calcext:value-type="string">
            <text:p>#3</text:p>
          </table:table-cell>
          <table:table-cell/>
          <table:table-cell table:style-name="ce70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33"/>
          <table:table-cell table:style-name="ce36" office:value-type="string" calcext:value-type="string">
            <text:p>average</text:p>
          </table:table-cell>
          <table:table-cell table:style-name="ce36"/>
          <table:table-cell table:style-name="ce71" table:number-columns-repeated="8"/>
          <table:table-cell table:number-columns-repeated="6"/>
        </table:table-row>
      </table:table>
      <table:table table:name="K-plot" table:style-name="ta1">
        <table:table-column table:style-name="co1" table:default-cell-style-name="Default"/>
        <table:table-column table:style-name="co1" table:default-cell-style-name="ce81"/>
        <table:table-column table:style-name="co1" table:number-columns-repeated="3" table:default-cell-style-name="ce48"/>
        <table:table-column table:style-name="co1" table:default-cell-style-name="ce86"/>
        <table:table-column table:style-name="co1" table:default-cell-style-name="ce35"/>
        <table:table-column table:style-name="co1" table:number-columns-repeated="8" table:default-cell-style-name="ce60"/>
        <table:table-column table:style-name="co1" table:default-cell-style-name="ce70"/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124" office:value-type="string" calcext:value-type="string" table:number-columns-spanned="1" table:number-rows-spanned="2">
            <text:p>Benchmark</text:p>
          </table:table-cell>
          <table:table-cell table:style-name="ce82" office:value-type="string" calcext:value-type="string" table:number-columns-spanned="3" table:number-rows-spanned="1">
            <text:p>Runtime</text:p>
          </table:table-cell>
          <table:covered-table-cell table:number-columns-repeated="2" table:style-name="ce84"/>
          <table:table-cell table:style-name="ce124" office:value-type="string" calcext:value-type="string" table:number-columns-spanned="1" table:number-rows-spanned="2">
            <text:p>Scheme</text:p>
          </table:table-cell>
          <table:table-cell table:style-name="ce124" office:value-type="string" calcext:value-type="string" table:number-columns-spanned="10" table:number-rows-spanned="1">
            <text:p>K</text:p>
          </table:table-cell>
          <table:covered-table-cell table:number-columns-repeated="8" table:style-name="ce78"/>
          <table:covered-table-cell table:style-name="ce93"/>
        </table:table-row>
        <table:table-row table:style-name="ro4">
          <table:table-cell/>
          <table:covered-table-cell table:style-name="ce79"/>
          <table:table-cell table:style-name="ce83" office:value-type="string" calcext:value-type="string">
            <text:p>Serial</text:p>
          </table:table-cell>
          <table:table-cell table:style-name="ce83" office:value-type="string" calcext:value-type="string">
            <text:p>OpenMP</text:p>
          </table:table-cell>
          <table:table-cell table:style-name="ce83" office:value-type="string" calcext:value-type="string">
            <text:p>Maximum speedup</text:p>
          </table:table-cell>
          <table:covered-table-cell table:style-name="ce78"/>
          <table:table-cell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25" calcext:value-type="float">
            <text:p>25</text:p>
          </table:table-cell>
          <table:table-cell table:style-name="ce94" office:value-type="string" calcext:value-type="string">
            <text:p>omp</text:p>
          </table:table-cell>
        </table:table-row>
        <table:table-row table:style-name="ro1">
          <table:table-cell/>
          <table:table-cell table:style-name="ce80" office:value-type="string" calcext:value-type="string" table:number-columns-spanned="1" table:number-rows-spanned="6">
            <text:p>BT</text:p>
          </table:table-cell>
          <table:table-cell table:style-name="ce97" table:number-columns-spanned="1" table:number-rows-spanned="6"/>
          <table:table-cell table:style-name="ce97" table:number-columns-spanned="1" table:number-rows-spanned="6"/>
          <table:table-cell table:style-name="ce97" table:number-columns-spanned="1" table:number-rows-spanned="6"/>
          <table:table-cell table:style-name="ce85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style-name="ce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office:value-type="float" office:value="165.992" calcext:value-type="float">
            <text:p>165.992</text:p>
          </table:table-cell>
          <table:table-cell office:value-type="float" office:value="128.311" calcext:value-type="float">
            <text:p>128.311</text:p>
          </table:table-cell>
          <table:table-cell office:value-type="float" office:value="88.554" calcext:value-type="float">
            <text:p>88.554</text:p>
          </table:table-cell>
          <table:table-cell office:value-type="float" office:value="53.778" calcext:value-type="float">
            <text:p>53.778</text:p>
          </table:table-cell>
          <table:table-cell office:value-type="float" office:value="54.427" calcext:value-type="float">
            <text:p>54.427</text:p>
          </table:table-cell>
          <table:table-cell office:value-type="float" office:value="52.932" calcext:value-type="float">
            <text:p>52.932</text:p>
          </table:table-cell>
          <table:table-cell office:value-type="float" office:value="56.077" calcext:value-type="float">
            <text:p>56.077</text:p>
          </table:table-cell>
          <table:table-cell office:value-type="float" office:value="52.618" calcext:value-type="float">
            <text:p>52.618</text:p>
          </table:table-cell>
          <table:table-cell office:value-type="float" office:value="55.764" calcext:value-type="float">
            <text:p>55.764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36"/>
          <table:table-cell table:style-name="ce61" table:number-columns-repeated="8"/>
          <table:table-cell table:style-name="ce71"/>
        </table:table-row>
        <table:table-row table:style-name="ro1">
          <table:table-cell/>
          <table:table-cell table:style-name="ce80" office:value-type="string" calcext:value-type="string" table:number-columns-spanned="1" table:number-rows-spanned="6">
            <text:p>CG</text:p>
          </table:table-cell>
          <table:table-cell table:style-name="ce97" table:number-columns-spanned="1" table:number-rows-spanned="6"/>
          <table:table-cell table:style-name="ce97" table:number-columns-spanned="1" table:number-rows-spanned="6"/>
          <table:table-cell table:style-name="ce97" table:number-columns-spanned="1" table:number-rows-spanned="6"/>
          <table:table-cell table:style-name="ce85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style-name="ce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office:value-type="float" office:value="69.842" calcext:value-type="float">
            <text:p>69.842</text:p>
          </table:table-cell>
          <table:table-cell office:value-type="float" office:value="25.803" calcext:value-type="float">
            <text:p>25.803</text:p>
          </table:table-cell>
          <table:table-cell office:value-type="float" office:value="27.185" calcext:value-type="float">
            <text:p>27.185</text:p>
          </table:table-cell>
          <table:table-cell office:value-type="float" office:value="26.255" calcext:value-type="float">
            <text:p>26.255</text:p>
          </table:table-cell>
          <table:table-cell office:value-type="float" office:value="24.569" calcext:value-type="float">
            <text:p>24.569</text:p>
          </table:table-cell>
          <table:table-cell office:value-type="float" office:value="23.452" calcext:value-type="float">
            <text:p>23.452</text:p>
          </table:table-cell>
          <table:table-cell office:value-type="float" office:value="22.987" calcext:value-type="float">
            <text:p>22.987</text:p>
          </table:table-cell>
          <table:table-cell office:value-type="float" office:value="23.107" calcext:value-type="float">
            <text:p>23.107</text:p>
          </table:table-cell>
          <table:table-cell office:value-type="float" office:value="23.334" calcext:value-type="float">
            <text:p>23.334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36"/>
          <table:table-cell table:style-name="ce61" table:number-columns-repeated="8"/>
          <table:table-cell table:style-name="ce71"/>
        </table:table-row>
        <table:table-row table:style-name="ro1">
          <table:table-cell/>
          <table:table-cell table:style-name="ce80" office:value-type="string" calcext:value-type="string" table:number-columns-spanned="1" table:number-rows-spanned="6">
            <text:p>DC</text:p>
          </table:table-cell>
          <table:table-cell table:style-name="ce97" table:number-columns-spanned="1" table:number-rows-spanned="6"/>
          <table:table-cell table:style-name="ce97" table:number-columns-spanned="1" table:number-rows-spanned="6"/>
          <table:table-cell table:style-name="ce97" table:number-columns-spanned="1" table:number-rows-spanned="6"/>
          <table:table-cell table:style-name="ce85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style-name="ce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36"/>
          <table:table-cell table:style-name="ce61" table:number-columns-repeated="8"/>
          <table:table-cell table:style-name="ce71"/>
        </table:table-row>
        <table:table-row table:style-name="ro1">
          <table:table-cell/>
          <table:table-cell table:style-name="ce80" office:value-type="string" calcext:value-type="string" table:number-columns-spanned="1" table:number-rows-spanned="6">
            <text:p>EP</text:p>
          </table:table-cell>
          <table:table-cell table:style-name="ce97" table:number-columns-spanned="1" table:number-rows-spanned="6"/>
          <table:table-cell table:style-name="ce97" table:number-columns-spanned="1" table:number-rows-spanned="6"/>
          <table:table-cell table:style-name="ce97" table:number-columns-spanned="1" table:number-rows-spanned="6"/>
          <table:table-cell table:style-name="ce85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style-name="ce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36"/>
          <table:table-cell table:style-name="ce61" table:number-columns-repeated="8"/>
          <table:table-cell table:style-name="ce71"/>
        </table:table-row>
        <table:table-row table:style-name="ro1">
          <table:table-cell/>
          <table:table-cell table:style-name="ce80" office:value-type="string" calcext:value-type="string" table:number-columns-spanned="1" table:number-rows-spanned="6">
            <text:p>FT</text:p>
          </table:table-cell>
          <table:table-cell table:style-name="ce97" table:number-columns-spanned="1" table:number-rows-spanned="6"/>
          <table:table-cell table:style-name="ce97" table:number-columns-spanned="1" table:number-rows-spanned="6"/>
          <table:table-cell table:style-name="ce97" table:number-columns-spanned="1" table:number-rows-spanned="6"/>
          <table:table-cell table:style-name="ce85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style-name="ce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36"/>
          <table:table-cell table:style-name="ce61" table:number-columns-repeated="8"/>
          <table:table-cell table:style-name="ce71"/>
        </table:table-row>
        <table:table-row table:style-name="ro1">
          <table:table-cell/>
          <table:table-cell table:style-name="ce80" office:value-type="string" calcext:value-type="string" table:number-columns-spanned="1" table:number-rows-spanned="6">
            <text:p>IS</text:p>
          </table:table-cell>
          <table:table-cell table:style-name="ce97" table:number-columns-spanned="1" table:number-rows-spanned="6"/>
          <table:table-cell table:style-name="ce97" table:number-columns-spanned="1" table:number-rows-spanned="6"/>
          <table:table-cell table:style-name="ce97" table:number-columns-spanned="1" table:number-rows-spanned="6"/>
          <table:table-cell table:style-name="ce85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style-name="ce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36"/>
          <table:table-cell table:style-name="ce61" table:number-columns-repeated="8"/>
          <table:table-cell table:style-name="ce71"/>
        </table:table-row>
        <table:table-row table:style-name="ro1">
          <table:table-cell/>
          <table:table-cell table:style-name="ce80" office:value-type="string" calcext:value-type="string" table:number-columns-spanned="1" table:number-rows-spanned="6">
            <text:p>LU</text:p>
          </table:table-cell>
          <table:table-cell table:style-name="ce97" table:number-columns-spanned="1" table:number-rows-spanned="6"/>
          <table:table-cell table:style-name="ce97" table:number-columns-spanned="1" table:number-rows-spanned="6"/>
          <table:table-cell table:style-name="ce97" table:number-columns-spanned="1" table:number-rows-spanned="6"/>
          <table:table-cell table:style-name="ce85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style-name="ce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office:value-type="float" office:value="116.773" calcext:value-type="float">
            <text:p>116.773</text:p>
          </table:table-cell>
          <table:table-cell office:value-type="float" office:value="122.352" calcext:value-type="float">
            <text:p>122.352</text:p>
          </table:table-cell>
          <table:table-cell office:value-type="float" office:value="113.897" calcext:value-type="float">
            <text:p>113.897</text:p>
          </table:table-cell>
          <table:table-cell office:value-type="float" office:value="121.022" calcext:value-type="float">
            <text:p>121.022</text:p>
          </table:table-cell>
          <table:table-cell office:value-type="float" office:value="97.361" calcext:value-type="float">
            <text:p>97.361</text:p>
          </table:table-cell>
          <table:table-cell office:value-type="float" office:value="274.309" calcext:value-type="float">
            <text:p>274.309</text:p>
          </table:table-cell>
          <table:table-cell table:number-columns-repeated="4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36"/>
          <table:table-cell table:style-name="ce61" table:number-columns-repeated="8"/>
          <table:table-cell table:style-name="ce71"/>
        </table:table-row>
        <table:table-row table:style-name="ro1">
          <table:table-cell/>
          <table:table-cell table:style-name="ce80" office:value-type="string" calcext:value-type="string" table:number-columns-spanned="1" table:number-rows-spanned="6">
            <text:p>MG</text:p>
          </table:table-cell>
          <table:table-cell table:style-name="ce97" table:number-columns-spanned="1" table:number-rows-spanned="6"/>
          <table:table-cell table:style-name="ce97" table:number-columns-spanned="1" table:number-rows-spanned="6"/>
          <table:table-cell table:style-name="ce97" table:number-columns-spanned="1" table:number-rows-spanned="6"/>
          <table:table-cell table:style-name="ce85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style-name="ce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36"/>
          <table:table-cell table:style-name="ce61" table:number-columns-repeated="8"/>
          <table:table-cell table:style-name="ce71"/>
        </table:table-row>
        <table:table-row table:style-name="ro1">
          <table:table-cell/>
          <table:table-cell table:style-name="ce80" office:value-type="string" calcext:value-type="string" table:number-columns-spanned="1" table:number-rows-spanned="6">
            <text:p>SP</text:p>
          </table:table-cell>
          <table:table-cell table:style-name="ce97" table:number-columns-spanned="1" table:number-rows-spanned="6"/>
          <table:table-cell table:style-name="ce97" table:number-columns-spanned="1" table:number-rows-spanned="6"/>
          <table:table-cell table:style-name="ce97" table:number-columns-spanned="1" table:number-rows-spanned="6"/>
          <table:table-cell table:style-name="ce85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style-name="ce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table:number-columns-repeated="10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36"/>
          <table:table-cell table:style-name="ce61" table:number-columns-repeated="8"/>
          <table:table-cell table:style-name="ce71"/>
        </table:table-row>
        <table:table-row table:style-name="ro1">
          <table:table-cell/>
          <table:table-cell table:style-name="ce80" office:value-type="string" calcext:value-type="string" table:number-columns-spanned="1" table:number-rows-spanned="6">
            <text:p>UA</text:p>
          </table:table-cell>
          <table:table-cell table:style-name="ce97" table:number-columns-spanned="1" table:number-rows-spanned="6"/>
          <table:table-cell table:style-name="ce97" table:number-columns-spanned="1" table:number-rows-spanned="6"/>
          <table:table-cell table:style-name="ce97" table:number-columns-spanned="1" table:number-rows-spanned="6"/>
          <table:table-cell office:value-type="string" calcext:value-type="string">
            <text:p>profile</text:p>
          </table:table-cell>
          <table:table-cell table:style-name="ce37" office:value-type="float" office:value="183.641" calcext:value-type="float">
            <text:p>183.641</text:p>
          </table:table-cell>
          <table:table-cell table:style-name="ce142" office:value-type="float" office:value="194.165" calcext:value-type="float">
            <text:p>194.165</text:p>
          </table:table-cell>
          <table:table-cell table:style-name="ce142" office:value-type="float" office:value="170.056" calcext:value-type="float">
            <text:p>170.056</text:p>
          </table:table-cell>
          <table:table-cell table:style-name="ce142" office:value-type="float" office:value="445.8" calcext:value-type="float">
            <text:p>445.800</text:p>
          </table:table-cell>
          <table:table-cell table:style-name="ce142" office:value-type="float" office:value="176.66" calcext:value-type="float">
            <text:p>176.660</text:p>
          </table:table-cell>
          <table:table-cell table:style-name="ce142" office:value-type="float" office:value="174.236" calcext:value-type="float">
            <text:p>174.236</text:p>
          </table:table-cell>
          <table:table-cell table:style-name="ce142" office:value-type="float" office:value="176.299" calcext:value-type="float">
            <text:p>176.299</text:p>
          </table:table-cell>
          <table:table-cell table:style-name="ce142" office:value-type="float" office:value="85.327" calcext:value-type="float">
            <text:p>85.327</text:p>
          </table:table-cell>
          <table:table-cell table:style-name="ce142" office:value-type="float" office:value="83.334" calcext:value-type="float">
            <text:p>83.334</text:p>
          </table:table-cell>
          <table:table-cell table:style-name="ce148" office:value-type="float" office:value="80.337" calcext:value-type="float">
            <text:p>80.337</text:p>
          </table:table-cell>
        </table:table-row>
        <table:table-row table:style-name="ro2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table:style-name="ce38" office:value-type="float" office:value="182.183" calcext:value-type="float">
            <text:p>182.183</text:p>
          </table:table-cell>
          <table:table-cell table:style-name="ce143" office:value-type="float" office:value="983.381" calcext:value-type="float">
            <text:p>983.381</text:p>
          </table:table-cell>
          <table:table-cell table:style-name="ce144" office:value-type="string" calcext:value-type="string">
            <text:p>Utils(165)</text:p>
          </table:table-cell>
          <table:table-cell table:style-name="ce144" office:value-type="string" calcext:value-type="string">
            <text:p>Convect(73) Utils(165)</text:p>
          </table:table-cell>
          <table:table-cell table:style-name="ce144" office:value-type="string" calcext:value-type="string">
            <text:p>Convect(73) Utils(165,178) Diffuse(137)</text:p>
          </table:table-cell>
          <table:table-cell table:style-name="ce144" table:number-columns-repeated="4"/>
          <table:table-cell table:style-name="ce9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table:style-name="ce38" office:value-type="float" office:value="182.149" calcext:value-type="float">
            <text:p>182.149</text:p>
          </table:table-cell>
          <table:table-cell table:style-name="ce144" office:value-type="float" office:value="954.301" calcext:value-type="float">
            <text:p>954.301</text:p>
          </table:table-cell>
          <table:table-cell table:number-columns-repeated="3" table:style-name="ce144" office:value-type="string" calcext:value-type="string">
            <text:p>nothing</text:p>
          </table:table-cell>
          <table:table-cell table:style-name="ce144" table:number-columns-repeated="4"/>
          <table:table-cell table:style-name="ce91"/>
        </table:table-row>
        <table:table-row table:style-name="ro4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table:style-name="ce38" office:value-type="float" office:value="184.083" calcext:value-type="float">
            <text:p>184.083</text:p>
          </table:table-cell>
          <table:table-cell table:style-name="ce144" office:value-type="string" calcext:value-type="string">
            <text:p>Convect(73)</text:p>
          </table:table-cell>
          <table:table-cell table:style-name="ce144" office:value-type="string" calcext:value-type="string">
            <text:p>Convect(73) Utils(72)</text:p>
          </table:table-cell>
          <table:table-cell table:number-columns-repeated="2" table:style-name="ce144" office:value-type="string" calcext:value-type="string">
            <text:p>Convect(73) </text:p>
          </table:table-cell>
          <table:table-cell table:style-name="ce144" table:number-columns-repeated="4"/>
          <table:table-cell table:style-name="ce91"/>
        </table:table-row>
        <table:table-row table:style-name="ro4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table:style-name="ce140" office:value-type="string" calcext:value-type="string">
            <text:p>nothing</text:p>
          </table:table-cell>
          <table:table-cell table:style-name="ce144" office:value-type="string" calcext:value-type="string">
            <text:p>Convect(73)</text:p>
          </table:table-cell>
          <table:table-cell table:style-name="ce144" office:value-type="string" calcext:value-type="string">
            <text:p>Convect(73) Utils(72)</text:p>
          </table:table-cell>
          <table:table-cell table:style-name="ce144" office:value-type="string" calcext:value-type="string">
            <text:p>Convect(73) </text:p>
          </table:table-cell>
          <table:table-cell table:style-name="ce144" office:value-type="string" calcext:value-type="string">
            <text:p>Convect(73) Diffuse(137) </text:p>
          </table:table-cell>
          <table:table-cell table:style-name="ce144" table:number-columns-repeated="4"/>
          <table:table-cell table:style-name="ce91"/>
        </table:table-row>
        <table:table-row table:style-name="ro4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41" office:value-type="string" calcext:value-type="string">
            <text:p>nothing</text:p>
          </table:table-cell>
          <table:table-cell table:style-name="ce145" office:value-type="string" calcext:value-type="string">
            <text:p>Convect(73)</text:p>
          </table:table-cell>
          <table:table-cell table:style-name="ce145" office:value-type="string" calcext:value-type="string">
            <text:p>Convect(73) Utils(72)</text:p>
          </table:table-cell>
          <table:table-cell table:number-columns-repeated="2" table:style-name="ce145" office:value-type="string" calcext:value-type="string">
            <text:p>Convect(73) Utils(165)</text:p>
          </table:table-cell>
          <table:table-cell table:style-name="ce145" table:number-columns-repeated="4"/>
          <table:table-cell table:style-name="ce149"/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mlp</text:p>
          </table:table-cell>
          <table:table-cell office:value-type="float" office:value="182.149" calcext:value-type="float">
            <text:p>182.149</text:p>
          </table:table-cell>
          <table:table-cell table:style-name="ce11" office:value-type="float" office:value="983.381" calcext:value-type="float">
            <text:p>983.381</text:p>
          </table:table-cell>
          <table:table-cell table:style-name="ce11" office:value-type="float" office:value="197.945" calcext:value-type="float">
            <text:p>197.945</text:p>
          </table:table-cell>
          <table:table-cell table:style-name="ce11" office:value-type="float" office:value="197.787" calcext:value-type="float">
            <text:p>197.787</text:p>
          </table:table-cell>
          <table:table-cell table:style-name="ce11" office:value-type="float" office:value="193.046" calcext:value-type="float">
            <text:p>193.046</text:p>
          </table:table-cell>
          <table:table-cell table:style-name="ce11" office:value-type="float" office:value="180.188" calcext:value-type="float">
            <text:p>180.188</text:p>
          </table:table-cell>
          <table:table-cell table:style-name="ce11" office:value-type="float" office:value="179.909" calcext:value-type="float">
            <text:p>179.909</text:p>
          </table:table-cell>
          <table:table-cell table:style-name="ce11" office:value-type="float" office:value="184.121" calcext:value-type="float">
            <text:p>184.121</text:p>
          </table:table-cell>
          <table:table-cell table:style-name="ce11" office:value-type="float" office:value="82.81" calcext:value-type="float">
            <text:p>82.810</text:p>
          </table:table-cell>
          <table:table-cell table:style-name="Default"/>
        </table:table-row>
      </table:table>
      <table:table table:name="performance" table:style-name="ta1">
        <table:table-column table:style-name="co1" table:number-columns-repeated="10" table:default-cell-style-name="Default"/>
        <table:table-column table:style-name="co1" table:number-columns-repeated="4" table:default-cell-style-name="ce27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style-name="Default" table:number-columns-repeated="3"/>
          <table:table-cell table:style-name="ce19"/>
          <table:table-cell table:number-columns-repeated="3"/>
        </table:table-row>
        <table:table-row table:style-name="ro1">
          <table:table-cell/>
          <table:table-cell table:style-name="ce150" office:value-type="string" calcext:value-type="string" table:number-columns-spanned="1" table:number-rows-spanned="2">
            <text:p>Experiment</text:p>
          </table:table-cell>
          <table:table-cell table:style-name="ce150" office:value-type="string" calcext:value-type="string" table:number-columns-spanned="4" table:number-rows-spanned="1">
            <text:p>Serial</text:p>
          </table:table-cell>
          <table:covered-table-cell table:number-columns-repeated="2" table:style-name="ce21"/>
          <table:covered-table-cell table:style-name="ce22"/>
          <table:table-cell table:style-name="ce150" office:value-type="string" calcext:value-type="string" table:number-columns-spanned="4" table:number-rows-spanned="1">
            <text:p>OpenMP</text:p>
          </table:table-cell>
          <table:covered-table-cell table:number-columns-repeated="2" table:style-name="ce21"/>
          <table:covered-table-cell table:style-name="ce22"/>
          <table:table-cell table:style-name="ce150" office:value-type="string" calcext:value-type="string" table:number-columns-spanned="4" table:number-rows-spanned="1">
            <text:p>Our Scheme</text:p>
          </table:table-cell>
          <table:covered-table-cell table:number-columns-repeated="2" table:style-name="ce21"/>
          <table:covered-table-cell table:style-name="ce22"/>
          <table:table-cell table:style-name="ce31" office:value-type="string" calcext:value-type="string" table:number-columns-spanned="4" table:number-rows-spanned="1">
            <text:p>Dynamic Profile</text:p>
          </table:table-cell>
          <table:covered-table-cell table:number-columns-repeated="2" table:style-name="ce21"/>
          <table:covered-table-cell table:style-name="ce22"/>
        </table:table-row>
        <table:table-row table:style-name="ro1">
          <table:table-cell/>
          <table:covered-table-cell table:style-name="ce5"/>
          <table:table-cell table:style-name="ce20" office:value-type="string" calcext:value-type="string">
            <text:p>#1</text:p>
          </table:table-cell>
          <table:table-cell table:style-name="ce20" office:value-type="string" calcext:value-type="string">
            <text:p>#2</text:p>
          </table:table-cell>
          <table:table-cell table:style-name="ce20" office:value-type="string" calcext:value-type="string">
            <text:p>#3</text:p>
          </table:table-cell>
          <table:table-cell table:style-name="ce20" office:value-type="string" calcext:value-type="string">
            <text:p>average</text:p>
          </table:table-cell>
          <table:table-cell table:style-name="ce23" office:value-type="string" calcext:value-type="string">
            <text:p>#1</text:p>
          </table:table-cell>
          <table:table-cell table:style-name="ce26" office:value-type="string" calcext:value-type="string">
            <text:p>#2</text:p>
          </table:table-cell>
          <table:table-cell table:style-name="ce26" office:value-type="string" calcext:value-type="string">
            <text:p>#3</text:p>
          </table:table-cell>
          <table:table-cell table:style-name="ce29" office:value-type="string" calcext:value-type="string">
            <text:p>average</text:p>
          </table:table-cell>
          <table:table-cell table:style-name="ce23" office:value-type="string" calcext:value-type="string">
            <text:p>#1</text:p>
          </table:table-cell>
          <table:table-cell table:style-name="ce26" office:value-type="string" calcext:value-type="string">
            <text:p>#2</text:p>
          </table:table-cell>
          <table:table-cell table:style-name="ce26" office:value-type="string" calcext:value-type="string">
            <text:p>#3</text:p>
          </table:table-cell>
          <table:table-cell table:style-name="ce29" office:value-type="string" calcext:value-type="string">
            <text:p>average</text:p>
          </table:table-cell>
          <table:table-cell table:style-name="ce26" office:value-type="string" calcext:value-type="string">
            <text:p>#1</text:p>
          </table:table-cell>
          <table:table-cell table:style-name="ce26" office:value-type="string" calcext:value-type="string">
            <text:p>#2</text:p>
          </table:table-cell>
          <table:table-cell table:style-name="ce26" office:value-type="string" calcext:value-type="string">
            <text:p>#3</text:p>
          </table:table-cell>
          <table:table-cell table:style-name="ce29" office:value-type="string" calcext:value-type="string">
            <text:p>average</text:p>
          </table:table-cell>
        </table:table-row>
        <table:table-row table:style-name="ro1">
          <table:table-cell/>
          <table:table-cell table:style-name="ce4" office:value-type="string" calcext:value-type="string">
            <text:p>BT</text:p>
          </table:table-cell>
          <table:table-cell table:style-name="ce11" office:value-type="float" office:value="173.113" calcext:value-type="float">
            <text:p>173.113</text:p>
          </table:table-cell>
          <table:table-cell table:style-name="ce11" office:value-type="float" office:value="192.904" calcext:value-type="float">
            <text:p>192.904</text:p>
          </table:table-cell>
          <table:table-cell table:style-name="ce11" office:value-type="float" office:value="187.397" calcext:value-type="float">
            <text:p>187.397</text:p>
          </table:table-cell>
          <table:table-cell table:style-name="ce11" table:formula="of:=AVERAGE([.C4:.E4])" office:value-type="float" office:value="184.471333333333" calcext:value-type="float">
            <text:p>184.471</text:p>
          </table:table-cell>
          <table:table-cell table:style-name="ce24" office:value-type="float" office:value="56.374" calcext:value-type="float">
            <text:p>56.374</text:p>
          </table:table-cell>
          <table:table-cell table:style-name="ce27" office:value-type="float" office:value="58.05" calcext:value-type="float">
            <text:p>58.050</text:p>
          </table:table-cell>
          <table:table-cell table:style-name="ce27" office:value-type="float" office:value="57.662" calcext:value-type="float">
            <text:p>57.662</text:p>
          </table:table-cell>
          <table:table-cell table:style-name="ce15" table:formula="of:=AVERAGE([.G4:.I4])" office:value-type="float" office:value="57.362" calcext:value-type="float">
            <text:p>57.362</text:p>
          </table:table-cell>
          <table:table-cell table:style-name="ce24" office:value-type="float" office:value="52.227" calcext:value-type="float">
            <text:p>52.227</text:p>
          </table:table-cell>
          <table:table-cell office:value-type="float" office:value="58.411" calcext:value-type="float">
            <text:p>58.411</text:p>
          </table:table-cell>
          <table:table-cell office:value-type="float" office:value="57.994" calcext:value-type="float">
            <text:p>57.994</text:p>
          </table:table-cell>
          <table:table-cell table:style-name="ce15" table:formula="of:=AVERAGE([.K4:.M4])" office:value-type="float" office:value="56.2106666666667" calcext:value-type="float">
            <text:p>56.211</text:p>
          </table:table-cell>
          <table:table-cell table:style-name="ce27" table:number-columns-repeated="3"/>
          <table:table-cell table:style-name="ce15"/>
        </table:table-row>
        <table:table-row table:style-name="ro1">
          <table:table-cell/>
          <table:table-cell table:style-name="ce4" office:value-type="string" calcext:value-type="string">
            <text:p>CG</text:p>
          </table:table-cell>
          <table:table-cell table:style-name="ce11" office:value-type="float" office:value="74.752" calcext:value-type="float">
            <text:p>74.752</text:p>
          </table:table-cell>
          <table:table-cell table:style-name="ce11" office:value-type="float" office:value="72.526" calcext:value-type="float">
            <text:p>72.526</text:p>
          </table:table-cell>
          <table:table-cell table:style-name="ce11" office:value-type="float" office:value="72.977" calcext:value-type="float">
            <text:p>72.977</text:p>
          </table:table-cell>
          <table:table-cell table:style-name="ce11" table:formula="of:=AVERAGE([.C5:.E5])" office:value-type="float" office:value="73.4183333333333" calcext:value-type="float">
            <text:p>73.418</text:p>
          </table:table-cell>
          <table:table-cell table:style-name="ce24" office:value-type="float" office:value="19.795" calcext:value-type="float">
            <text:p>19.795</text:p>
          </table:table-cell>
          <table:table-cell table:style-name="ce27" office:value-type="float" office:value="19.691" calcext:value-type="float">
            <text:p>19.691</text:p>
          </table:table-cell>
          <table:table-cell table:style-name="ce27" office:value-type="float" office:value="19.823" calcext:value-type="float">
            <text:p>19.823</text:p>
          </table:table-cell>
          <table:table-cell table:style-name="ce15" table:formula="of:=AVERAGE([.G5:.I5])" office:value-type="float" office:value="19.7696666666667" calcext:value-type="float">
            <text:p>19.770</text:p>
          </table:table-cell>
          <table:table-cell table:style-name="ce24" office:value-type="float" office:value="24.613" calcext:value-type="float">
            <text:p>24.613</text:p>
          </table:table-cell>
          <table:table-cell office:value-type="float" office:value="27.554" calcext:value-type="float">
            <text:p>27.554</text:p>
          </table:table-cell>
          <table:table-cell office:value-type="float" office:value="30.781" calcext:value-type="float">
            <text:p>30.781</text:p>
          </table:table-cell>
          <table:table-cell table:style-name="ce15" table:formula="of:=AVERAGE([.K5:.M5])" office:value-type="float" office:value="27.6493333333333" calcext:value-type="float">
            <text:p>27.649</text:p>
          </table:table-cell>
          <table:table-cell table:style-name="ce24" office:value-type="float" office:value="24.613" calcext:value-type="float">
            <text:p>24.613</text:p>
          </table:table-cell>
          <table:table-cell table:style-name="ce27" office:value-type="float" office:value="27.554" calcext:value-type="float">
            <text:p>27.554</text:p>
          </table:table-cell>
          <table:table-cell table:style-name="ce27" office:value-type="float" office:value="30.781" calcext:value-type="float">
            <text:p>30.781</text:p>
          </table:table-cell>
          <table:table-cell table:style-name="ce15" table:formula="of:=AVERAGE([.O5:.Q5])" office:value-type="float" office:value="27.6493333333333" calcext:value-type="float">
            <text:p>27.649</text:p>
          </table:table-cell>
        </table:table-row>
        <table:table-row table:style-name="ro1">
          <table:table-cell/>
          <table:table-cell table:style-name="ce4" office:value-type="string" calcext:value-type="string">
            <text:p>DC</text:p>
          </table:table-cell>
          <table:table-cell table:style-name="ce11" office:value-type="float" office:value="660.699" calcext:value-type="float">
            <text:p>660.699</text:p>
          </table:table-cell>
          <table:table-cell table:style-name="ce11" office:value-type="float" office:value="689.881" calcext:value-type="float">
            <text:p>689.881</text:p>
          </table:table-cell>
          <table:table-cell table:style-name="ce11" office:value-type="float" office:value="745.878" calcext:value-type="float">
            <text:p>745.878</text:p>
          </table:table-cell>
          <table:table-cell table:style-name="ce11" table:formula="of:=AVERAGE([.C6:.E6])" office:value-type="float" office:value="698.819333333333" calcext:value-type="float">
            <text:p>698.819</text:p>
          </table:table-cell>
          <table:table-cell table:style-name="ce24" office:value-type="float" office:value="297.322" calcext:value-type="float">
            <text:p>297.322</text:p>
          </table:table-cell>
          <table:table-cell table:style-name="ce27" office:value-type="float" office:value="232.49" calcext:value-type="float">
            <text:p>232.490</text:p>
          </table:table-cell>
          <table:table-cell table:style-name="ce27" office:value-type="float" office:value="233.071" calcext:value-type="float">
            <text:p>233.071</text:p>
          </table:table-cell>
          <table:table-cell table:style-name="ce15" table:formula="of:=AVERAGE([.G6:.I6])" office:value-type="float" office:value="254.294333333333" calcext:value-type="float">
            <text:p>254.294</text:p>
          </table:table-cell>
          <table:table-cell table:style-name="ce24"/>
          <table:table-cell table:number-columns-repeated="2"/>
          <table:table-cell table:style-name="ce15"/>
          <table:table-cell table:style-name="ce27" table:number-columns-repeated="3"/>
          <table:table-cell table:style-name="ce15"/>
        </table:table-row>
        <table:table-row table:style-name="ro1">
          <table:table-cell/>
          <table:table-cell table:style-name="ce4" office:value-type="string" calcext:value-type="string">
            <text:p>EP</text:p>
          </table:table-cell>
          <table:table-cell table:style-name="ce11" office:value-type="float" office:value="62.53" calcext:value-type="float">
            <text:p>62.530</text:p>
          </table:table-cell>
          <table:table-cell table:style-name="ce11" office:value-type="float" office:value="62.795" calcext:value-type="float">
            <text:p>62.795</text:p>
          </table:table-cell>
          <table:table-cell table:style-name="ce11" office:value-type="float" office:value="62.213" calcext:value-type="float">
            <text:p>62.213</text:p>
          </table:table-cell>
          <table:table-cell table:style-name="ce11" table:formula="of:=AVERAGE([.C7:.E7])" office:value-type="float" office:value="62.5126666666667" calcext:value-type="float">
            <text:p>62.513</text:p>
          </table:table-cell>
          <table:table-cell table:style-name="ce24" office:value-type="float" office:value="22.239" calcext:value-type="float">
            <text:p>22.239</text:p>
          </table:table-cell>
          <table:table-cell table:style-name="ce27" table:number-columns-repeated="2"/>
          <table:table-cell table:style-name="ce15"/>
          <table:table-cell table:style-name="ce24"/>
          <table:table-cell table:number-columns-repeated="2"/>
          <table:table-cell table:style-name="ce15"/>
          <table:table-cell table:style-name="ce27" table:number-columns-repeated="3"/>
          <table:table-cell table:style-name="ce15"/>
        </table:table-row>
        <table:table-row table:style-name="ro1">
          <table:table-cell/>
          <table:table-cell table:style-name="ce4" office:value-type="string" calcext:value-type="string">
            <text:p>FT</text:p>
          </table:table-cell>
          <table:table-cell table:style-name="ce11" office:value-type="float" office:value="36.544" calcext:value-type="float">
            <text:p>36.544</text:p>
          </table:table-cell>
          <table:table-cell table:style-name="ce11" office:value-type="float" office:value="36.511" calcext:value-type="float">
            <text:p>36.511</text:p>
          </table:table-cell>
          <table:table-cell table:style-name="ce11" office:value-type="float" office:value="37.374" calcext:value-type="float">
            <text:p>37.374</text:p>
          </table:table-cell>
          <table:table-cell table:style-name="ce13" table:formula="of:=AVERAGE([.C8:.E8])" office:value-type="float" office:value="36.8096666666667" calcext:value-type="float">
            <text:p>36.810</text:p>
          </table:table-cell>
          <table:table-cell table:style-name="ce24" office:value-type="float" office:value="12.129" calcext:value-type="float">
            <text:p>12.129</text:p>
          </table:table-cell>
          <table:table-cell table:style-name="ce27" office:value-type="float" office:value="12.23" calcext:value-type="float">
            <text:p>12.230</text:p>
          </table:table-cell>
          <table:table-cell table:style-name="ce27" office:value-type="float" office:value="12.041" calcext:value-type="float">
            <text:p>12.041</text:p>
          </table:table-cell>
          <table:table-cell table:style-name="ce15" table:formula="of:=AVERAGE([.G8:.I8])" office:value-type="float" office:value="12.1333333333333" calcext:value-type="float">
            <text:p>12.133</text:p>
          </table:table-cell>
          <table:table-cell table:style-name="ce24" office:value-type="float" office:value="14.44" calcext:value-type="float">
            <text:p>14.440</text:p>
          </table:table-cell>
          <table:table-cell office:value-type="float" office:value="14.619" calcext:value-type="float">
            <text:p>14.619</text:p>
          </table:table-cell>
          <table:table-cell office:value-type="float" office:value="15.011" calcext:value-type="float">
            <text:p>15.011</text:p>
          </table:table-cell>
          <table:table-cell table:style-name="ce15" table:formula="of:=AVERAGE([.K8:.M8])" office:value-type="float" office:value="14.69" calcext:value-type="float">
            <text:p>14.690</text:p>
          </table:table-cell>
          <table:table-cell table:style-name="ce24" office:value-type="float" office:value="14.44" calcext:value-type="float">
            <text:p>14.440</text:p>
          </table:table-cell>
          <table:table-cell table:style-name="ce27" office:value-type="float" office:value="14.619" calcext:value-type="float">
            <text:p>14.619</text:p>
          </table:table-cell>
          <table:table-cell table:style-name="ce27" office:value-type="float" office:value="15.011" calcext:value-type="float">
            <text:p>15.011</text:p>
          </table:table-cell>
          <table:table-cell table:style-name="ce15" table:formula="of:=AVERAGE([.O8:.Q8])" office:value-type="float" office:value="14.69" calcext:value-type="float">
            <text:p>14.690</text:p>
          </table:table-cell>
        </table:table-row>
        <table:table-row table:style-name="ro1">
          <table:table-cell/>
          <table:table-cell table:style-name="ce4" office:value-type="string" calcext:value-type="string">
            <text:p>IS</text:p>
          </table:table-cell>
          <table:table-cell table:style-name="ce11" office:value-type="float" office:value="4.833" calcext:value-type="float">
            <text:p>4.833</text:p>
          </table:table-cell>
          <table:table-cell table:style-name="ce11" office:value-type="float" office:value="4.717" calcext:value-type="float">
            <text:p>4.717</text:p>
          </table:table-cell>
          <table:table-cell table:style-name="ce11" office:value-type="float" office:value="4.695" calcext:value-type="float">
            <text:p>4.695</text:p>
          </table:table-cell>
          <table:table-cell table:style-name="ce13" table:formula="of:=AVERAGE([.C9:.E9])" office:value-type="float" office:value="4.74833333333333" calcext:value-type="float">
            <text:p>4.748</text:p>
          </table:table-cell>
          <table:table-cell table:style-name="ce24" office:value-type="float" office:value="1.411" calcext:value-type="float">
            <text:p>1.411</text:p>
          </table:table-cell>
          <table:table-cell table:style-name="ce27" office:value-type="float" office:value="1.315" calcext:value-type="float">
            <text:p>1.315</text:p>
          </table:table-cell>
          <table:table-cell table:style-name="ce27" office:value-type="float" office:value="1.314" calcext:value-type="float">
            <text:p>1.314</text:p>
          </table:table-cell>
          <table:table-cell table:style-name="ce15" table:formula="of:=AVERAGE([.G9:.I9])" office:value-type="float" office:value="1.34666666666667" calcext:value-type="float">
            <text:p>1.347</text:p>
          </table:table-cell>
          <table:table-cell table:style-name="ce24" office:value-type="float" office:value="2.621" calcext:value-type="float">
            <text:p>2.621</text:p>
          </table:table-cell>
          <table:table-cell office:value-type="float" office:value="2.733" calcext:value-type="float">
            <text:p>2.733</text:p>
          </table:table-cell>
          <table:table-cell office:value-type="float" office:value="2.731" calcext:value-type="float">
            <text:p>2.731</text:p>
          </table:table-cell>
          <table:table-cell table:style-name="ce15" table:formula="of:=AVERAGE([.K9:.M9])" office:value-type="float" office:value="2.695" calcext:value-type="float">
            <text:p>2.695</text:p>
          </table:table-cell>
          <table:table-cell table:style-name="ce24" office:value-type="float" office:value="4.796" calcext:value-type="float">
            <text:p>4.796</text:p>
          </table:table-cell>
          <table:table-cell table:style-name="ce27" office:value-type="float" office:value="4.837" calcext:value-type="float">
            <text:p>4.837</text:p>
          </table:table-cell>
          <table:table-cell table:style-name="ce27" office:value-type="float" office:value="4.788" calcext:value-type="float">
            <text:p>4.788</text:p>
          </table:table-cell>
          <table:table-cell table:style-name="ce15" table:formula="of:=AVERAGE([.O9:.Q9])" office:value-type="float" office:value="4.807" calcext:value-type="float">
            <text:p>4.807</text:p>
          </table:table-cell>
        </table:table-row>
        <table:table-row table:style-name="ro1">
          <table:table-cell/>
          <table:table-cell table:style-name="ce4" office:value-type="string" calcext:value-type="string">
            <text:p>LU</text:p>
          </table:table-cell>
          <table:table-cell table:style-name="ce11" office:value-type="float" office:value="119.109" calcext:value-type="float">
            <text:p>119.109</text:p>
          </table:table-cell>
          <table:table-cell table:style-name="ce11" office:value-type="float" office:value="116.188" calcext:value-type="float">
            <text:p>116.188</text:p>
          </table:table-cell>
          <table:table-cell table:style-name="ce11" office:value-type="float" office:value="117.168" calcext:value-type="float">
            <text:p>117.168</text:p>
          </table:table-cell>
          <table:table-cell table:style-name="ce13" table:formula="of:=AVERAGE([.C10:.E10])" office:value-type="float" office:value="117.488333333333" calcext:value-type="float">
            <text:p>117.488</text:p>
          </table:table-cell>
          <table:table-cell table:style-name="ce24" office:value-type="float" office:value="53.687" calcext:value-type="float">
            <text:p>53.687</text:p>
          </table:table-cell>
          <table:table-cell table:style-name="ce27" office:value-type="float" office:value="55.74" calcext:value-type="float">
            <text:p>55.740</text:p>
          </table:table-cell>
          <table:table-cell table:style-name="ce27" office:value-type="float" office:value="53.356" calcext:value-type="float">
            <text:p>53.356</text:p>
          </table:table-cell>
          <table:table-cell table:style-name="ce15" table:formula="of:=AVERAGE([.G10:.I10])" office:value-type="float" office:value="54.261" calcext:value-type="float">
            <text:p>54.261</text:p>
          </table:table-cell>
          <table:table-cell table:style-name="ce24" office:value-type="float" office:value="109.819" calcext:value-type="float">
            <text:p>109.819</text:p>
          </table:table-cell>
          <table:table-cell office:value-type="float" office:value="109.973" calcext:value-type="float">
            <text:p>109.973</text:p>
          </table:table-cell>
          <table:table-cell office:value-type="float" office:value="108.615" calcext:value-type="float">
            <text:p>108.615</text:p>
          </table:table-cell>
          <table:table-cell table:style-name="ce15" table:formula="of:=AVERAGE([.K10:.M10])" office:value-type="float" office:value="109.469" calcext:value-type="float">
            <text:p>109.469</text:p>
          </table:table-cell>
          <table:table-cell table:style-name="ce27" office:value-type="float" office:value="117.34" calcext:value-type="float">
            <text:p>117.340</text:p>
          </table:table-cell>
          <table:table-cell table:style-name="ce27" office:value-type="float" office:value="118.493" calcext:value-type="float">
            <text:p>118.493</text:p>
          </table:table-cell>
          <table:table-cell table:style-name="ce27" office:value-type="float" office:value="125.708" calcext:value-type="float">
            <text:p>125.708</text:p>
          </table:table-cell>
          <table:table-cell table:style-name="ce27"/>
        </table:table-row>
        <table:table-row table:style-name="ro1">
          <table:table-cell/>
          <table:table-cell table:style-name="ce4" office:value-type="string" calcext:value-type="string">
            <text:p>MG</text:p>
          </table:table-cell>
          <table:table-cell table:style-name="ce11" office:value-type="float" office:value="5.107" calcext:value-type="float">
            <text:p>5.107</text:p>
          </table:table-cell>
          <table:table-cell table:style-name="ce11" office:value-type="float" office:value="5.415" calcext:value-type="float">
            <text:p>5.415</text:p>
          </table:table-cell>
          <table:table-cell table:style-name="ce11" office:value-type="float" office:value="5.08" calcext:value-type="float">
            <text:p>5.080</text:p>
          </table:table-cell>
          <table:table-cell table:style-name="ce13" table:formula="of:=AVERAGE([.C11:.E11])" office:value-type="float" office:value="5.20066666666667" calcext:value-type="float">
            <text:p>5.201</text:p>
          </table:table-cell>
          <table:table-cell table:style-name="ce24" office:value-type="float" office:value="3.007" calcext:value-type="float">
            <text:p>3.007</text:p>
          </table:table-cell>
          <table:table-cell table:style-name="ce27" office:value-type="float" office:value="3.143" calcext:value-type="float">
            <text:p>3.143</text:p>
          </table:table-cell>
          <table:table-cell table:style-name="ce27" office:value-type="float" office:value="3.007" calcext:value-type="float">
            <text:p>3.007</text:p>
          </table:table-cell>
          <table:table-cell table:style-name="ce15" table:formula="of:=AVERAGE([.G11:.I11])" office:value-type="float" office:value="3.05233333333333" calcext:value-type="float">
            <text:p>3.052</text:p>
          </table:table-cell>
          <table:table-cell table:style-name="ce24" office:value-type="float" office:value="3.943" calcext:value-type="float">
            <text:p>3.943</text:p>
          </table:table-cell>
          <table:table-cell office:value-type="float" office:value="3.852" calcext:value-type="float">
            <text:p>3.852</text:p>
          </table:table-cell>
          <table:table-cell office:value-type="float" office:value="3.832" calcext:value-type="float">
            <text:p>3.832</text:p>
          </table:table-cell>
          <table:table-cell table:style-name="ce15" table:formula="of:=AVERAGE([.K11:.M11])" office:value-type="float" office:value="3.87566666666667" calcext:value-type="float">
            <text:p>3.876</text:p>
          </table:table-cell>
          <table:table-cell table:style-name="ce27" table:number-columns-repeated="3"/>
          <table:table-cell table:style-name="ce15"/>
        </table:table-row>
        <table:table-row table:style-name="ro1">
          <table:table-cell/>
          <table:table-cell table:style-name="ce4" office:value-type="string" calcext:value-type="string">
            <text:p>SP</text:p>
          </table:table-cell>
          <table:table-cell table:style-name="ce11" office:value-type="float" office:value="87.144" calcext:value-type="float">
            <text:p>87.144</text:p>
          </table:table-cell>
          <table:table-cell table:style-name="ce11" office:value-type="float" office:value="89.565" calcext:value-type="float">
            <text:p>89.565</text:p>
          </table:table-cell>
          <table:table-cell table:style-name="ce11" office:value-type="float" office:value="87.4" calcext:value-type="float">
            <text:p>87.400</text:p>
          </table:table-cell>
          <table:table-cell table:style-name="ce13" table:formula="of:=AVERAGE([.C12:.E12])" office:value-type="float" office:value="88.0363333333333" calcext:value-type="float">
            <text:p>88.036</text:p>
          </table:table-cell>
          <table:table-cell table:style-name="ce24" office:value-type="float" office:value="64.066" calcext:value-type="float">
            <text:p>64.066</text:p>
          </table:table-cell>
          <table:table-cell table:style-name="ce27" office:value-type="float" office:value="66.002" calcext:value-type="float">
            <text:p>66.002</text:p>
          </table:table-cell>
          <table:table-cell table:style-name="ce27" office:value-type="float" office:value="65.5" calcext:value-type="float">
            <text:p>65.500</text:p>
          </table:table-cell>
          <table:table-cell table:style-name="ce15" table:formula="of:=AVERAGE([.G12:.I12])" office:value-type="float" office:value="65.1893333333333" calcext:value-type="float">
            <text:p>65.189</text:p>
          </table:table-cell>
          <table:table-cell table:style-name="ce24" office:value-type="float" office:value="136.426" calcext:value-type="float">
            <text:p>136.426</text:p>
          </table:table-cell>
          <table:table-cell office:value-type="float" office:value="133.71" calcext:value-type="float">
            <text:p>133.710</text:p>
          </table:table-cell>
          <table:table-cell office:value-type="float" office:value="133.733" calcext:value-type="float">
            <text:p>133.733</text:p>
          </table:table-cell>
          <table:table-cell table:style-name="ce15" table:formula="of:=AVERAGE([.K12:.M12])" office:value-type="float" office:value="134.623" calcext:value-type="float">
            <text:p>134.623</text:p>
          </table:table-cell>
          <table:table-cell table:style-name="ce27" office:value-type="float" office:value="75.42" calcext:value-type="float">
            <text:p>75.420</text:p>
          </table:table-cell>
          <table:table-cell table:style-name="ce27" office:value-type="float" office:value="77.723" calcext:value-type="float">
            <text:p>77.723</text:p>
          </table:table-cell>
          <table:table-cell table:style-name="ce27" office:value-type="float" office:value="77.677" calcext:value-type="float">
            <text:p>77.677</text:p>
          </table:table-cell>
          <table:table-cell table:style-name="ce15"/>
        </table:table-row>
        <table:table-row table:style-name="ro1">
          <table:table-cell/>
          <table:table-cell table:style-name="ce5" office:value-type="string" calcext:value-type="string">
            <text:p>UA</text:p>
          </table:table-cell>
          <table:table-cell table:style-name="ce13" office:value-type="float" office:value="71.412" calcext:value-type="float">
            <text:p>71.412</text:p>
          </table:table-cell>
          <table:table-cell table:style-name="ce13" office:value-type="float" office:value="72.84" calcext:value-type="float">
            <text:p>72.840</text:p>
          </table:table-cell>
          <table:table-cell table:style-name="ce13" office:value-type="float" office:value="71.214" calcext:value-type="float">
            <text:p>71.214</text:p>
          </table:table-cell>
          <table:table-cell table:style-name="ce13" table:formula="of:=AVERAGE([.C13:.E13])" office:value-type="float" office:value="71.822" calcext:value-type="float">
            <text:p>71.822</text:p>
          </table:table-cell>
          <table:table-cell table:style-name="ce25"/>
          <table:table-cell table:style-name="ce28" table:number-columns-repeated="2"/>
          <table:table-cell table:style-name="ce30"/>
          <table:table-cell table:style-name="ce25" office:value-type="float" office:value="172.501" calcext:value-type="float">
            <text:p>172.501</text:p>
          </table:table-cell>
          <table:table-cell table:style-name="ce28" office:value-type="float" office:value="176.043" calcext:value-type="float">
            <text:p>176.043</text:p>
          </table:table-cell>
          <table:table-cell table:style-name="ce28" office:value-type="float" office:value="172.704" calcext:value-type="float">
            <text:p>172.704</text:p>
          </table:table-cell>
          <table:table-cell table:style-name="ce15" table:formula="of:=AVERAGE([.K13:.M13])" office:value-type="float" office:value="173.749333333333" calcext:value-type="float">
            <text:p>173.749</text:p>
          </table:table-cell>
          <table:table-cell table:style-name="ce28" office:value-type="float" office:value="90.265" calcext:value-type="float">
            <text:p>90.265</text:p>
          </table:table-cell>
          <table:table-cell table:style-name="ce28" office:value-type="float" office:value="85.007" calcext:value-type="float">
            <text:p>85.007</text:p>
          </table:table-cell>
          <table:table-cell table:style-name="ce28" office:value-type="float" office:value="86.066" calcext:value-type="float">
            <text:p>86.066</text:p>
          </table:table-cell>
          <table:table-cell table:style-name="ce30"/>
        </table:table-row>
        <table:table-row table:style-name="ro1" table:number-rows-repeated="6">
          <table:table-cell table:number-columns-repeated="18"/>
        </table:table-row>
        <table:table-row table:style-name="ro1" table:number-rows-repeated="10">
          <table:table-cell/>
          <table:table-cell table:style-name="ce18"/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 table:number-rows-repeated="16">
          <table:table-cell table:number-columns-repeated="13"/>
          <table:table-cell table:style-name="Default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4"/>
        </table:table-row>
      </table:table>
      <table:table table:name="BT" table:style-name="ta1">
        <table:table-column table:style-name="co1" table:default-cell-style-name="Default"/>
        <table:table-column table:style-name="co1" table:default-cell-style-name="ce131"/>
        <table:table-column table:style-name="co1" table:default-cell-style-name="ce134"/>
        <table:table-column table:style-name="co18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66" office:value-type="string" calcext:value-type="string">
            <text:p>loops</text:p>
          </table:table-cell>
          <table:table-cell/>
          <table:table-cell table:style-name="ce135" office:value-type="string" calcext:value-type="string" table:number-columns-spanned="3" table:number-rows-spanned="1">
            <text:p>profile</text:p>
          </table:table-cell>
          <table:covered-table-cell table:number-columns-repeated="2" table:style-name="ce166"/>
          <table:table-cell table:style-name="ce131"/>
          <table:table-cell table:style-name="ce135" office:value-type="string" calcext:value-type="string" table:number-columns-spanned="3" table:number-rows-spanned="1">
            <text:p>svc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mlp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rfc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ada</text:p>
          </table:table-cell>
          <table:covered-table-cell table:number-columns-repeated="2" table:style-name="ce167"/>
          <table:table-cell/>
          <table:table-cell table:style-name="ce135" office:value-type="string" calcext:value-type="string" table:number-columns-spanned="3" table:number-rows-spanned="1">
            <text:p>dt</text:p>
          </table:table-cell>
          <table:covered-table-cell table:number-columns-repeated="2" table:style-name="ce167"/>
        </table:table-row>
        <table:table-row table:style-name="ro1">
          <table:table-cell/>
          <table:table-cell table:style-name="ce167" office:value-type="string" calcext:value-type="string">
            <text:p>K</text:p>
          </table:table-cell>
          <table:table-cell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134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313" calcext:value-type="float">
            <text:p>0.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103333352602091" calcext:value-type="float">
            <text:p>0.1033333526020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303813841622097" calcext:value-type="float">
            <text:p>0.3038138416220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152468834983376" calcext:value-type="float">
            <text:p>0.152468834983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170075143637465" calcext:value-type="float">
            <text:p>0.170075143637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0623540185705468" calcext:value-type="float">
            <text:p>0.062354018570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313" calcext:value-type="float">
            <text:p>0.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101280372086818" calcext:value-type="float">
            <text:p>0.1012803720868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303651177113062" calcext:value-type="float">
            <text:p>0.303651177113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152468834983376" calcext:value-type="float">
            <text:p>0.1524688349833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170075143637465" calcext:value-type="float">
            <text:p>0.17007514363746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0623540185705468" calcext:value-type="float">
            <text:p>0.062354018570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309" calcext:value-type="float">
            <text:p>0.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971744110562709" calcext:value-type="float">
            <text:p>0.09717441105627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299673125433216" calcext:value-type="float">
            <text:p>0.2996731254332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150520351469211" calcext:value-type="float">
            <text:p>0.1505203514692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167901659373728" calcext:value-type="float">
            <text:p>0.1679016593737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0615571621031915" calcext:value-type="float">
            <text:p>0.061557162103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309" calcext:value-type="float">
            <text:p>0.3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0788113435283282" calcext:value-type="float">
            <text:p>0.0788113435283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287310356560728" calcext:value-type="float">
            <text:p>0.2873103565607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150520351469211" calcext:value-type="float">
            <text:p>0.150520351469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167901659373728" calcext:value-type="float">
            <text:p>0.167901659373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0615571621031915" calcext:value-type="float">
            <text:p>0.061557162103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296" calcext:value-type="float">
            <text:p>0.2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0786405732617798" calcext:value-type="float">
            <text:p>0.078640573261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287153908690673" calcext:value-type="float">
            <text:p>0.2871539086906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144187780048177" calcext:value-type="float">
            <text:p>0.144187780048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16083783551658" calcext:value-type="float">
            <text:p>0.160837835516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0589673785842871" calcext:value-type="float">
            <text:p>0.058967378584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296" calcext:value-type="float">
            <text:p>0.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0785307769709349" calcext:value-type="float">
            <text:p>0.0785307769709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286106552412507" calcext:value-type="float">
            <text:p>0.2861065524125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144187780048177" calcext:value-type="float">
            <text:p>0.14418778004817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16083783551658" calcext:value-type="float">
            <text:p>0.160837835516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0589673785842871" calcext:value-type="float">
            <text:p>0.058967378584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151" calcext:value-type="float">
            <text:p>0.1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0785306351050293" calcext:value-type="float">
            <text:p>0.0785306351050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0969112549387754" calcext:value-type="float">
            <text:p>0.0969112549387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086209848879971" calcext:value-type="float">
            <text:p>0.08620984887997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0777420004991845" calcext:value-type="float">
            <text:p>0.077742000499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553167363267986" calcext:value-type="float">
            <text:p>0.055316736326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148" calcext:value-type="float">
            <text:p>0.1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0742659392446659" calcext:value-type="float">
            <text:p>0.0742659392446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0949858657678064" calcext:value-type="float">
            <text:p>0.094985865767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0844970704254021" calcext:value-type="float">
            <text:p>0.0844970704254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0761974574429093" calcext:value-type="float">
            <text:p>0.0761974574429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29845609991177" calcext:value-type="float">
            <text:p>0.052984560999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0742654272684823" calcext:value-type="float">
            <text:p>0.07426542726848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911350874258683" calcext:value-type="float">
            <text:p>0.0911350874258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810715135162641" calcext:value-type="float">
            <text:p>0.0810715135162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731083713303589" calcext:value-type="float">
            <text:p>0.073108371330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524555258271366" calcext:value-type="float">
            <text:p>0.052455525827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35010743660914" calcext:value-type="float">
            <text:p>0.0535010743660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24603383002174" calcext:value-type="float">
            <text:p>0.0524603383002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28880771993268" calcext:value-type="float">
            <text:p>0.0528880771993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40775639211967" calcext:value-type="float">
            <text:p>0.0407756392119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20384081241335" calcext:value-type="float">
            <text:p>0.052038408124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25456980381255" calcext:value-type="float">
            <text:p>0.0525456980381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15235465448564" calcext:value-type="float">
            <text:p>0.051523546544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19436472493389" calcext:value-type="float">
            <text:p>0.051943647249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393695826874164" calcext:value-type="float">
            <text:p>0.039369582687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51501788993916" calcext:value-type="float">
            <text:p>0.051501788993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15903217101596" calcext:value-type="float">
            <text:p>0.05159032171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05867547894954" calcext:value-type="float">
            <text:p>0.0505867547894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09992172993509" calcext:value-type="float">
            <text:p>0.0509992172993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386665544251411" calcext:value-type="float">
            <text:p>0.038666554425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10922552491492" calcext:value-type="float">
            <text:p>0.051092255249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264689837975404" calcext:value-type="float">
            <text:p>0.0264689837975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46308119230435" calcext:value-type="float">
            <text:p>0.0246308119230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492540276279645" calcext:value-type="float">
            <text:p>0.049254027627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386665544251411" calcext:value-type="float">
            <text:p>0.0386665544251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45779367994592" calcext:value-type="float">
            <text:p>0.045779367994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36565430595499" calcext:value-type="float">
            <text:p>0.023656543059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36834730029265" calcext:value-type="float">
            <text:p>0.0236834730029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467064055092767" calcext:value-type="float">
            <text:p>0.046706405509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379635261628658" calcext:value-type="float">
            <text:p>0.0379635261628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0451405407918484" calcext:value-type="float">
            <text:p>0.045140540791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234091408128" calcext:value-type="float">
            <text:p>0.02340914081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227361340828094" calcext:value-type="float">
            <text:p>0.0227361340828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458571981363807" calcext:value-type="float">
            <text:p>0.045857198136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379635261628658" calcext:value-type="float">
            <text:p>0.0379635261628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0442437088555865" calcext:value-type="float">
            <text:p>0.044243708855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48" calcext:value-type="float">
            <text:p>0.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2746676018798" calcext:value-type="float">
            <text:p>0.02274667601879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9287318343699" calcext:value-type="float">
            <text:p>0.0192873183436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392146708283883" calcext:value-type="float">
            <text:p>0.0392146708283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337453565892141" calcext:value-type="float">
            <text:p>0.033745356589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438718943281506" calcext:value-type="float">
            <text:p>0.043871894328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218368089780461" calcext:value-type="float">
            <text:p>0.0218368089780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92788846030759" calcext:value-type="float">
            <text:p>0.0192788846030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375807262105388" calcext:value-type="float">
            <text:p>0.0375807262105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323393000646635" calcext:value-type="float">
            <text:p>0.0323393000646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424500449830627" calcext:value-type="float">
            <text:p>0.042450044983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38" calcext:value-type="float">
            <text:p>0.0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209222931942317" calcext:value-type="float">
            <text:p>0.020922293194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06161379012604" calcext:value-type="float">
            <text:p>0.0106161379012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310449477391407" calcext:value-type="float">
            <text:p>0.031044947739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267150739664611" calcext:value-type="float">
            <text:p>0.026715073966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362419996623853" calcext:value-type="float">
            <text:p>0.036241999662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91360998190667" calcext:value-type="float">
            <text:p>0.0191360998190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06083520276405" calcext:value-type="float">
            <text:p>0.0106083520276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10742724120371" calcext:value-type="float">
            <text:p>0.021074272412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141276477142942" calcext:value-type="float">
            <text:p>0.0141276477142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06473703331754" calcext:value-type="float">
            <text:p>0.020647370333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90554329340357" calcext:value-type="float">
            <text:p>0.019055432934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0994955985479626" calcext:value-type="float">
            <text:p>0.009949559854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02637234731126" calcext:value-type="float">
            <text:p>0.020263723473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40605652455059" calcext:value-type="float">
            <text:p>0.0140605652455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198532407049763" calcext:value-type="float">
            <text:p>0.019853240704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142596833549586" calcext:value-type="float">
            <text:p>0.0142596833549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969817177685386" calcext:value-type="float">
            <text:p>0.009698171776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194531745341881" calcext:value-type="float">
            <text:p>0.019453174534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40605652455059" calcext:value-type="float">
            <text:p>0.0140605652455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190591110767773" calcext:value-type="float">
            <text:p>0.019059111076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136526042045937" calcext:value-type="float">
            <text:p>0.0136526042045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967387603486724" calcext:value-type="float">
            <text:p>0.009673876034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6940998352835" calcext:value-type="float">
            <text:p>0.0169409983528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135842766483598" calcext:value-type="float">
            <text:p>0.013584276648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78536151447781" calcext:value-type="float">
            <text:p>0.017853615144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132260862528425" calcext:value-type="float">
            <text:p>0.0132260862528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96598085299871" calcext:value-type="float">
            <text:p>0.009659808529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6940998352835" calcext:value-type="float">
            <text:p>0.0169409983528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130409055824254" calcext:value-type="float">
            <text:p>0.0130409055824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78536151447781" calcext:value-type="float">
            <text:p>0.017853615144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04353168488033" calcext:value-type="float">
            <text:p>0.01043531684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96510344556913" calcext:value-type="float">
            <text:p>0.0096510344556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06543192959249" calcext:value-type="float">
            <text:p>0.010654319295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0773331088502822" calcext:value-type="float">
            <text:p>0.007733310885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04911051654273" calcext:value-type="float">
            <text:p>0.010491105165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04348430019779" calcext:value-type="float">
            <text:p>0.010434843001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96510344556913" calcext:value-type="float">
            <text:p>0.0096510344556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06451546694931" calcext:value-type="float">
            <text:p>0.010645154669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0773331088502822" calcext:value-type="float">
            <text:p>0.007733310885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04076816248267" calcext:value-type="float">
            <text:p>0.010407681624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00144175622204" calcext:value-type="float">
            <text:p>0.0100144175622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904505441345114" calcext:value-type="float">
            <text:p>0.009045054413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06451546694931" calcext:value-type="float">
            <text:p>0.010645154669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0773331088502822" calcext:value-type="float">
            <text:p>0.007733310885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0981948832962794" calcext:value-type="float">
            <text:p>0.009819488329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969723478894835" calcext:value-type="float">
            <text:p>0.0096972347889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870648843138052" calcext:value-type="float">
            <text:p>0.008706488431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969699623729367" calcext:value-type="float">
            <text:p>0.009696996237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953736833220666" calcext:value-type="float">
            <text:p>0.009537368332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964284184279593" calcext:value-type="float">
            <text:p>0.009642841842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869382767698839" calcext:value-type="float">
            <text:p>0.008693827676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967741333590283" calcext:value-type="float">
            <text:p>0.0096774133359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953736833220666" calcext:value-type="float">
            <text:p>0.009537368332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957688864990239" calcext:value-type="float">
            <text:p>0.009576888649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869382767698839" calcext:value-type="float">
            <text:p>0.008693827676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967741333590283" calcext:value-type="float">
            <text:p>0.0096774133359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946152874984245" calcext:value-type="float">
            <text:p>0.009461528749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948665168073027" calcext:value-type="float">
            <text:p>0.009486651680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67295042021327" calcext:value-type="float">
            <text:p>0.006729504202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967741333590283" calcext:value-type="float">
            <text:p>0.0096774133359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946152874984245" calcext:value-type="float">
            <text:p>0.009461528749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948665168073027" calcext:value-type="float">
            <text:p>0.009486651680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67295042021327" calcext:value-type="float">
            <text:p>0.006729504202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965044876268627" calcext:value-type="float">
            <text:p>0.0096504487626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892680757238904" calcext:value-type="float">
            <text:p>0.008926807572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910401596565494" calcext:value-type="float">
            <text:p>0.0091040159656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67295042021327" calcext:value-type="float">
            <text:p>0.006729504202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936970976045471" calcext:value-type="float">
            <text:p>0.009369709760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892680757238904" calcext:value-type="float">
            <text:p>0.008926807572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867855765851634" calcext:value-type="float">
            <text:p>0.0086785576585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0626502529332554" calcext:value-type="float">
            <text:p>0.0062650252933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87272966135643" calcext:value-type="float">
            <text:p>0.0087272966135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632725436047764" calcext:value-type="float">
            <text:p>0.00632725436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85153758748582" calcext:value-type="float">
            <text:p>0.008515375874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861919978491216" calcext:value-type="float">
            <text:p>0.0086191997849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581910410376927" calcext:value-type="float">
            <text:p>0.0058191041037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868540388641765" calcext:value-type="float">
            <text:p>0.008685403886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632725436047764" calcext:value-type="float">
            <text:p>0.00632725436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85153758748582" calcext:value-type="float">
            <text:p>0.008515375874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861919978491216" calcext:value-type="float">
            <text:p>0.0086191997849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580918550758283" calcext:value-type="float">
            <text:p>0.005809185507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868540388641765" calcext:value-type="float">
            <text:p>0.008685403886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632725436047764" calcext:value-type="float">
            <text:p>0.00632725436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803412681515013" calcext:value-type="float">
            <text:p>0.00803412681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672841779931922" calcext:value-type="float">
            <text:p>0.006728417799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57974981570149" calcext:value-type="float">
            <text:p>0.005797498157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677511073920974" calcext:value-type="float">
            <text:p>0.00677511073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492119783592705" calcext:value-type="float">
            <text:p>0.004921197835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667615783254466" calcext:value-type="float">
            <text:p>0.006676157832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672841779931922" calcext:value-type="float">
            <text:p>0.006728417799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484810646887776" calcext:value-type="float">
            <text:p>0.004848106468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677511073920974" calcext:value-type="float">
            <text:p>0.00677511073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492119783592705" calcext:value-type="float">
            <text:p>0.004921197835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667615783254466" calcext:value-type="float">
            <text:p>0.006676157832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672841779931922" calcext:value-type="float">
            <text:p>0.006728417799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484102123476381" calcext:value-type="float">
            <text:p>0.0048410212347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677511073920974" calcext:value-type="float">
            <text:p>0.00677511073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492119783592705" calcext:value-type="float">
            <text:p>0.004921197835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667615783254466" calcext:value-type="float">
            <text:p>0.006676157832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581145386343753" calcext:value-type="float">
            <text:p>0.005811453863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483704698967626" calcext:value-type="float">
            <text:p>0.0048370469896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575048698273855" calcext:value-type="float">
            <text:p>0.0057504869827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421816957365176" calcext:value-type="float">
            <text:p>0.0042181695736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5722420999324" calcext:value-type="float">
            <text:p>0.005722420999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57841168547868" calcext:value-type="float">
            <text:p>0.0057841168547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482967802697784" calcext:value-type="float">
            <text:p>0.004829678026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565198900869188" calcext:value-type="float">
            <text:p>0.0056519890086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421816957365176" calcext:value-type="float">
            <text:p>0.0042181695736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567691724990547" calcext:value-type="float">
            <text:p>0.005676917249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577570262780064" calcext:value-type="float">
            <text:p>0.0057757026278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482585593933168" calcext:value-type="float">
            <text:p>0.0048258559393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565198900869188" calcext:value-type="float">
            <text:p>0.0056519890086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421816957365176" calcext:value-type="float">
            <text:p>0.0042181695736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535608454343342" calcext:value-type="float">
            <text:p>0.005356084543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484879728208576" calcext:value-type="float">
            <text:p>0.0048487972820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479592488042353" calcext:value-type="float">
            <text:p>0.00479592488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478311585812182" calcext:value-type="float">
            <text:p>0.004783115858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351514131137646" calcext:value-type="float">
            <text:p>0.003515141311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473076437492122" calcext:value-type="float">
            <text:p>0.004730764374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484284702963218" calcext:value-type="float">
            <text:p>0.0048428470296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386496618625365" calcext:value-type="float">
            <text:p>0.0038649661862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449683450723981" calcext:value-type="float">
            <text:p>0.004496834507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351514131137646" calcext:value-type="float">
            <text:p>0.003515141311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473076437492122" calcext:value-type="float">
            <text:p>0.004730764374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483183789154885" calcext:value-type="float">
            <text:p>0.0048318378915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381261357770291" calcext:value-type="float">
            <text:p>0.003812613577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437775392076713" calcext:value-type="float">
            <text:p>0.004377753920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351514131137646" calcext:value-type="float">
            <text:p>0.003515141311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446340378619452" calcext:value-type="float">
            <text:p>0.004463403786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482223633595159" calcext:value-type="float">
            <text:p>0.0048222363359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377823471367286" calcext:value-type="float">
            <text:p>0.0037782347136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43752176308288" calcext:value-type="float">
            <text:p>0.0043752176308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281211304910117" calcext:value-type="float">
            <text:p>0.0028121130491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446340378619452" calcext:value-type="float">
            <text:p>0.004463403786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481095528601969" calcext:value-type="float">
            <text:p>0.004810955286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0298558863004313" calcext:value-type="float">
            <text:p>0.0029855886300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431763290801407" calcext:value-type="float">
            <text:p>0.004317632908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271685532967197" calcext:value-type="float">
            <text:p>0.0027168553296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446340378619452" calcext:value-type="float">
            <text:p>0.004463403786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480441511666285" calcext:value-type="float">
            <text:p>0.0048044151166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89151708532385" calcext:value-type="float">
            <text:p>0.002891517085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322350892174815" calcext:value-type="float">
            <text:p>0.0032235089217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271685532967197" calcext:value-type="float">
            <text:p>0.0027168553296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378461149993698" calcext:value-type="float">
            <text:p>0.003784611499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387307990256853" calcext:value-type="float">
            <text:p>0.0038730799025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88963386950796" calcext:value-type="float">
            <text:p>0.0028896338695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292178888275713" calcext:value-type="float">
            <text:p>0.0029217888827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271685532967197" calcext:value-type="float">
            <text:p>0.0027168553296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91206330774593" calcext:value-type="float">
            <text:p>0.0029120633077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384219033220727" calcext:value-type="float">
            <text:p>0.003842190332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87186057963127" calcext:value-type="float">
            <text:p>0.0028718605796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90361888823275" calcext:value-type="float">
            <text:p>0.0029036188882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217348426373757" calcext:value-type="float">
            <text:p>0.0021734842637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91206330774593" calcext:value-type="float">
            <text:p>0.0029120633077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378775324480765" calcext:value-type="float">
            <text:p>0.0037877532448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022810389225146" calcext:value-type="float">
            <text:p>0.0022810389225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90361888823275" calcext:value-type="float">
            <text:p>0.0029036188882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217348426373757" calcext:value-type="float">
            <text:p>0.0021734842637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861210499662" calcext:value-type="float">
            <text:p>0.002861210499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89379643126901" calcext:value-type="float">
            <text:p>0.0028937964312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0193770461436371" calcext:value-type="float">
            <text:p>0.0019377046143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84089739563112" calcext:value-type="float">
            <text:p>0.0028408973956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10908478682588" calcext:value-type="float">
            <text:p>0.002109084786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90747366644133" calcext:value-type="float">
            <text:p>0.001907473666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89011309106939" calcext:value-type="float">
            <text:p>0.0028901130910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92905560485657" calcext:value-type="float">
            <text:p>0.0019290556048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28179494173931" calcext:value-type="float">
            <text:p>0.0028179494173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10908478682588" calcext:value-type="float">
            <text:p>0.002109084786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0996070584194038" calcext:value-type="float">
            <text:p>0.000996070584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87605229924706" calcext:value-type="float">
            <text:p>0.0028760522992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0191877718558668" calcext:value-type="float">
            <text:p>0.001918777185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279883048434691" calcext:value-type="float">
            <text:p>0.0027988304843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10908478682588" calcext:value-type="float">
            <text:p>0.002109084786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946152874984245" calcext:value-type="float">
            <text:p>0.000946152874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927028501012" calcext:value-type="float">
            <text:p>0.001927028501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0151649312462599" calcext:value-type="float">
            <text:p>0.0015164931246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90698934231586" calcext:value-type="float">
            <text:p>0.001906989342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40605652455059" calcext:value-type="float">
            <text:p>0.001406056524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946152874984245" calcext:value-type="float">
            <text:p>0.000946152874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96239945225294" calcext:value-type="float">
            <text:p>0.0009623994522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968372062861698" calcext:value-type="float">
            <text:p>0.000968372062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96290064017351" calcext:value-type="float">
            <text:p>0.0009629006401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703028262275293" calcext:value-type="float">
            <text:p>0.00070302826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946152874984245" calcext:value-type="float">
            <text:p>0.000946152874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948640293773822" calcext:value-type="float">
            <text:p>0.0009486402937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96728746580239" calcext:value-type="float">
            <text:p>0.0009672874658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909044599522525" calcext:value-type="float">
            <text:p>0.0009090445995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703028262275293" calcext:value-type="float">
            <text:p>0.00070302826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946152874984245" calcext:value-type="float">
            <text:p>0.000946152874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939946145061154" calcext:value-type="float">
            <text:p>0.000939946145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921556499389232" calcext:value-type="float">
            <text:p>0.0009215564993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90556201076688" calcext:value-type="float">
            <text:p>0.000905562010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703028262275293" calcext:value-type="float">
            <text:p>0.00070302826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892680757238903" calcext:value-type="float">
            <text:p>0.000892680757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939946145061154" calcext:value-type="float">
            <text:p>0.000939946145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817326508104407" calcext:value-type="float">
            <text:p>0.000817326508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90556201076688" calcext:value-type="float">
            <text:p>0.000905562010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703028262275293" calcext:value-type="float">
            <text:p>0.00070302826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079685646735523" calcext:value-type="float">
            <text:p>0.000796856467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939946145061154" calcext:value-type="float">
            <text:p>0.000939946145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817326508104407" calcext:value-type="float">
            <text:p>0.000817326508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90556201076688" calcext:value-type="float">
            <text:p>0.000905562010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584958989549559" calcext:value-type="float">
            <text:p>0.000584958989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079685646735523" calcext:value-type="float">
            <text:p>0.000796856467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92919842121628" calcext:value-type="float">
            <text:p>0.0009291984212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817326508104407" calcext:value-type="float">
            <text:p>0.000817326508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416677055595661" calcext:value-type="float">
            <text:p>0.0004166770555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543371065934393" calcext:value-type="float">
            <text:p>0.0005433710659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199214116838808" calcext:value-type="float">
            <text:p>0.000199214116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159263728233974" calcext:value-type="float">
            <text:p>0.0001592637282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100615493645038" calcext:value-type="float">
            <text:p>0.0001006154936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416677055595661" calcext:value-type="float">
            <text:p>0.0004166770555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543371065934393" calcext:value-type="float">
            <text:p>0.0005433710659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199214116838808" calcext:value-type="float">
            <text:p>0.000199214116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table:style-name="ce137" office:value-type="float" office:value="0.0000402877605538497" calcext:value-type="float">
            <text:p>4.0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table:style-name="ce137" office:value-type="float" office:value="0.0000519537098760789" calcext:value-type="float">
            <text:p>5.2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0416677055595661" calcext:value-type="float">
            <text:p>0.0004166770555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0543371065934393" calcext:value-type="float">
            <text:p>0.0005433710659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0199214116838808" calcext:value-type="float">
            <text:p>0.000199214116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09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CG" table:style-name="ta1">
        <table:table-column table:style-name="co1" table:default-cell-style-name="Default"/>
        <table:table-column table:style-name="co1" table:default-cell-style-name="ce131"/>
        <table:table-column table:style-name="co1" table:default-cell-style-name="ce134"/>
        <table:table-column table:style-name="co21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66" office:value-type="string" calcext:value-type="string">
            <text:p>loops</text:p>
          </table:table-cell>
          <table:table-cell/>
          <table:table-cell table:style-name="ce135" office:value-type="string" calcext:value-type="string" table:number-columns-spanned="3" table:number-rows-spanned="1">
            <text:p>profile</text:p>
          </table:table-cell>
          <table:covered-table-cell table:number-columns-repeated="2" table:style-name="ce166"/>
          <table:table-cell table:style-name="ce131"/>
          <table:table-cell table:style-name="ce135" office:value-type="string" calcext:value-type="string" table:number-columns-spanned="3" table:number-rows-spanned="1">
            <text:p>svc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mlp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rfc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ada</text:p>
          </table:table-cell>
          <table:covered-table-cell table:number-columns-repeated="2" table:style-name="ce167"/>
          <table:table-cell/>
          <table:table-cell table:style-name="ce135" office:value-type="string" calcext:value-type="string" table:number-columns-spanned="3" table:number-rows-spanned="1">
            <text:p>dt</text:p>
          </table:table-cell>
          <table:covered-table-cell table:number-columns-repeated="2" table:style-name="ce167"/>
        </table:table-row>
        <table:table-row table:style-name="ro1">
          <table:table-cell/>
          <table:table-cell table:style-name="ce167" office:value-type="string" calcext:value-type="string">
            <text:p>K</text:p>
          </table:table-cell>
          <table:table-cell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134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932" calcext:value-type="float">
            <text:p>0.9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352224172368307" calcext:value-type="float">
            <text:p>0.3522241723683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33694894067775" calcext:value-type="float">
            <text:p>0.336948940677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455950141022405" calcext:value-type="float">
            <text:p>0.455950141022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448731126908531" calcext:value-type="float">
            <text:p>0.4487311269085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907" calcext:value-type="float">
            <text:p>0.9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112352737358097" calcext:value-type="float">
            <text:p>0.1123527373580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167505758595895" calcext:value-type="float">
            <text:p>0.1675057585958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393463953707056" calcext:value-type="float">
            <text:p>0.3934639537070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44435296110122" calcext:value-type="float">
            <text:p>0.44435296110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895" calcext:value-type="float">
            <text:p>0.8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0683208040591452" calcext:value-type="float">
            <text:p>0.068320804059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0459661762659727" calcext:value-type="float">
            <text:p>0.0459661762659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144139812040527" calcext:value-type="float">
            <text:p>0.1441398120405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434385616729055" calcext:value-type="float">
            <text:p>0.4343856167290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0486550901113744" calcext:value-type="float">
            <text:p>0.004865509011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0815805306202387" calcext:value-type="float">
            <text:p>0.0081580530620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18339893940566" calcext:value-type="float">
            <text:p>0.0183398939405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272576989707754" calcext:value-type="float">
            <text:p>0.0272576989707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036305111117456" calcext:value-type="float">
            <text:p>0.0036305111117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371235120373108" calcext:value-type="float">
            <text:p>0.0037123512037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123679840311739" calcext:value-type="float">
            <text:p>0.01236798403117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180495201884996" calcext:value-type="float">
            <text:p>0.018049520188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103574899584488" calcext:value-type="float">
            <text:p>0.0010357489958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29911758214775" calcext:value-type="float">
            <text:p>0.002991175821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191742101447811" calcext:value-type="float">
            <text:p>0.001917421014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204123752741734" calcext:value-type="float">
            <text:p>0.0020412375274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919541860037775" calcext:value-type="float">
            <text:p>0.0009195418600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026675103512296" calcext:value-type="float">
            <text:p>0.00266751035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60199900526687" calcext:value-type="float">
            <text:p>0.0006019990052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198838274513366" calcext:value-type="float">
            <text:p>0.00198838274513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0899120728199924" calcext:value-type="float">
            <text:p>0.0008991207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970266916380216" calcext:value-type="float">
            <text:p>0.000970266916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0341384669796431" calcext:value-type="float">
            <text:p>0.000341384669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993012340603012" calcext:value-type="float">
            <text:p>0.0009930123406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324626246347826" calcext:value-type="float">
            <text:p>0.000324626246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311768982275075" calcext:value-type="float">
            <text:p>0.00031176898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192258361384288" calcext:value-type="float">
            <text:p>0.0001922583613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521095678871303" calcext:value-type="float">
            <text:p>0.00052109567887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table:style-name="ce137" office:value-type="float" office:value="0.0000698094531391088" calcext:value-type="float">
            <text:p>6.98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table:style-name="ce137" office:value-type="float" office:value="0.0000360480335137399" calcext:value-type="float">
            <text:p>3.6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table:style-name="ce137" office:value-type="float" office:value="0.00009901639753615" calcext:value-type="float">
            <text:p>9.9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00493201009684477" calcext:value-type="float">
            <text:p>0.00049320100968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2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DC" table:style-name="ta1">
        <table:table-column table:style-name="co1" table:default-cell-style-name="Default"/>
        <table:table-column table:style-name="co1" table:default-cell-style-name="ce131"/>
        <table:table-column table:style-name="co1" table:default-cell-style-name="ce134"/>
        <table:table-column table:style-name="co1" table:number-columns-repeated="23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66" office:value-type="string" calcext:value-type="string">
            <text:p>loops</text:p>
          </table:table-cell>
          <table:table-cell/>
          <table:table-cell table:style-name="ce135" office:value-type="string" calcext:value-type="string" table:number-columns-spanned="3" table:number-rows-spanned="1">
            <text:p>profile</text:p>
          </table:table-cell>
          <table:covered-table-cell table:number-columns-repeated="2" table:style-name="ce166"/>
          <table:table-cell table:style-name="ce131"/>
          <table:table-cell table:style-name="ce135" office:value-type="string" calcext:value-type="string" table:number-columns-spanned="3" table:number-rows-spanned="1">
            <text:p>svc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mlp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rfc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ada</text:p>
          </table:table-cell>
          <table:covered-table-cell table:number-columns-repeated="2" table:style-name="ce167"/>
          <table:table-cell/>
          <table:table-cell table:style-name="ce135" office:value-type="string" calcext:value-type="string" table:number-columns-spanned="3" table:number-rows-spanned="1">
            <text:p>dt</text:p>
          </table:table-cell>
          <table:covered-table-cell table:number-columns-repeated="2" table:style-name="ce167"/>
        </table:table-row>
        <table:table-row table:style-name="ro1">
          <table:table-cell/>
          <table:table-cell table:style-name="ce167" office:value-type="string" calcext:value-type="string">
            <text:p>K</text:p>
          </table:table-cell>
          <table:table-cell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13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 table:number-rows-repeated="104854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EP" table:style-name="ta1">
        <table:table-column table:style-name="co1" table:default-cell-style-name="Default"/>
        <table:table-column table:style-name="co1" table:default-cell-style-name="ce131"/>
        <table:table-column table:style-name="co1" table:default-cell-style-name="ce134"/>
        <table:table-column table:style-name="co1" table:number-columns-repeated="23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66" office:value-type="string" calcext:value-type="string">
            <text:p>loops</text:p>
          </table:table-cell>
          <table:table-cell/>
          <table:table-cell table:style-name="ce135" office:value-type="string" calcext:value-type="string" table:number-columns-spanned="3" table:number-rows-spanned="1">
            <text:p>profile</text:p>
          </table:table-cell>
          <table:covered-table-cell table:number-columns-repeated="2" table:style-name="ce166"/>
          <table:table-cell table:style-name="ce131"/>
          <table:table-cell table:style-name="ce135" office:value-type="string" calcext:value-type="string" table:number-columns-spanned="3" table:number-rows-spanned="1">
            <text:p>svc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mlp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rfc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ada</text:p>
          </table:table-cell>
          <table:covered-table-cell table:number-columns-repeated="2" table:style-name="ce167"/>
          <table:table-cell/>
          <table:table-cell table:style-name="ce135" office:value-type="string" calcext:value-type="string" table:number-columns-spanned="3" table:number-rows-spanned="1">
            <text:p>dt</text:p>
          </table:table-cell>
          <table:covered-table-cell table:number-columns-repeated="2" table:style-name="ce167"/>
        </table:table-row>
        <table:table-row table:style-name="ro1">
          <table:table-cell/>
          <table:table-cell table:style-name="ce167" office:value-type="string" calcext:value-type="string">
            <text:p>K</text:p>
          </table:table-cell>
          <table:table-cell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13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 table:number-rows-repeated="104854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FT" table:style-name="ta1">
        <table:table-column table:style-name="co1" table:default-cell-style-name="Default"/>
        <table:table-column table:style-name="co1" table:default-cell-style-name="ce131"/>
        <table:table-column table:style-name="co1" table:default-cell-style-name="ce134"/>
        <table:table-column table:style-name="co1" table:number-columns-repeated="23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66" office:value-type="string" calcext:value-type="string">
            <text:p>loops</text:p>
          </table:table-cell>
          <table:table-cell/>
          <table:table-cell table:style-name="ce135" office:value-type="string" calcext:value-type="string" table:number-columns-spanned="3" table:number-rows-spanned="1">
            <text:p>profile</text:p>
          </table:table-cell>
          <table:covered-table-cell table:number-columns-repeated="2" table:style-name="ce166"/>
          <table:table-cell table:style-name="ce131"/>
          <table:table-cell table:style-name="ce135" office:value-type="string" calcext:value-type="string" table:number-columns-spanned="3" table:number-rows-spanned="1">
            <text:p>svc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mlp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rfc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ada</text:p>
          </table:table-cell>
          <table:covered-table-cell table:number-columns-repeated="2" table:style-name="ce167"/>
          <table:table-cell/>
          <table:table-cell table:style-name="ce135" office:value-type="string" calcext:value-type="string" table:number-columns-spanned="3" table:number-rows-spanned="1">
            <text:p>dt</text:p>
          </table:table-cell>
          <table:covered-table-cell table:number-columns-repeated="2" table:style-name="ce167"/>
        </table:table-row>
        <table:table-row table:style-name="ro1">
          <table:table-cell/>
          <table:table-cell table:style-name="ce167" office:value-type="string" calcext:value-type="string">
            <text:p>K</text:p>
          </table:table-cell>
          <table:table-cell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13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 table:number-rows-repeated="104854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IS" table:style-name="ta1">
        <table:table-column table:style-name="co1" table:default-cell-style-name="Default"/>
        <table:table-column table:style-name="co1" table:default-cell-style-name="ce131"/>
        <table:table-column table:style-name="co1" table:default-cell-style-name="ce134"/>
        <table:table-column table:style-name="co1" table:number-columns-repeated="23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66" office:value-type="string" calcext:value-type="string">
            <text:p>loops</text:p>
          </table:table-cell>
          <table:table-cell/>
          <table:table-cell table:style-name="ce135" office:value-type="string" calcext:value-type="string" table:number-columns-spanned="3" table:number-rows-spanned="1">
            <text:p>profile</text:p>
          </table:table-cell>
          <table:covered-table-cell table:number-columns-repeated="2" table:style-name="ce166"/>
          <table:table-cell table:style-name="ce131"/>
          <table:table-cell table:style-name="ce135" office:value-type="string" calcext:value-type="string" table:number-columns-spanned="3" table:number-rows-spanned="1">
            <text:p>svc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mlp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rfc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ada</text:p>
          </table:table-cell>
          <table:covered-table-cell table:number-columns-repeated="2" table:style-name="ce167"/>
          <table:table-cell/>
          <table:table-cell table:style-name="ce135" office:value-type="string" calcext:value-type="string" table:number-columns-spanned="3" table:number-rows-spanned="1">
            <text:p>dt</text:p>
          </table:table-cell>
          <table:covered-table-cell table:number-columns-repeated="2" table:style-name="ce167"/>
        </table:table-row>
        <table:table-row table:style-name="ro1">
          <table:table-cell/>
          <table:table-cell table:style-name="ce167" office:value-type="string" calcext:value-type="string">
            <text:p>K</text:p>
          </table:table-cell>
          <table:table-cell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13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 table:number-rows-repeated="104854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LU" table:style-name="ta1">
        <table:table-column table:style-name="co1" table:default-cell-style-name="Default"/>
        <table:table-column table:style-name="co1" table:default-cell-style-name="ce131"/>
        <table:table-column table:style-name="co1" table:default-cell-style-name="ce134"/>
        <table:table-column table:style-name="co1" table:number-columns-repeated="23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66" office:value-type="string" calcext:value-type="string">
            <text:p>loops</text:p>
          </table:table-cell>
          <table:table-cell/>
          <table:table-cell table:style-name="ce135" office:value-type="string" calcext:value-type="string" table:number-columns-spanned="3" table:number-rows-spanned="1">
            <text:p>profile</text:p>
          </table:table-cell>
          <table:covered-table-cell table:number-columns-repeated="2" table:style-name="ce166"/>
          <table:table-cell table:style-name="ce131"/>
          <table:table-cell table:style-name="ce135" office:value-type="string" calcext:value-type="string" table:number-columns-spanned="3" table:number-rows-spanned="1">
            <text:p>svc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mlp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rfc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ada</text:p>
          </table:table-cell>
          <table:covered-table-cell table:number-columns-repeated="2" table:style-name="ce167"/>
          <table:table-cell/>
          <table:table-cell table:style-name="ce135" office:value-type="string" calcext:value-type="string" table:number-columns-spanned="3" table:number-rows-spanned="1">
            <text:p>dt</text:p>
          </table:table-cell>
          <table:covered-table-cell table:number-columns-repeated="2" table:style-name="ce167"/>
        </table:table-row>
        <table:table-row table:style-name="ro1">
          <table:table-cell/>
          <table:table-cell table:style-name="ce167" office:value-type="string" calcext:value-type="string">
            <text:p>K</text:p>
          </table:table-cell>
          <table:table-cell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13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 table:number-rows-repeated="104854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MG" table:style-name="ta1">
        <table:table-column table:style-name="co1" table:default-cell-style-name="Default"/>
        <table:table-column table:style-name="co1" table:default-cell-style-name="ce131"/>
        <table:table-column table:style-name="co1" table:default-cell-style-name="ce134"/>
        <table:table-column table:style-name="co1" table:number-columns-repeated="23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66" office:value-type="string" calcext:value-type="string">
            <text:p>loops</text:p>
          </table:table-cell>
          <table:table-cell/>
          <table:table-cell table:style-name="ce135" office:value-type="string" calcext:value-type="string" table:number-columns-spanned="3" table:number-rows-spanned="1">
            <text:p>profile</text:p>
          </table:table-cell>
          <table:covered-table-cell table:number-columns-repeated="2" table:style-name="ce166"/>
          <table:table-cell table:style-name="ce131"/>
          <table:table-cell table:style-name="ce135" office:value-type="string" calcext:value-type="string" table:number-columns-spanned="3" table:number-rows-spanned="1">
            <text:p>svc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mlp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rfc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ada</text:p>
          </table:table-cell>
          <table:covered-table-cell table:number-columns-repeated="2" table:style-name="ce167"/>
          <table:table-cell/>
          <table:table-cell table:style-name="ce135" office:value-type="string" calcext:value-type="string" table:number-columns-spanned="3" table:number-rows-spanned="1">
            <text:p>dt</text:p>
          </table:table-cell>
          <table:covered-table-cell table:number-columns-repeated="2" table:style-name="ce167"/>
        </table:table-row>
        <table:table-row table:style-name="ro1">
          <table:table-cell/>
          <table:table-cell table:style-name="ce167" office:value-type="string" calcext:value-type="string">
            <text:p>K</text:p>
          </table:table-cell>
          <table:table-cell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13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 table:number-rows-repeated="104854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P" table:style-name="ta1">
        <table:table-column table:style-name="co1" table:default-cell-style-name="Default"/>
        <table:table-column table:style-name="co1" table:default-cell-style-name="ce131"/>
        <table:table-column table:style-name="co1" table:default-cell-style-name="ce134"/>
        <table:table-column table:style-name="co1" table:number-columns-repeated="23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66" office:value-type="string" calcext:value-type="string">
            <text:p>loops</text:p>
          </table:table-cell>
          <table:table-cell/>
          <table:table-cell table:style-name="ce135" office:value-type="string" calcext:value-type="string" table:number-columns-spanned="3" table:number-rows-spanned="1">
            <text:p>profile</text:p>
          </table:table-cell>
          <table:covered-table-cell table:number-columns-repeated="2" table:style-name="ce166"/>
          <table:table-cell table:style-name="ce131"/>
          <table:table-cell table:style-name="ce135" office:value-type="string" calcext:value-type="string" table:number-columns-spanned="3" table:number-rows-spanned="1">
            <text:p>svc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mlp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rfc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ada</text:p>
          </table:table-cell>
          <table:covered-table-cell table:number-columns-repeated="2" table:style-name="ce167"/>
          <table:table-cell/>
          <table:table-cell table:style-name="ce135" office:value-type="string" calcext:value-type="string" table:number-columns-spanned="3" table:number-rows-spanned="1">
            <text:p>dt</text:p>
          </table:table-cell>
          <table:covered-table-cell table:number-columns-repeated="2" table:style-name="ce167"/>
        </table:table-row>
        <table:table-row table:style-name="ro1">
          <table:table-cell/>
          <table:table-cell table:style-name="ce167" office:value-type="string" calcext:value-type="string">
            <text:p>K</text:p>
          </table:table-cell>
          <table:table-cell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13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 table:number-rows-repeated="104854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UA" table:style-name="ta1">
        <table:table-column table:style-name="co1" table:default-cell-style-name="Default"/>
        <table:table-column table:style-name="co1" table:default-cell-style-name="ce131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ce136"/>
        <table:table-column table:style-name="co2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ce136"/>
        <table:table-column table:style-name="co2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66" office:value-type="string" calcext:value-type="string">
            <text:p>loops</text:p>
          </table:table-cell>
          <table:table-cell/>
          <table:table-cell table:style-name="ce135" office:value-type="string" calcext:value-type="string" table:number-columns-spanned="3" table:number-rows-spanned="1">
            <text:p>profile</text:p>
          </table:table-cell>
          <table:covered-table-cell table:number-columns-repeated="2" table:style-name="ce166"/>
          <table:table-cell table:style-name="ce131"/>
          <table:table-cell table:style-name="ce135" office:value-type="string" calcext:value-type="string" table:number-columns-spanned="3" table:number-rows-spanned="1">
            <text:p>svc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mlp</text:p>
          </table:table-cell>
          <table:covered-table-cell table:number-columns-repeated="2" table:style-name="ce167"/>
          <table:table-cell table:style-name="ce134"/>
          <table:table-cell table:style-name="ce135" office:value-type="string" calcext:value-type="string" table:number-columns-spanned="3" table:number-rows-spanned="1">
            <text:p>rfc</text:p>
          </table:table-cell>
          <table:covered-table-cell table:number-columns-repeated="2" table:style-name="ce167"/>
          <table:table-cell table:style-name="ce134"/>
          <table:table-cell table:style-name="ce135" office:value-type="string" calcext:value-type="string" table:number-columns-spanned="3" table:number-rows-spanned="1">
            <text:p>adaboost</text:p>
          </table:table-cell>
          <table:covered-table-cell table:number-columns-repeated="2" table:style-name="ce167"/>
          <table:table-cell table:style-name="ce131"/>
          <table:table-cell table:style-name="ce135" office:value-type="string" calcext:value-type="string" table:number-columns-spanned="3" table:number-rows-spanned="1">
            <text:p>dt</text:p>
          </table:table-cell>
          <table:covered-table-cell table:number-columns-repeated="2" table:style-name="ce167"/>
          <table:table-cell table:number-columns-repeated="998"/>
        </table:table-row>
        <table:table-row table:style-name="ro1">
          <table:table-cell/>
          <table:table-cell table:style-name="ce167" office:value-type="string" calcext:value-type="string">
            <text:p>K</text:p>
          </table:table-cell>
          <table:table-cell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4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4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style-name="ce131"/>
          <table:table-cell table:style-name="ce167" office:value-type="string" calcext:value-type="string">
            <text:p>loop</text:p>
          </table:table-cell>
          <table:table-cell table:style-name="ce167" office:value-type="string" calcext:value-type="string">
            <text:p>rank</text:p>
          </table:table-cell>
          <table:table-cell table:style-name="ce167" office:value-type="string" calcext:value-type="string">
            <text:p>parallel</text:p>
          </table:table-cell>
          <table:table-cell table:number-columns-repeated="998"/>
        </table:table-row>
        <table:table-row table:style-name="ro1">
          <table:table-cell table:style-name="ce136"/>
          <table:table-cell table:style-name="ce134" office:value-type="float" office:value="0" calcext:value-type="float">
            <text:p>0</text:p>
          </table:table-cell>
          <table:table-cell table:style-name="ce136"/>
          <table:table-cell table:style-name="ce134" table:number-columns-repeated="23"/>
          <table:table-cell table:style-name="ce136"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445" calcext:value-type="float">
            <text:p>0.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16363422613218" calcext:value-type="float">
            <text:p>0.1163634226132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16857190179747" calcext:value-type="float">
            <text:p>0.1168571901797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296068746036539" calcext:value-type="float">
            <text:p>0.2960687460365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186215772214913" calcext:value-type="float">
            <text:p>0.1862157722149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408763735397198" calcext:value-type="float">
            <text:p>0.40876373539719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931378242087926" calcext:value-type="float">
            <text:p>0.093137824208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107155888931681" calcext:value-type="float">
            <text:p>0.1071558889316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15236533140665" calcext:value-type="float">
            <text:p>0.1152365331406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00435754439174" calcext:value-type="float">
            <text:p>0.1004357544391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17388905472834" calcext:value-type="float">
            <text:p>0.11738890547283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21" calcext:value-type="float">
            <text:p>0.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0699992885409445" calcext:value-type="float">
            <text:p>0.0699992885409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10397859094123" calcext:value-type="float">
            <text:p>0.10397859094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750771999653613" calcext:value-type="float">
            <text:p>0.075077199965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929653264230372" calcext:value-type="float">
            <text:p>0.0929653264230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997811560260914" calcext:value-type="float">
            <text:p>0.0997811560260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269470035311571" calcext:value-type="float">
            <text:p>0.0269470035311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103690853176723" calcext:value-type="float">
            <text:p>0.1036908531767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505492202782151" calcext:value-type="float">
            <text:p>0.050549220278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690462975628327" calcext:value-type="float">
            <text:p>0.0690462975628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0854047008254829" calcext:value-type="float">
            <text:p>0.08540470082548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240764326658727" calcext:value-type="float">
            <text:p>0.0240764326658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103586317820936" calcext:value-type="float">
            <text:p>0.1035863178209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496465556303898" calcext:value-type="float">
            <text:p>0.049646555630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0846421588538268" calcext:value-type="float">
            <text:p>0.08464215885382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17076448133752" calcext:value-type="float">
            <text:p>0.0217076448133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816273248080315" calcext:value-type="float">
            <text:p>0.0816273248080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493170863960292" calcext:value-type="float">
            <text:p>0.049317086396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0838796168821707" calcext:value-type="float">
            <text:p>0.08387961688217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214175408934078" calcext:value-type="float">
            <text:p>0.021417540893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243555713112616" calcext:value-type="float">
            <text:p>0.0243555713112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486976674309581" calcext:value-type="float">
            <text:p>0.048697667430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0838796168821707" calcext:value-type="float">
            <text:p>0.08387961688217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213834384759119" calcext:value-type="float">
            <text:p>0.0213834384759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23221775111616" calcext:value-type="float">
            <text:p>0.022322177511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47206096177798" calcext:value-type="float">
            <text:p>0.0472060961777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463269652978281" calcext:value-type="float">
            <text:p>0.04632696529782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213041882230478" calcext:value-type="float">
            <text:p>0.021304188223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210036046648777" calcext:value-type="float">
            <text:p>0.021003604664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472034286373722" calcext:value-type="float">
            <text:p>0.0472034286373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445451589402194" calcext:value-type="float">
            <text:p>0.04454515894021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111" calcext:value-type="float">
            <text:p>0.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212121343425032" calcext:value-type="float">
            <text:p>0.0212121343425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203811185971476" calcext:value-type="float">
            <text:p>0.0203811185971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0471570839210741" calcext:value-type="float">
            <text:p>0.0471570839210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0464493274513602" calcext:value-type="float">
            <text:p>0.046449327451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339870971004412" calcext:value-type="float">
            <text:p>0.03398709710044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2119411666118" calcext:value-type="float">
            <text:p>0.021194116661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83750803559837" calcext:value-type="float">
            <text:p>0.0183750803559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463605102688477" calcext:value-type="float">
            <text:p>0.0463605102688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300913208467079" calcext:value-type="float">
            <text:p>0.030091320846708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198200235252557" calcext:value-type="float">
            <text:p>0.019820023525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74079708635635" calcext:value-type="float">
            <text:p>0.0174079708635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456229028424669" calcext:value-type="float">
            <text:p>0.045622902842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214326819236468" calcext:value-type="float">
            <text:p>0.0214326819236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182548612362383" calcext:value-type="float">
            <text:p>0.0182548612362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173001089431109" calcext:value-type="float">
            <text:p>0.017300108943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044146753271123" calcext:value-type="float">
            <text:p>0.044146753271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214326819236468" calcext:value-type="float">
            <text:p>0.0214326819236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81508182433008" calcext:value-type="float">
            <text:p>0.018150818243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17039480471673" calcext:value-type="float">
            <text:p>0.0170394804716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0437490347731849" calcext:value-type="float">
            <text:p>0.043749034773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214326819236468" calcext:value-type="float">
            <text:p>0.0214326819236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180408850853414" calcext:value-type="float">
            <text:p>0.0180408850853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162533999131791" calcext:value-type="float">
            <text:p>0.016253399913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0429645258124671" calcext:value-type="float">
            <text:p>0.042964525812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214326819236468" calcext:value-type="float">
            <text:p>0.0214326819236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179907279071599" calcext:value-type="float">
            <text:p>0.017990727907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52997332567083" calcext:value-type="float">
            <text:p>0.0152997332567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35958134414766" calcext:value-type="float">
            <text:p>0.0359581344147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210499554607246" calcext:value-type="float">
            <text:p>0.02104995546072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52" calcext:value-type="float">
            <text:p>0.0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178813278816661" calcext:value-type="float">
            <text:p>0.0178813278816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52997332567083" calcext:value-type="float">
            <text:p>0.0152997332567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349748121171074" calcext:value-type="float">
            <text:p>0.034974812117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431624729821244" calcext:value-type="float">
            <text:p>0.043162472982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210499554607246" calcext:value-type="float">
            <text:p>0.02104995546072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71955120199691" calcext:value-type="float">
            <text:p>0.0171955120199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0130439476456435" calcext:value-type="float">
            <text:p>0.0130439476456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332577720307936" calcext:value-type="float">
            <text:p>0.0332577720307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415023778674273" calcext:value-type="float">
            <text:p>0.041502377867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210499554607246" calcext:value-type="float">
            <text:p>0.02104995546072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37" calcext:value-type="float">
            <text:p>0.0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0161148869384286" calcext:value-type="float">
            <text:p>0.016114886938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873611972049038" calcext:value-type="float">
            <text:p>0.008736119720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214146939802868" calcext:value-type="float">
            <text:p>0.0214146939802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190910938190166" calcext:value-type="float">
            <text:p>0.019091093819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210499554607246" calcext:value-type="float">
            <text:p>0.02104995546072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0158231086769817" calcext:value-type="float">
            <text:p>0.015823108676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7765439751547" calcext:value-type="float">
            <text:p>0.0077654397515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05935651236144" calcext:value-type="float">
            <text:p>0.0205935651236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174309987043195" calcext:value-type="float">
            <text:p>0.01743099870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04907731125009" calcext:value-type="float">
            <text:p>0.02049077311250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0155499176791726" calcext:value-type="float">
            <text:p>0.015549917679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0500430631298289" calcext:value-type="float">
            <text:p>0.0050043063129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188028203302566" calcext:value-type="float">
            <text:p>0.0188028203302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57709035896224" calcext:value-type="float">
            <text:p>0.0157709035896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187089667548921" calcext:value-type="float">
            <text:p>0.01870896675489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0154886905651127" calcext:value-type="float">
            <text:p>0.015488690565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8533339442687" calcext:value-type="float">
            <text:p>0.0048533339442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187049995635007" calcext:value-type="float">
            <text:p>0.0187049995635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154831091504534" calcext:value-type="float">
            <text:p>0.0154831091504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82527363192259" calcext:value-type="float">
            <text:p>0.01825273631922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52349772494162" calcext:value-type="float">
            <text:p>0.015234977249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485322589669844" calcext:value-type="float">
            <text:p>0.0048532258966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59796702734457" calcext:value-type="float">
            <text:p>0.015979670273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150646467409817" calcext:value-type="float">
            <text:p>0.01506464674098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72920659866351" calcext:value-type="float">
            <text:p>0.0172920659866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52349772494162" calcext:value-type="float">
            <text:p>0.015234977249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85310789397933" calcext:value-type="float">
            <text:p>0.004853107893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53631308541044" calcext:value-type="float">
            <text:p>0.015363130854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149408560322738" calcext:value-type="float">
            <text:p>0.014940856032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63313956540443" calcext:value-type="float">
            <text:p>0.01633139565404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45643757692715" calcext:value-type="float">
            <text:p>0.0145643757692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85228593541841" calcext:value-type="float">
            <text:p>0.004852285935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53631308541044" calcext:value-type="float">
            <text:p>0.015363130854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49408560322738" calcext:value-type="float">
            <text:p>0.014940856032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55224998972342" calcext:value-type="float">
            <text:p>0.01552249989723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125358703803888" calcext:value-type="float">
            <text:p>0.0125358703803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485046764330648" calcext:value-type="float">
            <text:p>0.004850467643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51386349958959" calcext:value-type="float">
            <text:p>0.015138634995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49408560322738" calcext:value-type="float">
            <text:p>0.014940856032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55224998972342" calcext:value-type="float">
            <text:p>0.01552249989723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04073281760673" calcext:value-type="float">
            <text:p>0.0104073281760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475751520716691" calcext:value-type="float">
            <text:p>0.004757515207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45107998133265" calcext:value-type="float">
            <text:p>0.014510799813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41108084749253" calcext:value-type="float">
            <text:p>0.014110808474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145603165387297" calcext:value-type="float">
            <text:p>0.0145603165387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869638306714839" calcext:value-type="float">
            <text:p>0.0086963830671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474309268191025" calcext:value-type="float">
            <text:p>0.004743092681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1869461320601" calcext:value-type="float">
            <text:p>0.0118694613206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32807609175767" calcext:value-type="float">
            <text:p>0.0132807609175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100934095558539" calcext:value-type="float">
            <text:p>0.0100934095558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773011828190968" calcext:value-type="float">
            <text:p>0.007730118281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0441243209611672" calcext:value-type="float">
            <text:p>0.0044124320961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102400914512447" calcext:value-type="float">
            <text:p>0.0102400914512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32807609175767" calcext:value-type="float">
            <text:p>0.0132807609175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00934095558539" calcext:value-type="float">
            <text:p>0.0100934095558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0582016556407853" calcext:value-type="float">
            <text:p>0.0058201655640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88272013841809" calcext:value-type="float">
            <text:p>0.003882720138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0975166307455976" calcext:value-type="float">
            <text:p>0.009751663074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132807609175767" calcext:value-type="float">
            <text:p>0.01328076091757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0897191960520349" calcext:value-type="float">
            <text:p>0.00897191960520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0566286379207641" calcext:value-type="float">
            <text:p>0.005662863792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88206743315134" calcext:value-type="float">
            <text:p>0.003882067433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869319210892924" calcext:value-type="float">
            <text:p>0.0086931921089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129723346936231" calcext:value-type="float">
            <text:p>0.0129723346936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873140619219423" calcext:value-type="float">
            <text:p>0.00873140619219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048763549320658" calcext:value-type="float">
            <text:p>0.004876354932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86304760924785" calcext:value-type="float">
            <text:p>0.0038630476092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865730032568065" calcext:value-type="float">
            <text:p>0.00865730032568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124507133602282" calcext:value-type="float">
            <text:p>0.0124507133602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776550215398915" calcext:value-type="float">
            <text:p>0.00776550215398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48763549320658" calcext:value-type="float">
            <text:p>0.0048763549320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0381611734915258" calcext:value-type="float">
            <text:p>0.003816117349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0819369959099041" calcext:value-type="float">
            <text:p>0.0081936995909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753232337049084" calcext:value-type="float">
            <text:p>0.0075323233704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776124994861709" calcext:value-type="float">
            <text:p>0.00776124994861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482529176798687" calcext:value-type="float">
            <text:p>0.004825291767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0380957826306565" calcext:value-type="float">
            <text:p>0.0038095782630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772728187460377" calcext:value-type="float">
            <text:p>0.0077272818746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747042801613692" calcext:value-type="float">
            <text:p>0.007470428016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774193672655135" calcext:value-type="float">
            <text:p>0.00774193672655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81167852344715" calcext:value-type="float">
            <text:p>0.004811678523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0359083282028681" calcext:value-type="float">
            <text:p>0.0035908328202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521731667387513" calcext:value-type="float">
            <text:p>0.005217316673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669539855154742" calcext:value-type="float">
            <text:p>0.0066953985515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0727953287747392" calcext:value-type="float">
            <text:p>0.00727953287747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480309910004087" calcext:value-type="float">
            <text:p>0.00480309910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0358629205439235" calcext:value-type="float">
            <text:p>0.003586292054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521562065232143" calcext:value-type="float">
            <text:p>0.0052156206523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664038045878837" calcext:value-type="float">
            <text:p>0.0066403804587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0688907633260078" calcext:value-type="float">
            <text:p>0.00688907633260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784842785364" calcext:value-type="float">
            <text:p>0.0047848427853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0298877367528324" calcext:value-type="float">
            <text:p>0.0029887736752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3547126204722" calcext:value-type="float">
            <text:p>0.004354712620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664038045878837" calcext:value-type="float">
            <text:p>0.0066403804587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485343884624322" calcext:value-type="float">
            <text:p>0.00485343884624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57712570240986" calcext:value-type="float">
            <text:p>0.00457712570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91206303361008" calcext:value-type="float">
            <text:p>0.00291206303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34654591634037" calcext:value-type="float">
            <text:p>0.00434654591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485343884624322" calcext:value-type="float">
            <text:p>0.00485343884624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0399387248313082" calcext:value-type="float">
            <text:p>0.0039938724831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91206241663954" calcext:value-type="float">
            <text:p>0.002912062416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42674436293745" calcext:value-type="float">
            <text:p>0.0042674436293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85078121788568" calcext:value-type="float">
            <text:p>0.00485078121788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84672471448654" calcext:value-type="float">
            <text:p>0.0038467247144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290391658277938" calcext:value-type="float">
            <text:p>0.0029039165827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404636883169104" calcext:value-type="float">
            <text:p>0.0040463688316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80335166295419" calcext:value-type="float">
            <text:p>0.0048033516629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78752658279757" calcext:value-type="float">
            <text:p>0.0037875265827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0243699498620025" calcext:value-type="float">
            <text:p>0.0024369949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02113169766724" calcext:value-type="float">
            <text:p>0.004021131697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480335166295419" calcext:value-type="float">
            <text:p>0.0048033516629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65947080558718" calcext:value-type="float">
            <text:p>0.003659470805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94137552394204" calcext:value-type="float">
            <text:p>0.0019413755239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80947216993934" calcext:value-type="float">
            <text:p>0.0038094721699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80335166295419" calcext:value-type="float">
            <text:p>0.0048033516629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332059359266612" calcext:value-type="float">
            <text:p>0.0033205935926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193487317509588" calcext:value-type="float">
            <text:p>0.0019348731750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79691755958699" calcext:value-type="float">
            <text:p>0.003796917559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480335166295419" calcext:value-type="float">
            <text:p>0.0048033516629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312061031519242" calcext:value-type="float">
            <text:p>0.003120610315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93328151802684" calcext:value-type="float">
            <text:p>0.0019332815180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368805739593124" calcext:value-type="float">
            <text:p>0.0036880573959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388275107699457" calcext:value-type="float">
            <text:p>0.00388275107699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286697606933917" calcext:value-type="float">
            <text:p>0.0028669760693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0170374964715454" calcext:value-type="float">
            <text:p>0.0017037496471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365409264872332" calcext:value-type="float">
            <text:p>0.0036540926487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0345742954748685" calcext:value-type="float">
            <text:p>0.0034574295474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88062497430855" calcext:value-type="float">
            <text:p>0.0038806249743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854517468584" calcext:value-type="float">
            <text:p>0.0028545174685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16523132578592" calcext:value-type="float">
            <text:p>0.0016523132578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54951345592065" calcext:value-type="float">
            <text:p>0.003549513455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88062497430855" calcext:value-type="float">
            <text:p>0.0038806249743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84860510463719" calcext:value-type="float">
            <text:p>0.0028486051046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0108455253780018" calcext:value-type="float">
            <text:p>0.00108455253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348684939779549" calcext:value-type="float">
            <text:p>0.0034868493977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88062497430855" calcext:value-type="float">
            <text:p>0.0038806249743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261304276665766" calcext:value-type="float">
            <text:p>0.0026130427666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0105524030704883" calcext:value-type="float">
            <text:p>0.0010552403070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343405287012627" calcext:value-type="float">
            <text:p>0.003434052870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384268133036335" calcext:value-type="float">
            <text:p>0.00384268133036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243414446085876" calcext:value-type="float">
            <text:p>0.0024341444608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0319236219185736" calcext:value-type="float">
            <text:p>0.0031923621918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356361271521755" calcext:value-type="float">
            <text:p>0.00356361271521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0223614937651509" calcext:value-type="float">
            <text:p>0.0022361493765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303629678948915" calcext:value-type="float">
            <text:p>0.0030362967894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0349635852166835" calcext:value-type="float">
            <text:p>0.00349635852166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0208013249887537" calcext:value-type="float">
            <text:p>0.002080132498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303629678948915" calcext:value-type="float">
            <text:p>0.0030362967894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344453816630039" calcext:value-type="float">
            <text:p>0.003444538166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191658282553224" calcext:value-type="float">
            <text:p>0.0019165828255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88349109753699" calcext:value-type="float">
            <text:p>0.0028834910975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305016788662439" calcext:value-type="float">
            <text:p>0.00305016788662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89111143934838" calcext:value-type="float">
            <text:p>0.001891111439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79548287752042" calcext:value-type="float">
            <text:p>0.002795482877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49014267204564" calcext:value-type="float">
            <text:p>0.002490142672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305016788662439" calcext:value-type="float">
            <text:p>0.00305016788662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175943518874844" calcext:value-type="float">
            <text:p>0.0017594351887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269037016285441" calcext:value-type="float">
            <text:p>0.002690370162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49014267204564" calcext:value-type="float">
            <text:p>0.002490142672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291206330774593" calcext:value-type="float">
            <text:p>0.00291206330774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163170264173101" calcext:value-type="float">
            <text:p>0.0016317026417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263400517793363" calcext:value-type="float">
            <text:p>0.0026340051779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249014267204564" calcext:value-type="float">
            <text:p>0.002490142672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91046873073141" calcext:value-type="float">
            <text:p>0.00291046873073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46971593367329" calcext:value-type="float">
            <text:p>0.0014697159336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246583369036981" calcext:value-type="float">
            <text:p>0.00246583369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228950100058591" calcext:value-type="float">
            <text:p>0.0022895010005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91046873073141" calcext:value-type="float">
            <text:p>0.00291046873073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102557634280202" calcext:value-type="float">
            <text:p>0.0010255763428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196120020462752" calcext:value-type="float">
            <text:p>0.0019612002046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209231204735857" calcext:value-type="float">
            <text:p>0.002092312047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967969272277145" calcext:value-type="float">
            <text:p>0.000967969272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970686839020165" calcext:value-type="float">
            <text:p>0.00097068683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195834605518355" calcext:value-type="float">
            <text:p>0.001958346055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209231204735857" calcext:value-type="float">
            <text:p>0.002092312047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94031248715427" calcext:value-type="float">
            <text:p>0.0019403124871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96397426622776" calcext:value-type="float">
            <text:p>0.000963974266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970686839020165" calcext:value-type="float">
            <text:p>0.00097068683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80061071837123" calcext:value-type="float">
            <text:p>0.0018006107183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167384963788685" calcext:value-type="float">
            <text:p>0.0016738496378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183714038380763" calcext:value-type="float">
            <text:p>0.00183714038380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96397426622776" calcext:value-type="float">
            <text:p>0.000963974266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970686839020165" calcext:value-type="float">
            <text:p>0.00097068683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78812493918383" calcext:value-type="float">
            <text:p>0.0017881249391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167384963788685" calcext:value-type="float">
            <text:p>0.0016738496378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78180635760877" calcext:value-type="float">
            <text:p>0.0017818063576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958752436977925" calcext:value-type="float">
            <text:p>0.000958752436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970685280876151" calcext:value-type="float">
            <text:p>0.0009706852808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1487458112224" calcext:value-type="float">
            <text:p>0.001487458112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66009511469709" calcext:value-type="float">
            <text:p>0.001660095114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178180635760877" calcext:value-type="float">
            <text:p>0.0017818063576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948853815179651" calcext:value-type="float">
            <text:p>0.00094885381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970685280876151" calcext:value-type="float">
            <text:p>0.0009706852808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142091817752213" calcext:value-type="float">
            <text:p>0.0014209181775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166009511469709" calcext:value-type="float">
            <text:p>0.0016600951146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152508394331219" calcext:value-type="float">
            <text:p>0.00152508394331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948853815179651" calcext:value-type="float">
            <text:p>0.00094885381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970673382729461" calcext:value-type="float">
            <text:p>0.0009706733827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138277101982926" calcext:value-type="float">
            <text:p>0.0013827710198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66009511469709" calcext:value-type="float">
            <text:p>0.001660095114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152508394331219" calcext:value-type="float">
            <text:p>0.00152508394331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948853815179651" calcext:value-type="float">
            <text:p>0.00094885381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970367946999497" calcext:value-type="float">
            <text:p>0.0009703679469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0135763638739438" calcext:value-type="float">
            <text:p>0.001357636387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166009511469709" calcext:value-type="float">
            <text:p>0.001660095114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946514867402655" calcext:value-type="float">
            <text:p>0.0009465148674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970318541156106" calcext:value-type="float">
            <text:p>0.000970318541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0972595246990596" calcext:value-type="float">
            <text:p>0.0009725952469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946514867402655" calcext:value-type="float">
            <text:p>0.0009465148674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969912443464246" calcext:value-type="float">
            <text:p>0.0009699124434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94680434458312" calcext:value-type="float">
            <text:p>0.000946804344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969829263091664" calcext:value-type="float">
            <text:p>0.0009698292630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94680434458312" calcext:value-type="float">
            <text:p>0.000946804344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969613010300589" calcext:value-type="float">
            <text:p>0.000969613010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916125157475412" calcext:value-type="float">
            <text:p>0.000916125157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966129275640753" calcext:value-type="float">
            <text:p>0.0009661292756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916125157475412" calcext:value-type="float">
            <text:p>0.000916125157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95888518463404" calcext:value-type="float">
            <text:p>0.000958885184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908395029764154" calcext:value-type="float">
            <text:p>0.0009083950297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95888518463404" calcext:value-type="float">
            <text:p>0.000958885184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921946998240769" calcext:value-type="float">
            <text:p>0.000921946998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0908679153292046" calcext:value-type="float">
            <text:p>0.0009086791532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00908679153292046" calcext:value-type="float">
            <text:p>0.0009086791532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0790040556395262" calcext:value-type="float">
            <text:p>0.000790040556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92704786767565" calcext:value-type="float">
            <text:p>0.0009270478676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0776636430483569" calcext:value-type="float">
            <text:p>0.0007766364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906429587017202" calcext:value-type="float">
            <text:p>0.000906429587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00575734855778604" calcext:value-type="float">
            <text:p>0.0005757348557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865054862153072" calcext:value-type="float">
            <text:p>0.000865054862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052762087649163" calcext:value-type="float">
            <text:p>0.000527620876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0830956943497695" calcext:value-type="float">
            <text:p>0.0008309569434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0051038802580471" calcext:value-type="float">
            <text:p>0.0005103880258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0786508603340467" calcext:value-type="float">
            <text:p>0.000786508603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00439687972210449" calcext:value-type="float">
            <text:p>0.000439687972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892886755381984" calcext:value-type="float">
            <text:p>0.000892886755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0786508509136458" calcext:value-type="float">
            <text:p>0.0007865085091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033941785354744" calcext:value-type="float">
            <text:p>0.0003394178535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892886755381984" calcext:value-type="float">
            <text:p>0.000892886755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0637682646150545" calcext:value-type="float">
            <text:p>0.0006376826461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024403809837707" calcext:value-type="float">
            <text:p>0.00024403809837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892886755381984" calcext:value-type="float">
            <text:p>0.000892886755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0960670332590839" calcext:value-type="float">
            <text:p>0.0009606703325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056034492583494" calcext:value-type="float">
            <text:p>0.0005603449258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0146561153756782" calcext:value-type="float">
            <text:p>0.0001465611537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892145671548899" calcext:value-type="float">
            <text:p>0.0008921456715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960670332590839" calcext:value-type="float">
            <text:p>0.0009606703325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0515978652734385" calcext:value-type="float">
            <text:p>0.0005159786527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0146561153756782" calcext:value-type="float">
            <text:p>0.0001465611537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0888467827012641" calcext:value-type="float">
            <text:p>0.000888467827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960670332590839" calcext:value-type="float">
            <text:p>0.0009606703325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032003788387883" calcext:value-type="float">
            <text:p>0.0003200378838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0117249168434554" calcext:value-type="float">
            <text:p>0.000117249168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887378363980162" calcext:value-type="float">
            <text:p>0.00088737836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960670332590839" calcext:value-type="float">
            <text:p>0.0009606703325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0316832875159704" calcext:value-type="float">
            <text:p>0.000316832875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0117248950058322" calcext:value-type="float">
            <text:p>0.0001172489500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0866589917140917" calcext:value-type="float">
            <text:p>0.000866589917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0956816157305663" calcext:value-type="float">
            <text:p>0.00095681615730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0304115760862628" calcext:value-type="float">
            <text:p>0.000304115760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0117248949953999" calcext:value-type="float">
            <text:p>0.0001172489499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866184943260757" calcext:value-type="float">
            <text:p>0.0008661849432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0956816157305663" calcext:value-type="float">
            <text:p>0.00095681615730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0304115760862628" calcext:value-type="float">
            <text:p>0.000304115760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0117248923385702" calcext:value-type="float">
            <text:p>0.00011724892338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853488725874901" calcext:value-type="float">
            <text:p>0.000853488725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918570191903816" calcext:value-type="float">
            <text:p>0.00091857019190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0265358811262443" calcext:value-type="float">
            <text:p>0.0002653588112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table:style-name="ce137" office:value-type="float" office:value="0.0000752721415609896" calcext:value-type="float">
            <text:p>7.53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0820674890196511" calcext:value-type="float">
            <text:p>0.0008206748901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890903178804387" calcext:value-type="float">
            <text:p>0.00089090317880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218741359295889" calcext:value-type="float">
            <text:p>0.000218741359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table:style-name="ce137" office:value-type="float" office:value="0.0000586994637542586" calcext:value-type="float">
            <text:p>5.87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0702766218353793" calcext:value-type="float">
            <text:p>0.0007027662183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021509092781209" calcext:value-type="float">
            <text:p>0.0002150909278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table:style-name="ce137" office:value-type="float" office:value="0.0000586252619897069" calcext:value-type="float">
            <text:p>5.86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0689717853800867" calcext:value-type="float">
            <text:p>0.0006897178538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212561525949063" calcext:value-type="float">
            <text:p>0.0002125615259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table:style-name="ce137" office:value-type="float" office:value="0.0000586244678812577" calcext:value-type="float">
            <text:p>5.86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655550099595135" calcext:value-type="float">
            <text:p>0.0006555500995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0208312290798616" calcext:value-type="float">
            <text:p>0.00020831229079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table:style-name="ce137" office:value-type="float" office:value="0.0000586244616741659" calcext:value-type="float">
            <text:p>5.86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0641323736102106" calcext:value-type="float">
            <text:p>0.0006413237361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0193585096060728" calcext:value-type="float">
            <text:p>0.000193585096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table:style-name="ce137" office:value-type="float" office:value="0.0000395412955094827" calcext:value-type="float">
            <text:p>3.95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0641323736102106" calcext:value-type="float">
            <text:p>0.0006413237361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0184351440304391" calcext:value-type="float">
            <text:p>0.000184351440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table:style-name="ce137" office:value-type="float" office:value="0.000029881149477006" calcext:value-type="float">
            <text:p>2.99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0630906015278233" calcext:value-type="float">
            <text:p>0.0006309060152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0184351440304391" calcext:value-type="float">
            <text:p>0.000184351440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table:style-name="ce137" office:value-type="float" office:value="0.0000293533269539054" calcext:value-type="float">
            <text:p>2.94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0630906015278233" calcext:value-type="float">
            <text:p>0.0006309060152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0163132478104646" calcext:value-type="float">
            <text:p>0.0001631324781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table:style-name="ce137" office:value-type="float" office:value="0.0000293533269539054" calcext:value-type="float">
            <text:p>2.94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0619987226795831" calcext:value-type="float">
            <text:p>0.0006199872267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0705894097209592" calcext:value-type="float">
            <text:p>0.0007058940972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159973405047518" calcext:value-type="float">
            <text:p>0.000159973405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table:style-name="ce137" office:value-type="float" office:value="0.0000293221455086288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0619987226795831" calcext:value-type="float">
            <text:p>0.0006199872267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0159509062121648" calcext:value-type="float">
            <text:p>0.000159509062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table:style-name="ce137" office:value-type="float" office:value="0.0000293211020654871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618028582202011" calcext:value-type="float">
            <text:p>0.0006180285822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014547576360074" calcext:value-type="float">
            <text:p>0.0001454757636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table:style-name="ce137" office:value-type="float" office:value="0.0000293211020654871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0606836822847724" calcext:value-type="float">
            <text:p>0.0006068368228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0135900409794297" calcext:value-type="float">
            <text:p>0.0001359004097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table:style-name="ce137" office:value-type="float" office:value="0.0000293158437703479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0595346915457666" calcext:value-type="float">
            <text:p>0.0005953469154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0133187889605148" calcext:value-type="float">
            <text:p>0.0001331878896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table:style-name="ce137" office:value-type="float" office:value="0.0000293158437703479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0566118904334555" calcext:value-type="float">
            <text:p>0.000566118904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0133187889605148" calcext:value-type="float">
            <text:p>0.0001331878896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table:style-name="ce137" office:value-type="float" office:value="0.0000293132944492663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0541967375214901" calcext:value-type="float">
            <text:p>0.0005419673752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0129697350477522" calcext:value-type="float">
            <text:p>0.0001296973504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table:style-name="ce137" office:value-type="float" office:value="0.0000293123159124819" calcext:value-type="float">
            <text:p>2.93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0541967375214901" calcext:value-type="float">
            <text:p>0.0005419673752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0129697350477522" calcext:value-type="float">
            <text:p>0.0001296973504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table:style-name="ce137" office:value-type="float" office:value="0.000029312313242588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0530732441292555" calcext:value-type="float">
            <text:p>0.00053073244129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5" calcext:value-type="float">
            <text:p>0.00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0117776270391037" calcext:value-type="float">
            <text:p>0.000117776270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table:style-name="ce137" office:value-type="float" office:value="0.000029312313242588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527270468467947" calcext:value-type="float">
            <text:p>0.0005272704684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0382726462922265" calcext:value-type="float">
            <text:p>0.00038272646292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0117776270391037" calcext:value-type="float">
            <text:p>0.000117776270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table:style-name="ce137" office:value-type="float" office:value="0.000029312313242588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0483641927412453" calcext:value-type="float">
            <text:p>0.000483641927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0382726462922265" calcext:value-type="float">
            <text:p>0.00038272646292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0117776270391037" calcext:value-type="float">
            <text:p>0.000117776270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table:style-name="ce137" office:value-type="float" office:value="0.000029312268045101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0483641927412453" calcext:value-type="float">
            <text:p>0.000483641927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0191363231461133" calcext:value-type="float">
            <text:p>0.00019136323146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011232044574536" calcext:value-type="float">
            <text:p>0.0001123204457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table:style-name="ce137" office:value-type="float" office:value="0.000029312268045101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00477274631639826" calcext:value-type="float">
            <text:p>0.00047727463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0191363231461133" calcext:value-type="float">
            <text:p>0.00019136323146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011232044574536" calcext:value-type="float">
            <text:p>0.0001123204457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table:style-name="ce137" office:value-type="float" office:value="0.0000293122360146788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0398339402001847" calcext:value-type="float">
            <text:p>0.000398339402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table:style-name="ce137" office:value-type="float" office:value="0.0000893617405453004" calcext:value-type="float">
            <text:p>8.94E-0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0106108985306083" calcext:value-type="float">
            <text:p>0.0001061089853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table:style-name="ce137" office:value-type="float" office:value="0.0000293122360146788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0361392330758114" calcext:value-type="float">
            <text:p>0.0003613923307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table:style-name="ce137" office:value-type="float" office:value="0.0000446808702726502" calcext:value-type="float">
            <text:p>4.47E-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table:style-name="ce137" office:value-type="float" office:value="0.0000929536811001062" calcext:value-type="float">
            <text:p>9.3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table:style-name="ce137" office:value-type="float" office:value="0.000029312231349261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0361392330758114" calcext:value-type="float">
            <text:p>0.0003613923307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table:style-name="ce137" office:value-type="float" office:value="0.0000446808702726502" calcext:value-type="float">
            <text:p>4.47E-0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table:style-name="ce137" office:value-type="float" office:value="0.0000813913153620139" calcext:value-type="float">
            <text:p>8.14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table:style-name="ce137" office:value-type="float" office:value="0.0000293122307513745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0361392330758114" calcext:value-type="float">
            <text:p>0.0003613923307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table:style-name="ce137" office:value-type="float" office:value="0.0000446808702726502" calcext:value-type="float">
            <text:p>4.47E-0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table:style-name="ce137" office:value-type="float" office:value="0.0000488579621726524" calcext:value-type="float">
            <text:p>4.89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table:style-name="ce137" office:value-type="float" office:value="0.000029312230751356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00200252263996258" calcext:value-type="float">
            <text:p>0.0002002522639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table:style-name="ce137" office:value-type="float" office:value="0.0000441183810755995" calcext:value-type="float">
            <text:p>4.41E-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BT.X4:BT.Z193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CG.T4:CG.V4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4" table:target-range-address="UA.X5:UA.Z18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13:33:24.124763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1:14:36.047447079</meta:creation-date>
    <dc:date>2019-04-04T15:29:24.782327201</dc:date>
    <meta:editing-duration>P8DT22H45M44S</meta:editing-duration>
    <meta:editing-cycles>338</meta:editing-cycles>
    <meta:generator>LibreOffice/6.1.4.2$Linux_X86_64 LibreOffice_project/10$Build-2</meta:generator>
    <meta:document-statistic meta:table-count="15" meta:cell-count="5297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0cm" svg:y="0cm" chart:style-name="ch2">
          <text:p/>
        </chart:subtitle>
        <chart:legend chart:legend-position="end" svg:x="13.518cm" svg:y="3.952cm" style:legend-expansion="high" chart:style-name="ch3"/>
        <chart:plot-area chart:style-name="ch4" table:cell-range-address="'first-K-plot-svc'.H3:'first-K-plot-svc'.O3 'first-K-plot-svc'.H52:'first-K-plot-svc'.O53" svg:x="0.32cm" svg:y="0.18cm" svg:width="12.878cm" svg:height="8.64cm">
          <chartooo:coordinate-region svg:x="1.788cm" svg:y="0.379cm" svg:width="11.038cm" svg:height="7.79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-K-plot-svc'.H52:'first-K-plot-svc'.O52" chart:class="chart:scatter">
            <chart:domain table:cell-range-address="'first-K-plot-svc'.H3:'first-K-plot-svc'.O3"/>
            <chart:data-point chart:repeated="8"/>
          </chart:series>
          <chart:series chart:style-name="ch9" chart:values-cell-range-address="'first-K-plot-svc'.H53:'first-K-plot-svc'.O53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178.752">
                <text:p>178.752</text:p>
                <draw:g>
                  <svg:desc>'first-K-plot-svc'.H52:'first-K-plot-svc'.O52</svg:desc>
                </draw:g>
              </table:table-cell>
              <table:table-cell office:value-type="float" office:value="170.043">
                <text:p>170.043</text:p>
              </table:table-cell>
              <table:table-cell office:value-type="float" office:value="434.588">
                <text:p>434.588</text:p>
              </table:table-cell>
              <table:table-cell office:value-type="float" office:value="174.438">
                <text:p>174.438</text:p>
              </table:table-cell>
              <table:table-cell office:value-type="float" office:value="174.438">
                <text:p>174.438</text:p>
              </table:table-cell>
              <table:table-cell office:value-type="float" office:value="174.438">
                <text:p>174.438</text:p>
              </table:table-cell>
              <table:table-cell office:value-type="float" office:value="84.346">
                <text:p>84.346</text:p>
              </table:table-cell>
              <table:table-cell office:value-type="float" office:value="79.498">
                <text:p>79.498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983.381">
                <text:p>983.381</text:p>
                <draw:g>
                  <svg:desc>'first-K-plot-svc'.H53:'first-K-plot-svc'.O53</svg:desc>
                </draw:g>
              </table:table-cell>
              <table:table-cell office:value-type="float" office:value="197.945">
                <text:p>197.945</text:p>
              </table:table-cell>
              <table:table-cell office:value-type="float" office:value="197.787">
                <text:p>197.787</text:p>
              </table:table-cell>
              <table:table-cell office:value-type="float" office:value="193.046">
                <text:p>193.046</text:p>
              </table:table-cell>
              <table:table-cell office:value-type="float" office:value="180.188">
                <text:p>180.188</text:p>
              </table:table-cell>
              <table:table-cell office:value-type="float" office:value="179.909">
                <text:p>179.909</text:p>
              </table:table-cell>
              <table:table-cell office:value-type="float" office:value="184.121">
                <text:p>184.121</text:p>
              </table:table-cell>
              <table:table-cell office:value-type="float" office:value="82.81">
                <text:p>82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8cm" svg:y="3.952cm" style:legend-expansion="high" chart:style-name="ch2"/>
        <chart:plot-area chart:style-name="ch3" table:cell-range-address="'first-K-plot-svc'.G3:'first-K-plot-svc'.O3 'first-K-plot-mlp'.A1:'first-K-plot-mlp'.A1 'first-K-plot-svc'.G24:'first-K-plot-svc'.O25" chart:data-source-has-labels="both" svg:x="0.32cm" svg:y="0.18cm" svg:width="12.878cm" svg:height="8.64cm">
          <chartooo:coordinate-region svg:x="0.941cm" svg:y="0.379cm" svg:width="12.07cm" svg:height="7.794cm"/>
          <chart:axis chart:dimension="x" chart:name="primary-x" chart:style-name="ch4" chartooo:axis-type="auto">
            <chart:categories table:cell-range-address="'first-K-plot-svc'.G3:'first-K-plot-svc'.O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rst-K-plot-svc'.G24:'first-K-plot-svc'.O24" chart:label-cell-address="'first-K-plot-mlp'.A1:'first-K-plot-mlp'.A1" chart:class="chart:scatter">
            <chart:domain table:cell-range-address="'first-K-plot-svc'.G3:'first-K-plot-svc'.O3"/>
            <chart:data-point chart:repeated="9"/>
          </chart:series>
          <chart:series chart:style-name="ch8" chart:values-cell-range-address="'first-K-plot-svc'.G25:'first-K-plot-svc'.O25" chart:label-cell-address="'first-K-plot-mlp'.A1:'first-K-plot-mlp'.A1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36.849">
                <text:p>36.849</text:p>
                <draw:g>
                  <svg:desc>'first-K-plot-svc'.G24:'first-K-plot-svc'.O24</svg:desc>
                </draw:g>
              </table:table-cell>
              <table:table-cell office:value-type="float" office:value="37.646">
                <text:p>37.646</text:p>
              </table:table-cell>
              <table:table-cell office:value-type="float" office:value="36.967">
                <text:p>36.967</text:p>
              </table:table-cell>
              <table:table-cell office:value-type="float" office:value="36.901266667">
                <text:p>36.901266667</text:p>
              </table:table-cell>
              <table:table-cell office:value-type="float" office:value="36.866">
                <text:p>36.866</text:p>
              </table:table-cell>
              <table:table-cell office:value-type="float" office:value="15.716">
                <text:p>15.716</text:p>
              </table:table-cell>
              <table:table-cell office:value-type="float" office:value="14.156">
                <text:p>14.156</text:p>
              </table:table-cell>
              <table:table-cell office:value-type="float" office:value="12.656">
                <text:p>12.656</text:p>
              </table:table-cell>
              <table:table-cell office:value-type="float" office:value="13.679">
                <text:p>13.679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36.904">
                <text:p>36.904</text:p>
                <draw:g>
                  <svg:desc>'first-K-plot-svc'.G25:'first-K-plot-svc'.O25</svg:desc>
                </draw:g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28.214">
                <text:p>28.214</text:p>
              </table:table-cell>
              <table:table-cell office:value-type="float" office:value="21.403">
                <text:p>21.403</text:p>
              </table:table-cell>
              <table:table-cell office:value-type="float" office:value="14.59">
                <text:p>14.59</text:p>
              </table:table-cell>
              <table:table-cell office:value-type="float" office:value="14.383">
                <text:p>14.383</text:p>
              </table:table-cell>
              <table:table-cell office:value-type="float" office:value="12.865">
                <text:p>12.865</text:p>
              </table:table-cell>
              <table:table-cell office:value-type="float" office:value="12.865">
                <text:p>12.865</text:p>
              </table:table-cell>
              <table:table-cell office:value-type="float" office:value="12.265">
                <text:p>12.2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scatter" chart:row-mapping="0 1" chart:style-name="ch1">
        <chart:subtitle svg:x="0cm" svg:y="0cm" chart:style-name="ch2">
          <text:p/>
        </chart:subtitle>
        <chart:legend chart:legend-position="end" svg:x="13.516cm" svg:y="3.947cm" style:legend-expansion="high" chart:style-name="ch3"/>
        <chart:plot-area chart:style-name="ch4" table:cell-range-address="'first-K-plot-svc'.H3:'first-K-plot-svc'.O3 'first-K-plot-svc'.H40:'first-K-plot-svc'.O41" chart:data-source-has-labels="row" svg:x="0.319cm" svg:y="0.179cm" svg:width="12.878cm" svg:height="8.633cm">
          <chartooo:coordinate-region svg:x="1.417cm" svg:y="0.378cm" svg:width="11.594cm" svg:height="7.787cm"/>
          <chart:axis chart:dimension="x" chart:name="primary-x" chart:style-name="ch5" chartooo:axis-type="auto">
            <chart:categories table:cell-range-address="'first-K-plot-svc'.H3:'first-K-plot-svc'.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rst-K-plot-svc'.H40:'first-K-plot-svc'.O40" chart:class="chart:scatter">
            <chart:domain table:cell-range-address="'first-K-plot-svc'.H3:'first-K-plot-svc'.O3"/>
            <chart:data-point chart:repeated="8"/>
          </chart:series>
          <chart:series chart:style-name="ch9" chart:values-cell-range-address="'first-K-plot-svc'.H41:'first-K-plot-svc'.O41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4.649">
                <text:p>4.649</text:p>
                <draw:g>
                  <svg:desc>'first-K-plot-svc'.H40:'first-K-plot-svc'.O40</svg:desc>
                </draw:g>
              </table:table-cell>
              <table:table-cell office:value-type="float" office:value="4.803">
                <text:p>4.803</text:p>
              </table:table-cell>
              <table:table-cell office:value-type="float" office:value="4.483">
                <text:p>4.483</text:p>
              </table:table-cell>
              <table:table-cell office:value-type="float" office:value="4.558">
                <text:p>4.558</text:p>
              </table:table-cell>
              <table:table-cell office:value-type="float" office:value="4.505">
                <text:p>4.505</text:p>
              </table:table-cell>
              <table:table-cell office:value-type="float" office:value="4.573">
                <text:p>4.573</text:p>
              </table:table-cell>
              <table:table-cell office:value-type="float" office:value="4.512">
                <text:p>4.512</text:p>
              </table:table-cell>
              <table:table-cell office:value-type="float" office:value="4.459">
                <text:p>4.459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4.551">
                <text:p>4.551</text:p>
                <draw:g>
                  <svg:desc>'first-K-plot-svc'.H41:'first-K-plot-svc'.O41</svg:desc>
                </draw:g>
              </table:table-cell>
              <table:table-cell office:value-type="float" office:value="4.206">
                <text:p>4.206</text:p>
              </table:table-cell>
              <table:table-cell office:value-type="float" office:value="3.984">
                <text:p>3.984</text:p>
              </table:table-cell>
              <table:table-cell office:value-type="float" office:value="4.146">
                <text:p>4.146</text:p>
              </table:table-cell>
              <table:table-cell office:value-type="float" office:value="3.864">
                <text:p>3.864</text:p>
              </table:table-cell>
              <table:table-cell office:value-type="float" office:value="3.765">
                <text:p>3.765</text:p>
              </table:table-cell>
              <table:table-cell office:value-type="float" office:value="3.704">
                <text:p>3.704</text:p>
              </table:table-cell>
              <table:table-cell office:value-type="float" office:value="3.895">
                <text:p>3.8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line" chart:style-name="ch1">
        <chart:subtitle svg:x="0cm" svg:y="0cm" chart:style-name="ch2">
          <text:p/>
        </chart:subtitle>
        <chart:legend chart:legend-position="end" svg:x="13.516cm" svg:y="3.947cm" style:legend-expansion="high" chart:style-name="ch3"/>
        <chart:plot-area chart:style-name="ch4" table:cell-range-address="'first-K-plot-svc'.H3:'first-K-plot-svc'.O3 'first-K-plot-svc'.H46:'first-K-plot-svc'.O47" chart:data-source-has-labels="row" svg:x="0.319cm" svg:y="0.179cm" svg:width="12.878cm" svg:height="8.633cm">
          <chartooo:coordinate-region svg:x="1.602cm" svg:y="0.379cm" svg:width="11.408cm" svg:height="7.786cm"/>
          <chart:axis chart:dimension="x" chart:name="primary-x" chart:style-name="ch5" chartooo:axis-type="auto">
            <chartooo:date-scale/>
            <chart:categories table:cell-range-address="'first-K-plot-svc'.H3:'first-K-plot-svc'.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rst-K-plot-svc'.H46:'first-K-plot-svc'.O46" chart:class="chart:line">
            <chart:data-point chart:repeated="8"/>
          </chart:series>
          <chart:series chart:style-name="ch9" chart:values-cell-range-address="'first-K-plot-svc'.H47:'first-K-plot-svc'.O47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73.672">
                <text:p>73.672</text:p>
                <draw:g>
                  <svg:desc>'first-K-plot-svc'.H46:'first-K-plot-svc'.O46</svg:desc>
                </draw:g>
              </table:table-cell>
              <table:table-cell office:value-type="float" office:value="69.632">
                <text:p>69.632</text:p>
              </table:table-cell>
              <table:table-cell office:value-type="float" office:value="54.069">
                <text:p>54.069</text:p>
              </table:table-cell>
              <table:table-cell office:value-type="float" office:value="54.069">
                <text:p>54.069</text:p>
              </table:table-cell>
              <table:table-cell office:value-type="float" office:value="55.701">
                <text:p>55.701</text:p>
              </table:table-cell>
              <table:table-cell office:value-type="float" office:value="55.489">
                <text:p>55.489</text:p>
              </table:table-cell>
              <table:table-cell office:value-type="float" office:value="56.187">
                <text:p>56.187</text:p>
              </table:table-cell>
              <table:table-cell office:value-type="float" office:value="55.701">
                <text:p>55.701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73.672">
                <text:p>73.672</text:p>
                <draw:g>
                  <svg:desc>'first-K-plot-svc'.H47:'first-K-plot-svc'.O47</svg:desc>
                </draw:g>
              </table:table-cell>
              <table:table-cell office:value-type="float" office:value="69.632">
                <text:p>69.632</text:p>
              </table:table-cell>
              <table:table-cell office:value-type="float" office:value="54.069">
                <text:p>54.069</text:p>
              </table:table-cell>
              <table:table-cell office:value-type="float" office:value="56.107">
                <text:p>56.107</text:p>
              </table:table-cell>
              <table:table-cell office:value-type="float" office:value="57.728">
                <text:p>57.728</text:p>
              </table:table-cell>
              <table:table-cell office:value-type="float" office:value="57.728">
                <text:p>57.728</text:p>
              </table:table-cell>
              <table:table-cell office:value-type="float" office:value="57.86">
                <text:p>57.86</text:p>
              </table:table-cell>
              <table:table-cell office:value-type="float" office:value="57.86">
                <text:p>57.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scatter" chart:style-name="ch1">
        <chart:legend chart:legend-position="end" svg:x="13.701cm" svg:y="3.947cm" style:legend-expansion="high" chart:style-name="ch2"/>
        <chart:plot-area chart:style-name="ch3" table:cell-range-address="'first-K-plot-svc'.H3:'first-K-plot-svc'.I5 'first-K-plot-svc'.K3:'first-K-plot-svc'.K5 'first-K-plot-svc'.M3:'first-K-plot-svc'.M5 'first-K-plot-svc'.O3:'first-K-plot-svc'.O5" chart:data-source-has-labels="row" svg:x="0.319cm" svg:y="0.179cm" svg:width="13.063cm" svg:height="8.633cm">
          <chartooo:coordinate-region svg:x="1.602cm" svg:y="0.379cm" svg:width="11.409cm" svg:height="7.786cm"/>
          <chart:axis chart:dimension="x" chart:name="primary-x" chart:style-name="ch4" chartooo:axis-type="auto">
            <chart:categories table:cell-range-address="'first-K-plot-svc'.H3:'first-K-plot-svc'.I3 'first-K-plot-svc'.K3:'first-K-plot-svc'.K3 'first-K-plot-svc'.M3:'first-K-plot-svc'.M3 'first-K-plot-svc'.O3:'first-K-plot-svc'.O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rst-K-plot-svc'.H4:'first-K-plot-svc'.I4 'first-K-plot-svc'.K4:'first-K-plot-svc'.K4 'first-K-plot-svc'.M4:'first-K-plot-svc'.M4 'first-K-plot-svc'.O4:'first-K-plot-svc'.O4" chart:class="chart:scatter">
            <chart:domain table:cell-range-address="'first-K-plot-svc'.H3:'first-K-plot-svc'.I3 'first-K-plot-svc'.K3:'first-K-plot-svc'.K3 'first-K-plot-svc'.M3:'first-K-plot-svc'.M3 'first-K-plot-svc'.O3:'first-K-plot-svc'.O3"/>
            <chart:data-point chart:repeated="5"/>
          </chart:series>
          <chart:series chart:style-name="ch8" chart:values-cell-range-address="'first-K-plot-svc'.H5:'first-K-plot-svc'.I5 'first-K-plot-svc'.K5:'first-K-plot-svc'.K5 'first-K-plot-svc'.M5:'first-K-plot-svc'.M5 'first-K-plot-svc'.O5:'first-K-plot-svc'.O5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I3 'first-K-plot-svc'.K3:'first-K-plot-svc'.K3 'first-K-plot-svc'.M3:'first-K-plot-svc'.M3 'first-K-plot-svc'.O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 Row 3 Row 3 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irst-K-plot-svc'.H3:'first-K-plot-svc'.I3 'first-K-plot-svc'.K3:'first-K-plot-svc'.K3 'first-K-plot-svc'.M3:'first-K-plot-svc'.M3 'first-K-plot-svc'.O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4 Row 4 Row 4 Row 4</text:p>
                <draw:g>
                  <svg:desc/>
                </draw:g>
              </table:table-cell>
              <table:table-cell office:value-type="float" office:value="121.272">
                <text:p>121.272</text:p>
                <draw:g>
                  <svg:desc>'first-K-plot-svc'.H4:'first-K-plot-svc'.I4 'first-K-plot-svc'.K4:'first-K-plot-svc'.K4 'first-K-plot-svc'.M4:'first-K-plot-svc'.M4 'first-K-plot-svc'.O4:'first-K-plot-svc'.O4</svg:desc>
                </draw:g>
              </table:table-cell>
              <table:table-cell office:value-type="float" office:value="121.128">
                <text:p>121.128</text:p>
              </table:table-cell>
              <table:table-cell office:value-type="float" office:value="51.844">
                <text:p>51.844</text:p>
              </table:table-cell>
              <table:table-cell office:value-type="float" office:value="52.161">
                <text:p>52.161</text:p>
              </table:table-cell>
              <table:table-cell office:value-type="float" office:value="54.958">
                <text:p>54.958</text:p>
              </table:table-cell>
            </table:table-row>
            <table:table-row>
              <table:table-cell office:value-type="string">
                <text:p>Row 5 Row 5 Row 5 Row 5</text:p>
                <draw:g>
                  <svg:desc/>
                </draw:g>
              </table:table-cell>
              <table:table-cell office:value-type="float" office:value="167.689">
                <text:p>167.689</text:p>
                <draw:g>
                  <svg:desc>'first-K-plot-svc'.H5:'first-K-plot-svc'.I5 'first-K-plot-svc'.K5:'first-K-plot-svc'.K5 'first-K-plot-svc'.M5:'first-K-plot-svc'.M5 'first-K-plot-svc'.O5:'first-K-plot-svc'.O5</svg:desc>
                </draw:g>
              </table:table-cell>
              <table:table-cell office:value-type="float" office:value="169.108">
                <text:p>169.108</text:p>
              </table:table-cell>
              <table:table-cell office:value-type="float" office:value="121.458">
                <text:p>121.458</text:p>
              </table:table-cell>
              <table:table-cell office:value-type="float" office:value="52.102">
                <text:p>52.102</text:p>
              </table:table-cell>
              <table:table-cell office:value-type="float" office:value="52.161">
                <text:p>52.1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line" chart:style-name="ch1">
        <chart:legend chart:legend-position="end" svg:x="13.516cm" svg:y="3.948cm" style:legend-expansion="high" chart:style-name="ch2"/>
        <chart:plot-area chart:style-name="ch3" table:cell-range-address="'first-K-plot-svc'.H3:'first-K-plot-svc'.O3 'first-K-plot-svc'.A1:'first-K-plot-svc'.A1 'first-K-plot-svc'.H35:'first-K-plot-svc'.O36" chart:data-source-has-labels="both" svg:x="0.319cm" svg:y="0.179cm" svg:width="12.878cm" svg:height="8.634cm">
          <chartooo:coordinate-region svg:x="1.787cm" svg:y="0.379cm" svg:width="11.223cm" svg:height="7.787cm"/>
          <chart:axis chart:dimension="x" chart:name="primary-x" chart:style-name="ch4" chartooo:axis-type="auto">
            <chartooo:date-scale/>
            <chart:categories table:cell-range-address="'first-K-plot-svc'.H3:'first-K-plot-svc'.O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rst-K-plot-svc'.H35:'first-K-plot-svc'.O35" chart:label-cell-address="'first-K-plot-svc'.A1:'first-K-plot-svc'.A1" chart:class="chart:line">
            <chart:data-point chart:repeated="8"/>
          </chart:series>
          <chart:series chart:style-name="ch8" chart:values-cell-range-address="'first-K-plot-svc'.H36:'first-K-plot-svc'.O36" chart:label-cell-address="'first-K-plot-svc'.A1:'first-K-plot-svc'.A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first-K-plot-svc'.A1:'first-K-plot-svc'.A1</svg:desc>
                </draw:g>
              </table:table-cell>
              <table:table-cell office:value-type="float" office:value="111.376">
                <text:p>111.376</text:p>
                <draw:g>
                  <svg:desc>'first-K-plot-svc'.H35:'first-K-plot-svc'.O35</svg:desc>
                </draw:g>
              </table:table-cell>
              <table:table-cell office:value-type="float" office:value="110.093">
                <text:p>110.093</text:p>
              </table:table-cell>
              <table:table-cell office:value-type="float" office:value="106.043">
                <text:p>106.043</text:p>
              </table:table-cell>
              <table:table-cell office:value-type="float" office:value="186.423">
                <text:p>186.423</text:p>
              </table:table-cell>
              <table:table-cell office:value-type="float" office:value="278.009">
                <text:p>278.009</text:p>
              </table:table-cell>
              <table:table-cell office:value-type="float" office:value="269.858">
                <text:p>269.858</text:p>
              </table:table-cell>
              <table:table-cell office:value-type="float" office:value="270.339">
                <text:p>270.339</text:p>
              </table:table-cell>
              <table:table-cell office:value-type="float" office:value="270.367">
                <text:p>270.367</text:p>
              </table:table-cell>
            </table:table-row>
            <table:table-row>
              <table:table-cell office:value-type="string">
                <text:p/>
                <draw:g>
                  <svg:desc>'first-K-plot-svc'.A1:'first-K-plot-svc'.A1</svg:desc>
                </draw:g>
              </table:table-cell>
              <table:table-cell office:value-type="float" office:value="110.421">
                <text:p>110.421</text:p>
                <draw:g>
                  <svg:desc>'first-K-plot-svc'.H36:'first-K-plot-svc'.O36</svg:desc>
                </draw:g>
              </table:table-cell>
              <table:table-cell office:value-type="float" office:value="115.786">
                <text:p>115.786</text:p>
              </table:table-cell>
              <table:table-cell office:value-type="float" office:value="110.183">
                <text:p>110.183</text:p>
              </table:table-cell>
              <table:table-cell office:value-type="float" office:value="102.326">
                <text:p>102.326</text:p>
              </table:table-cell>
              <table:table-cell office:value-type="float" office:value="182.193">
                <text:p>182.193</text:p>
              </table:table-cell>
              <table:table-cell office:value-type="float" office:value="185.968">
                <text:p>185.968</text:p>
              </table:table-cell>
              <table:table-cell office:value-type="float" office:value="186.452">
                <text:p>186.452</text:p>
              </table:table-cell>
              <table:table-cell office:value-type="float" office:value="181.795">
                <text:p>181.7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8.991cm" xlink:href=".." xlink:type="simple" chart:class="chart:scatter" chart:style-name="ch1">
        <chart:title svg:x="7.586cm" svg:y="0.315cm" chart:style-name="ch2">
          <text:p>CG</text:p>
        </chart:title>
        <chart:legend chart:legend-position="end" svg:x="13.519cm" svg:y="3.947cm" style:legend-expansion="high" chart:style-name="ch3"/>
        <chart:plot-area chart:style-name="ch4" table:cell-range-address="'first-K-plot-svc'.G3:'first-K-plot-svc'.O3 'first-K-plot-mlp'.A1:'first-K-plot-mlp'.A1 'first-K-plot-svc'.G9:'first-K-plot-svc'.O10" chart:data-source-has-labels="both" svg:x="1.331cm" svg:y="1.273cm" svg:width="11.868cm" svg:height="6.558cm">
          <chartooo:coordinate-region svg:x="1.952cm" svg:y="1.473cm" svg:width="11.06cm" svg:height="5.711cm"/>
          <chart:axis chart:dimension="x" chart:name="primary-x" chart:style-name="ch5" chartooo:axis-type="auto">
            <chart:title svg:x="6.414cm" svg:y="8.01cm" chart:style-name="ch6">
              <text:p>loops  num</text:p>
            </chart:title>
            <chart:categories table:cell-range-address="'first-K-plot-svc'.G3:'first-K-plot-svc'.O3"/>
          </chart:axis>
          <chart:axis chart:dimension="y" chart:name="primary-y" chart:style-name="ch7">
            <chart:title svg:x="0.451cm" svg:y="5.482cm" chart:style-name="ch8">
              <text:p>runtime, sec</text:p>
            </chart:title>
            <chart:grid chart:style-name="ch9" chart:class="major"/>
          </chart:axis>
          <chart:series chart:style-name="ch10" chart:values-cell-range-address="'first-K-plot-svc'.G9:'first-K-plot-svc'.O9" chart:label-cell-address="'first-K-plot-mlp'.A1:'first-K-plot-mlp'.A1" chart:class="chart:scatter">
            <chart:domain table:cell-range-address="'first-K-plot-svc'.G3:'first-K-plot-svc'.O3"/>
            <chart:data-point chart:repeated="9"/>
          </chart:series>
          <chart:series chart:style-name="ch11" chart:values-cell-range-address="'first-K-plot-svc'.G10:'first-K-plot-svc'.O10" chart:label-cell-address="'first-K-plot-mlp'.A1:'first-K-plot-mlp'.A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67.377">
                <text:p>67.377</text:p>
                <draw:g>
                  <svg:desc>'first-K-plot-svc'.G9:'first-K-plot-svc'.O9</svg:desc>
                </draw:g>
              </table:table-cell>
              <table:table-cell office:value-type="float" office:value="70.014">
                <text:p>70.014</text:p>
              </table:table-cell>
              <table:table-cell office:value-type="float" office:value="69.691">
                <text:p>69.691</text:p>
              </table:table-cell>
              <table:table-cell office:value-type="float" office:value="26.255">
                <text:p>26.255</text:p>
              </table:table-cell>
              <table:table-cell office:value-type="float" office:value="24.449">
                <text:p>24.449</text:p>
              </table:table-cell>
              <table:table-cell office:value-type="float" office:value="24.905">
                <text:p>24.905</text:p>
              </table:table-cell>
              <table:table-cell office:value-type="float" office:value="23.912">
                <text:p>23.912</text:p>
              </table:table-cell>
              <table:table-cell office:value-type="float" office:value="24.914">
                <text:p>24.914</text:p>
              </table:table-cell>
              <table:table-cell office:value-type="float" office:value="23.257">
                <text:p>23.257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69.842">
                <text:p>69.842</text:p>
                <draw:g>
                  <svg:desc>'first-K-plot-svc'.G10:'first-K-plot-svc'.O10</svg:desc>
                </draw:g>
              </table:table-cell>
              <table:table-cell office:value-type="float" office:value="69.842">
                <text:p>69.842</text:p>
              </table:table-cell>
              <table:table-cell office:value-type="float" office:value="26.255">
                <text:p>26.255</text:p>
              </table:table-cell>
              <table:table-cell office:value-type="float" office:value="24.449">
                <text:p>24.449</text:p>
              </table:table-cell>
              <table:table-cell office:value-type="float" office:value="24.449">
                <text:p>24.449</text:p>
              </table:table-cell>
              <table:table-cell office:value-type="float" office:value="23.452">
                <text:p>23.452</text:p>
              </table:table-cell>
              <table:table-cell office:value-type="float" office:value="22.987">
                <text:p>22.987</text:p>
              </table:table-cell>
              <table:table-cell office:value-type="float" office:value="23.107">
                <text:p>23.107</text:p>
              </table:table-cell>
              <table:table-cell office:value-type="float" office:value="23.334">
                <text:p>23.3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26cm" svg:y="0.316cm" chart:style-name="ch2">
          <text:p>EP</text:p>
        </chart:title>
        <chart:legend chart:legend-position="end" svg:x="13.518cm" svg:y="3.952cm" style:legend-expansion="high" chart:style-name="ch3"/>
        <chart:plot-area chart:style-name="ch4" table:cell-range-address="'first-K-plot-svc'.G3:'first-K-plot-svc'.O3 'first-K-plot-mlp'.A1:'first-K-plot-mlp'.A1 'first-K-plot-svc'.G19:'first-K-plot-svc'.O20" chart:data-source-has-labels="both" svg:x="1.331cm" svg:y="1.275cm" svg:width="11.867cm" svg:height="6.564cm">
          <chartooo:coordinate-region svg:x="1.952cm" svg:y="1.474cm" svg:width="11.059cm" svg:height="5.718cm"/>
          <chart:axis chart:dimension="x" chart:name="primary-x" chart:style-name="ch5" chartooo:axis-type="auto">
            <chart:title svg:x="6.334cm" svg:y="8.019cm" chart:style-name="ch6">
              <text:p>runtime, sec</text:p>
            </chart:title>
            <chart:categories table:cell-range-address="'first-K-plot-svc'.G3:'first-K-plot-svc'.O3"/>
          </chart:axis>
          <chart:axis chart:dimension="y" chart:name="primary-y" chart:style-name="ch7">
            <chart:title svg:x="0.451cm" svg:y="5.368cm" chart:style-name="ch8">
              <text:p>loops num</text:p>
            </chart:title>
            <chart:grid chart:style-name="ch9" chart:class="major"/>
          </chart:axis>
          <chart:series chart:style-name="ch10" chart:values-cell-range-address="'first-K-plot-svc'.G19:'first-K-plot-svc'.O19" chart:label-cell-address="'first-K-plot-mlp'.A1:'first-K-plot-mlp'.A1" chart:class="chart:scatter">
            <chart:domain table:cell-range-address="'first-K-plot-svc'.G3:'first-K-plot-svc'.O3"/>
            <chart:data-point chart:repeated="9"/>
          </chart:series>
          <chart:series chart:style-name="ch11" chart:values-cell-range-address="'first-K-plot-svc'.G20:'first-K-plot-svc'.O20" chart:label-cell-address="'first-K-plot-mlp'.A1:'first-K-plot-mlp'.A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60.821">
                <text:p>60.821</text:p>
                <draw:g>
                  <svg:desc>'first-K-plot-svc'.G19:'first-K-plot-svc'.O19</svg:desc>
                </draw:g>
              </table:table-cell>
              <table:table-cell office:value-type="float" office:value="16.223">
                <text:p>16.223</text:p>
              </table:table-cell>
              <table:table-cell office:value-type="float" office:value="16.118">
                <text:p>16.118</text:p>
              </table:table-cell>
              <table:table-cell office:value-type="float" office:value="16.379">
                <text:p>16.379</text:p>
              </table:table-cell>
              <table:table-cell office:value-type="float" office:value="16.808">
                <text:p>16.808</text:p>
              </table:table-cell>
              <table:table-cell office:value-type="float" office:value="17.035">
                <text:p>17.035</text:p>
              </table:table-cell>
              <table:table-cell office:value-type="float" office:value="16.424">
                <text:p>16.424</text:p>
              </table:table-cell>
              <table:table-cell office:value-type="float" office:value="16.393">
                <text:p>16.393</text:p>
              </table:table-cell>
              <table:table-cell office:value-type="float" office:value="16.281">
                <text:p>16.281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61.294">
                <text:p>61.294</text:p>
                <draw:g>
                  <svg:desc>'first-K-plot-svc'.G20:'first-K-plot-svc'.O20</svg:desc>
                </draw:g>
              </table:table-cell>
              <table:table-cell office:value-type="float" office:value="16.118">
                <text:p>16.118</text:p>
              </table:table-cell>
              <table:table-cell office:value-type="float" office:value="16.323">
                <text:p>16.323</text:p>
              </table:table-cell>
              <table:table-cell office:value-type="float" office:value="16.401">
                <text:p>16.401</text:p>
              </table:table-cell>
              <table:table-cell office:value-type="float" office:value="16.326">
                <text:p>16.326</text:p>
              </table:table-cell>
              <table:table-cell office:value-type="float" office:value="16.277">
                <text:p>16.277</text:p>
              </table:table-cell>
              <table:table-cell office:value-type="float" office:value="16.508">
                <text:p>16.508</text:p>
              </table:table-cell>
              <table:table-cell office:value-type="float" office:value="16.349">
                <text:p>16.349</text:p>
              </table:table-cell>
              <table:table-cell office:value-type="float" office:value="16.391">
                <text:p>16.39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